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MT" svg:font-family="ArialMT" style:font-family-generic="system" svg:panose-1="0 0 0 0 0 0 0 0 0 0"/>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ato" svg:font-family="Lato" style:font-family-generic="swiss" style:font-pitch="variable"/>
    <style:font-face style:name="Georgia" svg:font-family="Georgia" style:font-family-generic="roman" style:font-pitch="variable" svg:panose-1="2 4 5 2 5 4 5 2 3 3"/>
    <style:font-face style:name="Segoe UI Emoji" svg:font-family="Segoe UI Emoj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5208in" text:min-label-width="0.25in" text:list-level-position-and-space-mode="label-alignment">
          <style:list-level-label-alignment text:label-followed-by="listtab" fo:margin-left="0.7708in" fo:text-indent="-0.25in"/>
        </style:list-level-properties>
        <style:text-properties style:font-name="Calibri"/>
      </text:list-level-style-bullet>
      <text:list-level-style-bullet text:level="2" text:style-name="WW_CharLFO3LVL2" text:bullet-char="o">
        <style:list-level-properties text:space-before="1.0208in" text:min-label-width="0.25in" text:list-level-position-and-space-mode="label-alignment">
          <style:list-level-label-alignment text:label-followed-by="listtab" fo:margin-left="1.2708in" fo:text-indent="-0.25in"/>
        </style:list-level-properties>
        <style:text-properties style:font-name="Courier New"/>
      </text:list-level-style-bullet>
      <text:list-level-style-bullet text:level="3" text:style-name="WW_CharLFO3LVL3"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Wingdings"/>
      </text:list-level-style-bullet>
      <text:list-level-style-bullet text:level="4" text:style-name="WW_CharLFO3LVL4" text:bullet-char="">
        <style:list-level-properties text:space-before="2.0208in" text:min-label-width="0.25in" text:list-level-position-and-space-mode="label-alignment">
          <style:list-level-label-alignment text:label-followed-by="listtab" fo:margin-left="2.2708in" fo:text-indent="-0.25in"/>
        </style:list-level-properties>
        <style:text-properties style:font-name="Symbol"/>
      </text:list-level-style-bullet>
      <text:list-level-style-bullet text:level="5" text:style-name="WW_CharLFO3LVL5" text:bullet-char="o">
        <style:list-level-properties text:space-before="2.5208in" text:min-label-width="0.25in" text:list-level-position-and-space-mode="label-alignment">
          <style:list-level-label-alignment text:label-followed-by="listtab" fo:margin-left="2.7708in" fo:text-indent="-0.25in"/>
        </style:list-level-properties>
        <style:text-properties style:font-name="Courier New"/>
      </text:list-level-style-bullet>
      <text:list-level-style-bullet text:level="6" text:style-name="WW_CharLFO3LVL6"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Wingdings"/>
      </text:list-level-style-bullet>
      <text:list-level-style-bullet text:level="7" text:style-name="WW_CharLFO3LVL7" text:bullet-char="">
        <style:list-level-properties text:space-before="3.5208in" text:min-label-width="0.25in" text:list-level-position-and-space-mode="label-alignment">
          <style:list-level-label-alignment text:label-followed-by="listtab" fo:margin-left="3.7708in" fo:text-indent="-0.25in"/>
        </style:list-level-properties>
        <style:text-properties style:font-name="Symbol"/>
      </text:list-level-style-bullet>
      <text:list-level-style-bullet text:level="8" text:style-name="WW_CharLFO3LVL8" text:bullet-char="o">
        <style:list-level-properties text:space-before="4.0208in" text:min-label-width="0.25in" text:list-level-position-and-space-mode="label-alignment">
          <style:list-level-label-alignment text:label-followed-by="listtab" fo:margin-left="4.2708in" fo:text-indent="-0.25in"/>
        </style:list-level-properties>
        <style:text-properties style:font-name="Courier New"/>
      </text:list-level-style-bullet>
      <text:list-level-style-bullet text:level="9" text:style-name="WW_CharLFO3LVL9" text:bullet-char="">
        <style:list-level-properties text:space-before="4.5208in" text:min-label-width="0.25in" text:list-level-position-and-space-mode="label-alignment">
          <style:list-level-label-alignment text:label-followed-by="listtab" fo:margin-left="4.7708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style style:name="P1" style:parent-style-name="Normalny" style:master-page-name="MP0" style:family="paragraph">
      <style:paragraph-properties fo:break-before="page" fo:text-align="center"/>
      <style:text-properties fo:font-size="22pt" style:font-size-asian="22pt" style:font-size-complex="22pt"/>
    </style:style>
    <style:style style:name="P2" style:parent-style-name="Akapitzlistą" style:family="paragraph"/>
    <style:style style:name="T3" style:parent-style-name="Domyślnaczcionkaakapitu" style:family="text">
      <style:text-properties fo:language="en" fo:country="US"/>
    </style:style>
    <style:style style:name="T4" style:parent-style-name="Hiperłącze" style:family="text">
      <style:text-properties fo:language="en" fo:country="US"/>
    </style:style>
    <style:style style:name="T5" style:parent-style-name="Hiperłącze" style:family="text">
      <style:text-properties style:font-name="ArialMT" style:font-name-complex="ArialMT"/>
    </style:style>
    <style:style style:name="P6" style:parent-style-name="Akapitzlistą" style:family="paragraph">
      <style:text-properties style:font-name="ArialMT" style:font-name-complex="ArialMT" fo:color="#1155CD"/>
    </style:style>
    <style:style style:name="T7" style:parent-style-name="Domyślnaczcionkaakapitu" style:family="text">
      <style:text-properties style:font-name="ArialMT" style:font-name-complex="ArialMT" fo:color="#000000" fo:language="en" fo:country="US"/>
    </style:style>
    <style:style style:name="T8" style:parent-style-name="Hiperłącze" style:family="text">
      <style:text-properties style:font-name="ArialMT" style:font-name-complex="ArialMT" fo:language="en" fo:country="US"/>
    </style:style>
    <style:style style:name="T9" style:parent-style-name="Domyślnaczcionkaakapitu" style:family="text">
      <style:text-properties style:font-name="ArialMT" style:font-name-complex="ArialMT" fo:color="#1155CD" fo:language="en" fo:country="US"/>
    </style:style>
    <style:style style:name="T10" style:parent-style-name="Domyślnaczcionkaakapitu" style:family="text">
      <style:text-properties style:font-name="ArialMT" style:font-name-complex="ArialMT" fo:language="en" fo:country="US"/>
    </style:style>
    <style:style style:name="T11" style:parent-style-name="Hiperłącze" style:family="text">
      <style:text-properties style:font-name="ArialMT" style:font-name-complex="ArialMT" fo:language="en" fo:country="US"/>
    </style:style>
    <style:style style:name="P12" style:parent-style-name="Normalny" style:family="paragraph">
      <style:text-properties style:font-name="ArialMT" style:font-name-complex="ArialMT" fo:language="en" fo:country="US"/>
    </style:style>
    <style:style style:name="P13" style:parent-style-name="Akapitzlistą" style:family="paragraph">
      <style:text-properties fo:language="en" fo:country="US"/>
    </style:style>
    <style:style style:name="P14" style:parent-style-name="Akapitzlistą" style:family="paragraph"/>
    <style:style style:name="P15" style:parent-style-name="Akapitzlistą" style:family="paragraph"/>
    <style:style style:name="P16" style:parent-style-name="Akapitzlistą" style:family="paragraph">
      <style:text-properties fo:language="en" fo:country="US"/>
    </style:style>
    <style:style style:name="P17" style:parent-style-name="Akapitzlistą" style:family="paragraph">
      <style:text-properties fo:language="de" fo:country="DE"/>
    </style:style>
    <style:style style:name="P18" style:parent-style-name="Akapitzlistą" style:family="paragraph">
      <style:text-properties fo:language="de" fo:country="DE"/>
    </style:style>
    <style:style style:name="T19" style:parent-style-name="Domyślnaczcionkaakapitu" style:family="text">
      <style:text-properties fo:color="#4472C4"/>
    </style:style>
    <style:style style:name="P20" style:parent-style-name="Akapitzlistą" style:family="paragraph">
      <style:text-properties fo:font-style="italic" style:font-style-asian="italic" style:font-style-complex="italic" fo:font-size="9pt" style:font-size-asian="9pt" style:font-size-complex="9pt"/>
    </style:style>
    <style:style style:name="P21" style:parent-style-name="Akapitzlistą" style:family="paragraph">
      <style:text-properties fo:language="de" fo:country="DE"/>
    </style:style>
    <style:style style:name="P22" style:parent-style-name="Akapitzlistą" style:family="paragraph">
      <style:text-properties fo:language="de" fo:country="DE"/>
    </style:style>
    <style:style style:name="P23" style:parent-style-name="Akapitzlistą" style:family="paragraph">
      <style:text-properties fo:language="de" fo:country="DE"/>
    </style:style>
    <style:style style:name="P24" style:parent-style-name="Akapitzlistą" style:family="paragraph">
      <style:text-properties fo:language="de" fo:country="DE"/>
    </style:style>
    <style:style style:name="P25" style:parent-style-name="Akapitzlistą" style:family="paragraph"/>
    <style:style style:name="T26" style:parent-style-name="Domyślnaczcionkaakapitu" style:family="text">
      <style:text-properties fo:font-style="italic" style:font-style-asian="italic" style:font-style-complex="italic" fo:color="#C45911"/>
    </style:style>
    <style:style style:name="T27" style:parent-style-name="Domyślnaczcionkaakapitu" style:family="text">
      <style:text-properties fo:font-style="italic" style:font-style-asian="italic" style:font-style-complex="italic"/>
    </style:style>
    <style:style style:name="T28" style:parent-style-name="Domyślnaczcionkaakapitu" style:family="text">
      <style:text-properties fo:font-style="italic" style:font-style-asian="italic" style:font-style-complex="italic"/>
    </style:style>
    <style:style style:name="P29" style:parent-style-name="Akapitzlistą" style:family="paragraph">
      <style:paragraph-properties fo:margin-left="2.4583in" fo:text-indent="-1.9583in">
        <style:tab-stops/>
      </style:paragraph-properties>
    </style:style>
    <style:style style:name="P30" style:parent-style-name="Akapitzlistą" style:family="paragraph">
      <style:paragraph-properties fo:margin-left="2.4583in" fo:text-indent="-1.9583in">
        <style:tab-stops/>
      </style:paragraph-properties>
    </style:style>
    <style:style style:name="P31" style:parent-style-name="Akapitzlistą" style:family="paragraph">
      <style:paragraph-properties fo:margin-left="2.4583in" fo:text-indent="-1.9583in">
        <style:tab-stops/>
      </style:paragraph-properties>
    </style:style>
    <style:style style:name="P32" style:parent-style-name="Akapitzlistą" style:family="paragraph">
      <style:paragraph-properties fo:margin-left="2.4583in" fo:text-indent="-1.9583in">
        <style:tab-stops/>
      </style:paragraph-properties>
    </style:style>
    <style:style style:name="P33" style:parent-style-name="Akapitzlistą" style:family="paragraph">
      <style:paragraph-properties fo:margin-left="2.4583in" fo:text-indent="-1.9583in">
        <style:tab-stops/>
      </style:paragraph-properties>
    </style:style>
    <style:style style:name="P34" style:parent-style-name="Akapitzlistą" style:family="paragraph"/>
    <style:style style:name="T35" style:parent-style-name="Domyślnaczcionkaakapitu" style:family="text">
      <style:text-properties fo:font-style="italic" style:font-style-asian="italic" style:font-style-complex="italic"/>
    </style:style>
    <style:style style:name="T36" style:parent-style-name="Domyślnaczcionkaakapitu" style:family="text">
      <style:text-properties fo:font-style="italic" style:font-style-asian="italic" style:font-style-complex="italic"/>
    </style:style>
    <style:style style:name="T37" style:parent-style-name="Domyślnaczcionkaakapitu" style:family="text">
      <style:text-properties fo:font-style="italic" style:font-style-asian="italic" style:font-style-complex="italic"/>
    </style:style>
    <style:style style:name="T38" style:parent-style-name="Domyślnaczcionkaakapitu" style:family="text">
      <style:text-properties fo:font-style="italic" style:font-style-asian="italic" style:font-style-complex="italic" fo:font-size="9pt" style:font-size-asian="9pt" style:font-size-complex="9pt"/>
    </style:style>
    <style:style style:name="P39" style:parent-style-name="Akapitzlistą" style:family="paragraph">
      <style:text-properties fo:font-style="italic" style:font-style-asian="italic" style:font-style-complex="italic" fo:font-size="9pt" style:font-size-asian="9pt" style:font-size-complex="9pt"/>
    </style:style>
    <style:style style:name="T40" style:parent-style-name="Domyślnaczcionkaakapitu" style:family="text">
      <style:text-properties fo:font-style="italic" style:font-style-asian="italic" style:font-style-complex="italic" fo:font-size="9pt" style:font-size-asian="9pt" style:font-size-complex="9pt"/>
    </style:style>
    <style:style style:name="T41" style:parent-style-name="Domyślnaczcionkaakapitu" style:family="text">
      <style:text-properties fo:font-style="italic" style:font-style-asian="italic" style:font-style-complex="italic" fo:font-size="9pt" style:font-size-asian="9pt" style:font-size-complex="9pt"/>
    </style:style>
    <style:style style:name="P42" style:parent-style-name="Akapitzlistą" style:family="paragraph"/>
    <style:style style:name="T43" style:parent-style-name="Domyślnaczcionkaakapitu" style:family="text">
      <style:text-properties fo:font-style="italic" style:font-style-asian="italic" style:font-style-complex="italic"/>
    </style:style>
    <style:style style:name="T44" style:parent-style-name="Domyślnaczcionkaakapitu" style:family="text">
      <style:text-properties fo:font-style="italic" style:font-style-asian="italic" style:font-style-complex="italic"/>
    </style:style>
    <style:style style:name="T45" style:parent-style-name="Domyślnaczcionkaakapitu" style:family="text">
      <style:text-properties fo:font-style="italic" style:font-style-asian="italic" style:font-style-complex="italic"/>
    </style:style>
    <style:style style:name="P46" style:parent-style-name="Akapitzlistą" style:family="paragraph"/>
    <style:style style:name="T47" style:parent-style-name="Domyślnaczcionkaakapitu" style:family="text">
      <style:text-properties fo:font-style="italic" style:font-style-asian="italic" style:font-style-complex="italic" fo:font-size="9pt" style:font-size-asian="9pt" style:font-size-complex="9pt"/>
    </style:style>
    <style:style style:name="P48" style:parent-style-name="Akapitzlistą" style:family="paragraph">
      <style:paragraph-properties fo:margin-left="1in">
        <style:tab-stops/>
      </style:paragraph-properties>
    </style:style>
    <style:style style:name="T49" style:parent-style-name="Domyślnaczcionkaakapitu" style:family="text">
      <style:text-properties fo:font-style="italic" style:font-style-asian="italic" style:font-style-complex="italic" fo:font-size="9pt" style:font-size-asian="9pt" style:font-size-complex="9pt"/>
    </style:style>
    <style:style style:name="T50" style:parent-style-name="Domyślnaczcionkaakapitu" style:family="text">
      <style:text-properties fo:font-style="italic" style:font-style-asian="italic" style:font-style-complex="italic" fo:font-size="9pt" style:font-size-asian="9pt" style:font-size-complex="9pt" fo:language="en" fo:country="US"/>
    </style:style>
    <style:style style:name="P51" style:parent-style-name="Akapitzlistą" style:family="paragraph"/>
    <style:style style:name="P52" style:parent-style-name="Akapitzlistą" style:family="paragraph"/>
    <style:style style:name="P53"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54"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55"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56"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57"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58"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59"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0"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1"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2"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3"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4"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5"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6"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7"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8"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69"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70"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71" style:parent-style-name="Akapitzlistą" style:family="paragraph">
      <style:paragraph-properties fo:border="0.0069in solid #000000" fo:padding-top="0.0138in" fo:padding-left="0.0555in" fo:padding-bottom="0.0138in" fo:padding-right="0.0555in" style:shadow="none"/>
      <style:text-properties fo:font-style="italic" style:font-style-asian="italic" style:font-style-complex="italic" fo:font-size="9pt" style:font-size-asian="9pt" style:font-size-complex="9pt" fo:language="en" fo:country="US"/>
    </style:style>
    <style:style style:name="P72" style:parent-style-name="Normalny" style:family="paragraph">
      <style:text-properties fo:language="it" fo:country="IT"/>
    </style:style>
    <style:style style:name="P73" style:parent-style-name="Normalny" style:family="paragraph">
      <style:paragraph-properties fo:margin-bottom="0in" style:line-height-at-least="0.25in" fo:background-color="#F6F6F6">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4" style:parent-style-name="Domyślnaczcionkaakapitu" style:family="text">
      <style:text-properties style:font-name="Consolas" style:font-name-asian="Times New Roman" style:font-name-complex="Courier New" fo:color="#212529" fo:font-size="10pt" style:font-size-asian="10pt" style:font-size-complex="10pt" fo:language="en" fo:country="US" style:language-asian="pl" style:country-asian="PL"/>
    </style:style>
    <style:style style:name="P75" style:parent-style-name="Akapitzlistą" style:family="paragraph"/>
    <style:style style:name="P76" style:parent-style-name="Akapitzlistą" style:family="paragraph">
      <style:paragraph-properties fo:margin-left="0.7708in">
        <style:tab-stops/>
      </style:paragraph-properties>
    </style:style>
    <style:style style:name="P77" style:parent-style-name="Akapitzlistą" style:family="paragraph">
      <style:paragraph-properties fo:margin-left="0.7708in">
        <style:tab-stops/>
      </style:paragraph-properties>
    </style:style>
    <style:style style:name="P78" style:parent-style-name="HTML-wstępniesformatowany" style:family="paragraph">
      <style:paragraph-properties style:vertical-align="baseline"/>
    </style:style>
    <style:style style:name="T79" style:parent-style-name="HTML-kod" style:family="text">
      <style:text-properties style:font-name="Consolas" fo:font-size="9pt" style:font-size-asian="9pt" style:font-size-complex="9pt"/>
    </style:style>
    <style:style style:name="P80" style:parent-style-name="HTML-wstępniesformatowany" style:family="paragraph">
      <style:paragraph-properties style:vertical-align="baseline"/>
    </style:style>
    <style:style style:name="T81" style:parent-style-name="HTML-kod" style:family="text">
      <style:text-properties style:font-name="Consolas" fo:font-size="9pt" style:font-size-asian="9pt" style:font-size-complex="9pt"/>
    </style:style>
    <style:style style:name="P82" style:parent-style-name="HTML-wstępniesformatowany" style:family="paragraph">
      <style:paragraph-properties style:vertical-align="baseline"/>
    </style:style>
    <style:style style:name="T83" style:parent-style-name="HTML-kod" style:family="text">
      <style:text-properties style:font-name="Consolas" style:font-name-complex="Arial" fo:font-size="9pt" style:font-size-asian="9pt" style:font-size-complex="9pt"/>
    </style:style>
    <style:style style:name="T84" style:parent-style-name="HTML-kod" style:family="text">
      <style:text-properties style:font-name="Consolas" style:font-name-complex="Calibri" fo:font-size="9pt" style:font-size-asian="9pt" style:font-size-complex="9pt"/>
    </style:style>
    <style:style style:name="T85" style:parent-style-name="HTML-kod" style:family="text">
      <style:text-properties style:font-name="Consolas" fo:font-size="9pt" style:font-size-asian="9pt" style:font-size-complex="9pt"/>
    </style:style>
    <style:style style:name="P86" style:parent-style-name="HTML-wstępniesformatowany" style:family="paragraph">
      <style:paragraph-properties style:vertical-align="baseline"/>
    </style:style>
    <style:style style:name="T87" style:parent-style-name="HTML-kod" style:family="text">
      <style:text-properties style:font-name="Consolas" fo:font-size="9pt" style:font-size-asian="9pt" style:font-size-complex="9pt"/>
    </style:style>
    <style:style style:name="T88" style:parent-style-name="HTML-kod" style:family="text">
      <style:text-properties style:font-name="Consolas" style:font-name-complex="Arial" fo:font-size="9pt" style:font-size-asian="9pt" style:font-size-complex="9pt"/>
    </style:style>
    <style:style style:name="T89" style:parent-style-name="HTML-kod" style:family="text">
      <style:text-properties style:font-name="Consolas" style:font-name-complex="Calibri" fo:font-size="9pt" style:font-size-asian="9pt" style:font-size-complex="9pt"/>
    </style:style>
    <style:style style:name="T90" style:parent-style-name="HTML-kod" style:family="text">
      <style:text-properties style:font-name="Consolas" fo:font-size="9pt" style:font-size-asian="9pt" style:font-size-complex="9pt"/>
    </style:style>
    <style:style style:name="P91" style:parent-style-name="HTML-wstępniesformatowany" style:family="paragraph">
      <style:paragraph-properties style:vertical-align="baseline"/>
    </style:style>
    <style:style style:name="T92" style:parent-style-name="HTML-kod" style:family="text">
      <style:text-properties style:font-name="Consolas" fo:font-size="9pt" style:font-size-asian="9pt" style:font-size-complex="9pt"/>
    </style:style>
    <style:style style:name="P93" style:parent-style-name="HTML-wstępniesformatowany" style:family="paragraph">
      <style:paragraph-properties style:vertical-align="baseline"/>
    </style:style>
    <style:style style:name="T94" style:parent-style-name="HTML-kod" style:family="text">
      <style:text-properties style:font-name="Consolas" fo:font-size="9pt" style:font-size-asian="9pt" style:font-size-complex="9pt"/>
    </style:style>
    <style:style style:name="P95" style:parent-style-name="HTML-wstępniesformatowany" style:family="paragraph">
      <style:paragraph-properties style:vertical-align="baseline"/>
    </style:style>
    <style:style style:name="T96" style:parent-style-name="HTML-kod" style:family="text">
      <style:text-properties style:font-name="Consolas" fo:font-size="9pt" style:font-size-asian="9pt" style:font-size-complex="9pt"/>
    </style:style>
    <style:style style:name="P97" style:parent-style-name="HTML-wstępniesformatowany" style:family="paragraph">
      <style:paragraph-properties style:vertical-align="baseline"/>
    </style:style>
    <style:style style:name="T98" style:parent-style-name="HTML-kod" style:family="text">
      <style:text-properties style:font-name="Consolas" fo:font-size="9pt" style:font-size-asian="9pt" style:font-size-complex="9pt"/>
    </style:style>
    <style:style style:name="T99" style:parent-style-name="HTML-kod" style:family="text">
      <style:text-properties style:font-name="Consolas" style:font-name-complex="Arial" fo:font-size="9pt" style:font-size-asian="9pt" style:font-size-complex="9pt"/>
    </style:style>
    <style:style style:name="T100" style:parent-style-name="HTML-kod" style:family="text">
      <style:text-properties style:font-name="Consolas" style:font-name-complex="Calibri" fo:font-size="9pt" style:font-size-asian="9pt" style:font-size-complex="9pt"/>
    </style:style>
    <style:style style:name="T101" style:parent-style-name="HTML-kod" style:family="text">
      <style:text-properties style:font-name="Consolas" fo:font-size="9pt" style:font-size-asian="9pt" style:font-size-complex="9pt"/>
    </style:style>
    <style:style style:name="P102" style:parent-style-name="HTML-wstępniesformatowany" style:family="paragraph">
      <style:paragraph-properties style:vertical-align="baseline"/>
    </style:style>
    <style:style style:name="T103" style:parent-style-name="HTML-kod" style:family="text">
      <style:text-properties style:font-name="Consolas" fo:font-size="9pt" style:font-size-asian="9pt" style:font-size-complex="9pt"/>
    </style:style>
    <style:style style:name="P104" style:parent-style-name="Akapitzlistą" style:family="paragraph">
      <style:paragraph-properties fo:margin-left="0.7708in">
        <style:tab-stops/>
      </style:paragraph-properties>
    </style:style>
    <style:style style:name="T105" style:parent-style-name="Domyślnaczcionkaakapitu" style:family="text">
      <style:text-properties fo:font-style="italic" style:font-style-asian="italic" style:font-style-complex="italic"/>
    </style:style>
    <style:style style:name="P106" style:parent-style-name="Normalny" style:family="paragraph">
      <style:paragraph-properties fo:text-align="center" fo:margin-left="0.0986in">
        <style:tab-stops/>
      </style:paragraph-properties>
      <style:text-properties fo:font-size="16pt" style:font-size-asian="16pt" style:font-size-complex="16pt" fo:language="it" fo:country="IT"/>
    </style:style>
    <style:style style:name="P107" style:parent-style-name="Normalny" style:family="paragraph">
      <style:paragraph-properties fo:margin-left="0.0986in">
        <style:tab-stops/>
      </style:paragraph-properties>
      <style:text-properties fo:language="it" fo:country="IT"/>
    </style:style>
    <style:style style:name="P108" style:parent-style-name="Normalny" style:family="paragraph">
      <style:paragraph-properties fo:text-indent="0.4916in"/>
    </style:style>
    <style:style style:name="P109" style:parent-style-name="Normalny" style:family="paragraph">
      <style:paragraph-properties fo:margin-left="0.4916in" fo:text-indent="0.0027in">
        <style:tab-stops/>
      </style:paragraph-properties>
    </style:style>
    <style:style style:name="P110" style:parent-style-name="Normalny" style:family="paragraph">
      <style:paragraph-properties fo:text-indent="0.4916in"/>
    </style:style>
    <style:style style:name="P111" style:parent-style-name="Normalny" style:family="paragraph">
      <style:paragraph-properties fo:margin-left="0.4916in" fo:text-indent="0.0027in">
        <style:tab-stops/>
      </style:paragraph-properties>
    </style:style>
    <style:style style:name="P112" style:parent-style-name="Normalny" style:family="paragraph">
      <style:paragraph-properties fo:margin-left="0.0986in">
        <style:tab-stops/>
      </style:paragraph-properties>
    </style:style>
    <style:style style:name="P113" style:parent-style-name="Normalny" style:family="paragraph">
      <style:paragraph-properties fo:margin-left="0.0986in">
        <style:tab-stops/>
      </style:paragraph-properties>
      <style:text-properties fo:color="#4472C4"/>
    </style:style>
    <style:style style:name="T114" style:parent-style-name="pre" style:family="text">
      <style:text-properties style:font-name-complex="Courier New" fo:color="#C00000" fo:font-size="10pt" style:font-size-asian="10pt" style:font-size-complex="10pt"/>
    </style:style>
    <style:style style:name="P115" style:parent-style-name="Bezodstępów" style:family="paragraph">
      <style:text-properties style:font-name="Calibri Light" fo:font-size="8pt" style:font-size-asian="8pt" style:font-size-complex="8pt" fo:language="en" fo:country="US" style:language-asian="pl" style:country-asian="PL"/>
    </style:style>
    <style:style style:name="T116" style:parent-style-name="Domyślnaczcionkaakapitu" style:family="text">
      <style:text-properties style:font-name="Calibri Light" fo:font-size="8pt" style:font-size-asian="8pt" style:font-size-complex="8pt" fo:language="en" fo:country="US" style:language-asian="pl" style:country-asian="PL"/>
    </style:style>
    <style:style style:name="T117" style:parent-style-name="Domyślnaczcionkaakapitu" style:family="text">
      <style:text-properties style:font-name="Calibri Light" style:font-name-complex="Courier New" fo:color="#E74C3C" fo:font-size="8pt" style:font-size-asian="8pt" style:font-size-complex="8pt" fo:background-color="#FFFFFF" fo:language="en" fo:country="US" style:language-asian="pl" style:country-asian="PL"/>
    </style:style>
    <style:style style:name="T118" style:parent-style-name="Domyślnaczcionkaakapitu" style:family="text">
      <style:text-properties style:font-name="Calibri Light" fo:font-size="8pt" style:font-size-asian="8pt" style:font-size-complex="8pt" fo:language="en" fo:country="US" style:language-asian="pl" style:country-asian="PL"/>
    </style:style>
    <style:style style:name="T119" style:parent-style-name="Domyślnaczcionkaakapitu" style:family="text">
      <style:text-properties style:font-name="Calibri Light" style:font-name-complex="Courier New" fo:color="#E74C3C" fo:font-size="8pt" style:font-size-asian="8pt" style:font-size-complex="8pt" fo:background-color="#FFFFFF" fo:language="en" fo:country="US" style:language-asian="pl" style:country-asian="PL"/>
    </style:style>
    <style:style style:name="T120" style:parent-style-name="Domyślnaczcionkaakapitu" style:family="text">
      <style:text-properties style:font-name="Calibri Light" fo:font-size="8pt" style:font-size-asian="8pt" style:font-size-complex="8pt" fo:language="en" fo:country="US" style:language-asian="pl" style:country-asian="PL"/>
    </style:style>
    <style:style style:name="T121" style:parent-style-name="Domyślnaczcionkaakapitu" style:family="text">
      <style:text-properties style:font-name="Calibri Light" style:font-name-complex="Courier New" fo:color="#E74C3C" fo:font-size="8pt" style:font-size-asian="8pt" style:font-size-complex="8pt" fo:background-color="#FFFFFF" fo:language="en" fo:country="US" style:language-asian="pl" style:country-asian="PL"/>
    </style:style>
    <style:style style:name="T122" style:parent-style-name="Domyślnaczcionkaakapitu" style:family="text">
      <style:text-properties style:font-name="Calibri Light" fo:font-size="8pt" style:font-size-asian="8pt" style:font-size-complex="8pt" fo:language="en" fo:country="US" style:language-asian="pl" style:country-asian="PL"/>
    </style:style>
    <style:style style:name="T123" style:parent-style-name="Domyślnaczcionkaakapitu" style:family="text">
      <style:text-properties style:font-name="Calibri Light" style:font-name-complex="Courier New" fo:color="#E74C3C" fo:font-size="8pt" style:font-size-asian="8pt" style:font-size-complex="8pt" fo:background-color="#FFFFFF" fo:language="en" fo:country="US" style:language-asian="pl" style:country-asian="PL"/>
    </style:style>
    <style:style style:name="T124" style:parent-style-name="Domyślnaczcionkaakapitu" style:family="text">
      <style:text-properties style:font-name="Calibri Light" fo:font-size="8pt" style:font-size-asian="8pt" style:font-size-complex="8pt" fo:language="en" fo:country="US" style:language-asian="pl" style:country-asian="PL"/>
    </style:style>
    <style:style style:name="T125" style:parent-style-name="Domyślnaczcionkaakapitu" style:family="text">
      <style:text-properties style:font-name="Calibri Light" style:font-name-complex="Courier New" fo:color="#E74C3C" fo:font-size="8pt" style:font-size-asian="8pt" style:font-size-complex="8pt" fo:background-color="#FFFFFF" fo:language="en" fo:country="US" style:language-asian="pl" style:country-asian="PL"/>
    </style:style>
    <style:style style:name="T126" style:parent-style-name="Domyślnaczcionkaakapitu" style:family="text">
      <style:text-properties style:font-name="Calibri Light" fo:font-size="8pt" style:font-size-asian="8pt" style:font-size-complex="8pt" fo:language="en" fo:country="US" style:language-asian="pl" style:country-asian="PL"/>
    </style:style>
    <style:style style:name="T127" style:parent-style-name="Domyślnaczcionkaakapitu" style:family="text">
      <style:text-properties style:font-name="Calibri Light" style:font-name-complex="Courier New" fo:color="#E74C3C" fo:font-size="8pt" style:font-size-asian="8pt" style:font-size-complex="8pt" fo:background-color="#FFFFFF" fo:language="en" fo:country="US" style:language-asian="pl" style:country-asian="PL"/>
    </style:style>
    <style:style style:name="T128" style:parent-style-name="Domyślnaczcionkaakapitu" style:family="text">
      <style:text-properties style:font-name="Calibri Light" fo:font-size="8pt" style:font-size-asian="8pt" style:font-size-complex="8pt" fo:language="en" fo:country="US" style:language-asian="pl" style:country-asian="PL"/>
    </style:style>
    <style:style style:name="T129" style:parent-style-name="Domyślnaczcionkaakapitu" style:family="text">
      <style:text-properties style:font-name="Calibri Light" style:font-name-complex="Courier New" fo:color="#E74C3C" fo:font-size="8pt" style:font-size-asian="8pt" style:font-size-complex="8pt" fo:background-color="#FFFFFF" fo:language="en" fo:country="US" style:language-asian="pl" style:country-asian="PL"/>
    </style:style>
    <style:style style:name="T130" style:parent-style-name="Domyślnaczcionkaakapitu" style:family="text">
      <style:text-properties style:font-name="Calibri Light" fo:font-size="8pt" style:font-size-asian="8pt" style:font-size-complex="8pt" fo:language="en" fo:country="US" style:language-asian="pl" style:country-asian="PL"/>
    </style:style>
    <style:style style:name="T131" style:parent-style-name="Domyślnaczcionkaakapitu" style:family="text">
      <style:text-properties style:font-name="Calibri Light" style:font-name-complex="Courier New" fo:color="#E74C3C" fo:font-size="8pt" style:font-size-asian="8pt" style:font-size-complex="8pt" fo:background-color="#FFFFFF" fo:language="en" fo:country="US" style:language-asian="pl" style:country-asian="PL"/>
    </style:style>
    <style:style style:name="T132" style:parent-style-name="Domyślnaczcionkaakapitu" style:family="text">
      <style:text-properties style:font-name="Calibri Light" fo:font-size="8pt" style:font-size-asian="8pt" style:font-size-complex="8pt" fo:language="en" fo:country="US" style:language-asian="pl" style:country-asian="PL"/>
    </style:style>
    <style:style style:name="T133" style:parent-style-name="Domyślnaczcionkaakapitu" style:family="text">
      <style:text-properties style:font-name="Calibri Light" style:font-name-complex="Courier New" fo:color="#E74C3C" fo:font-size="8pt" style:font-size-asian="8pt" style:font-size-complex="8pt" fo:background-color="#FFFFFF" fo:language="en" fo:country="US" style:language-asian="pl" style:country-asian="PL"/>
    </style:style>
    <style:style style:name="P134" style:parent-style-name="Normalny" style:family="paragraph">
      <style:paragraph-properties fo:margin-bottom="0.25in" style:line-height-at-least="0.25in" fo:background-color="#FCFCFC"/>
    </style:style>
    <style:style style:name="T135" style:parent-style-name="Domyślnaczcionkaakapitu" style:family="text">
      <style:text-properties style:font-name="Lato" style:font-name-asian="Times New Roman" fo:font-weight="bold" style:font-weight-asian="bold" style:font-weight-complex="bold" fo:color="#404040" fo:font-size="9pt" style:font-size-asian="9pt" style:font-size-complex="9pt" fo:language="en" fo:country="US" style:language-asian="pl" style:country-asian="PL"/>
    </style:style>
    <style:style style:name="P136" style:parent-style-name="Normalny" style:family="paragraph">
      <style:paragraph-properties fo:margin-bottom="0.0833in" style:line-height-at-least="0.1388in" fo:background-color="#FCFCFC"/>
    </style:style>
    <style:style style:name="T137" style:parent-style-name="Domyślnaczcionkaakapitu" style:family="text">
      <style:text-properties style:font-name="Lato" style:font-name-asian="Times New Roman" fo:color="#404040" fo:font-size="9pt" style:font-size-asian="9pt" style:font-size-complex="9pt" fo:language="en" fo:country="US" style:language-asian="pl" style:country-asian="PL"/>
    </style:style>
    <style:style style:name="T138" style:parent-style-name="Domyślnaczcionkaakapitu" style:family="text">
      <style:text-properties style:font-name="Consolas" style:font-name-asian="Times New Roman" style:font-name-complex="Courier New" fo:color="#E74C3C" fo:font-size="9pt" style:font-size-asian="9pt" style:font-size-complex="9pt" fo:background-color="#FFFFFF" fo:language="en" fo:country="US" style:language-asian="pl" style:country-asian="PL"/>
    </style:style>
    <style:style style:name="T139" style:parent-style-name="Domyślnaczcionkaakapitu" style:family="text">
      <style:text-properties style:font-name="Lato" style:font-name-asian="Times New Roman" fo:color="#404040" fo:font-size="9pt" style:font-size-asian="9pt" style:font-size-complex="9pt" fo:language="en" fo:country="US" style:language-asian="pl" style:country-asian="PL"/>
    </style:style>
    <style:style style:name="P140" style:parent-style-name="Normalny" style:family="paragraph">
      <style:paragraph-properties fo:margin-bottom="0in" fo:line-height="100%"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1"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42"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143" style:parent-style-name="Normalny" style:family="paragraph">
      <style:paragraph-properties fo:margin-bottom="0in" fo:line-height="100%"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4"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45"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46" style:parent-style-name="Domyślnaczcionkaakapitu" style:family="text">
      <style:text-properties style:font-name="Consolas" style:font-name-asian="Times New Roman" style:font-name-complex="Courier New" fo:color="#007020" fo:font-size="9pt" style:font-size-asian="9pt" style:font-size-complex="9pt" fo:language="en" fo:country="US" style:language-asian="pl" style:country-asian="PL"/>
    </style:style>
    <style:style style:name="P147" style:parent-style-name="Normalny" style:family="paragraph">
      <style:paragraph-properties fo:margin-bottom="0in" fo:line-height="100%"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148" style:parent-style-name="Normalny" style:family="paragraph">
      <style:paragraph-properties fo:line-height="100%"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9"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50"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51"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52"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153"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54"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55"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15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57"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58"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159"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60"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61"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62"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63"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64"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65"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6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67"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68"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169"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70"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71"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72"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73"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74"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75"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7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77"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P178" style:parent-style-name="Normalny" style:family="paragraph">
      <style:paragraph-properties fo:margin-bottom="0.0833in" style:line-height-at-least="0.1388in" fo:background-color="#FCFCFC"/>
    </style:style>
    <style:style style:name="T179" style:parent-style-name="Domyślnaczcionkaakapitu" style:family="text">
      <style:text-properties style:font-name="Lato" style:font-name-asian="Times New Roman" fo:color="#404040" fo:font-size="9pt" style:font-size-asian="9pt" style:font-size-complex="9pt" fo:language="en" fo:country="US" style:language-asian="pl" style:country-asian="PL"/>
    </style:style>
    <style:style style:name="T180" style:parent-style-name="Domyślnaczcionkaakapitu" style:family="text">
      <style:text-properties style:font-name="Consolas" style:font-name-asian="Times New Roman" style:font-name-complex="Courier New" fo:color="#E74C3C" fo:font-size="9pt" style:font-size-asian="9pt" style:font-size-complex="9pt" fo:background-color="#FFFFFF" fo:language="en" fo:country="US" style:language-asian="pl" style:country-asian="PL"/>
    </style:style>
    <style:style style:name="T181" style:parent-style-name="Domyślnaczcionkaakapitu" style:family="text">
      <style:text-properties style:font-name="Lato" style:font-name-asian="Times New Roman" fo:color="#404040" fo:font-size="9pt" style:font-size-asian="9pt" style:font-size-complex="9pt" fo:language="en" fo:country="US" style:language-asian="pl" style:country-asian="PL"/>
    </style:style>
    <style:style style:name="T182" style:parent-style-name="Domyślnaczcionkaakapitu" style:family="text">
      <style:text-properties style:font-name="Lato" style:font-name-asian="Times New Roman" fo:color="#404040" fo:font-size="9pt" style:font-size-asian="9pt" style:font-size-complex="9pt" style:language-asian="pl" style:country-asian="PL"/>
    </style:style>
    <style:style style:name="P183" style:parent-style-name="Normalny" style:family="paragraph">
      <style:paragraph-properties fo:margin-top="0.0694in" fo:margin-bottom="0.0833in" style:line-height-at-least="0.1388in" fo:margin-left="0.75in" fo:background-color="#FCFCFC">
        <style:tab-stops>
          <style:tab-stop style:type="left" style:position="-0.25in"/>
        </style:tab-stops>
      </style:paragraph-properties>
    </style:style>
    <style:style style:name="T184" style:parent-style-name="Domyślnaczcionkaakapitu" style:family="text">
      <style:text-properties style:font-name="Consolas" style:font-name-asian="Times New Roman" style:font-name-complex="Courier New" fo:color="#E74C3C" fo:font-size="9pt" style:font-size-asian="9pt" style:font-size-complex="9pt" fo:background-color="#FFFFFF" fo:language="en" fo:country="US" style:language-asian="pl" style:country-asian="PL"/>
    </style:style>
    <style:style style:name="T185" style:parent-style-name="Domyślnaczcionkaakapitu" style:family="text">
      <style:text-properties style:font-name="Lato" style:font-name-asian="Times New Roman" fo:color="#404040" fo:font-size="9pt" style:font-size-asian="9pt" style:font-size-complex="9pt" fo:language="en" fo:country="US" style:language-asian="pl" style:country-asian="PL"/>
    </style:style>
    <style:style style:name="T186" style:parent-style-name="Domyślnaczcionkaakapitu" style:family="text">
      <style:text-properties style:font-name="Consolas" style:font-name-asian="Times New Roman" style:font-name-complex="Courier New" fo:color="#E74C3C" fo:font-size="9pt" style:font-size-asian="9pt" style:font-size-complex="9pt" fo:background-color="#FFFFFF" fo:language="en" fo:country="US" style:language-asian="pl" style:country-asian="PL"/>
    </style:style>
    <style:style style:name="P187" style:parent-style-name="Normalny" style:family="paragraph">
      <style:paragraph-properties fo:margin-bottom="0.0833in" style:line-height-at-least="0.1388in" fo:background-color="#FCFCFC"/>
    </style:style>
    <style:style style:name="T188" style:parent-style-name="Domyślnaczcionkaakapitu" style:family="text">
      <style:text-properties style:font-name="Lato" style:font-name-asian="Times New Roman" fo:color="#404040" fo:font-size="9pt" style:font-size-asian="9pt" style:font-size-complex="9pt" fo:language="en" fo:country="US" style:language-asian="pl" style:country-asian="PL"/>
    </style:style>
    <style:style style:name="T189" style:parent-style-name="Domyślnaczcionkaakapitu" style:family="text">
      <style:text-properties style:font-name="Consolas" style:font-name-asian="Times New Roman" style:font-name-complex="Courier New" fo:color="#E74C3C" fo:font-size="9pt" style:font-size-asian="9pt" style:font-size-complex="9pt" fo:background-color="#FFFFFF" fo:language="en" fo:country="US" style:language-asian="pl" style:country-asian="PL"/>
    </style:style>
    <style:style style:name="T190" style:parent-style-name="Domyślnaczcionkaakapitu" style:family="text">
      <style:text-properties style:font-name="Lato" style:font-name-asian="Times New Roman" fo:color="#404040" fo:font-size="9pt" style:font-size-asian="9pt" style:font-size-complex="9pt" fo:language="en" fo:country="US" style:language-asian="pl" style:country-asian="PL"/>
    </style:style>
    <style:style style:name="T191" style:parent-style-name="Domyślnaczcionkaakapitu" style:family="text">
      <style:text-properties style:font-name="Consolas" style:font-name-asian="Times New Roman" style:font-name-complex="Courier New" fo:color="#E74C3C" fo:font-size="9pt" style:font-size-asian="9pt" style:font-size-complex="9pt" fo:background-color="#FFFFFF" fo:language="en" fo:country="US" style:language-asian="pl" style:country-asian="PL"/>
    </style:style>
    <style:style style:name="T192" style:parent-style-name="Domyślnaczcionkaakapitu" style:family="text">
      <style:text-properties style:font-name="Lato" style:font-name-asian="Times New Roman" fo:color="#404040" fo:font-size="9pt" style:font-size-asian="9pt" style:font-size-complex="9pt" fo:language="en" fo:country="US" style:language-asian="pl" style:country-asian="PL"/>
    </style:style>
    <style:style style:name="T193" style:parent-style-name="Domyślnaczcionkaakapitu" style:family="text">
      <style:text-properties style:font-name="Consolas" style:font-name-asian="Times New Roman" style:font-name-complex="Courier New" fo:color="#E74C3C" fo:font-size="9pt" style:font-size-asian="9pt" style:font-size-complex="9pt" fo:background-color="#FFFFFF" fo:language="en" fo:country="US" style:language-asian="pl" style:country-asian="PL"/>
    </style:style>
    <style:style style:name="T194" style:parent-style-name="Domyślnaczcionkaakapitu" style:family="text">
      <style:text-properties style:font-name="Lato" style:font-name-asian="Times New Roman" fo:color="#404040" fo:font-size="9pt" style:font-size-asian="9pt" style:font-size-complex="9pt" fo:language="en" fo:country="US" style:language-asian="pl" style:country-asian="PL"/>
    </style:style>
    <style:style style:name="P195" style:parent-style-name="Normalny" style:family="paragraph">
      <style:paragraph-properties fo:margin-bottom="0.0833in" style:line-height-at-least="0.1388in" fo:background-color="#EEFFCC">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97"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198"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199"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200"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201"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202"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203"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204" style:parent-style-name="Domyślnaczcionkaakapitu" style:family="text">
      <style:text-properties style:font-name="Consolas" style:font-name-asian="Times New Roman" style:font-name-complex="Courier New" fo:font-weight="bold" style:font-weight-asian="bold" style:font-weight-complex="bold" fo:color="#007020" fo:font-size="9pt" style:font-size-asian="9pt" style:font-size-complex="9pt" fo:language="en" fo:country="US" style:language-asian="pl" style:country-asian="PL"/>
    </style:style>
    <style:style style:name="T205"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206" style:parent-style-name="Normalny" style:family="paragraph">
      <style:text-properties fo:language="en" fo:country="US"/>
    </style:style>
    <style:style style:name="P207" style:parent-style-name="Normalny" style:family="paragraph">
      <style:text-properties fo:font-size="14pt" style:font-size-asian="14pt" style:font-size-complex="14pt"/>
    </style:style>
    <style:style style:name="P208" style:parent-style-name="HTML-wstępniesformatowany" style:family="paragraph">
      <style:paragraph-properties fo:border="0.0069in solid #000000" fo:padding-top="0.0138in" fo:padding-left="0.0555in" fo:padding-bottom="0.0138in" fo:padding-right="0.0555in" style:shadow="none"/>
    </style:style>
    <style:style style:name="T209" style:parent-style-name="kn" style:family="text">
      <style:text-properties style:font-name="Consolas" fo:font-weight="bold" style:font-weight-asian="bold" style:font-weight-complex="bold" fo:color="#007020" fo:font-size="9pt" style:font-size-asian="9pt" style:font-size-complex="9pt"/>
    </style:style>
    <style:style style:name="P210" style:parent-style-name="HTML-wstępniesformatowany" style:family="paragraph">
      <style:paragraph-properties fo:border="0.0069in solid #000000" fo:padding-top="0.0138in" fo:padding-left="0.0555in" fo:padding-bottom="0.0138in" fo:padding-right="0.0555in" style:shadow="none"/>
    </style:style>
    <style:style style:name="T211" style:parent-style-name="kn" style:family="text">
      <style:text-properties style:font-name="Consolas" fo:font-weight="bold" style:font-weight-asian="bold" style:font-weight-complex="bold" fo:color="#007020" fo:font-size="9pt" style:font-size-asian="9pt" style:font-size-complex="9pt" fo:language="en" fo:country="US"/>
    </style:style>
    <style:style style:name="T212" style:parent-style-name="Domyślnaczcionkaakapitu" style:family="text">
      <style:text-properties style:font-name="Consolas" fo:color="#404040" fo:font-size="9pt" style:font-size-asian="9pt" style:font-size-complex="9pt" fo:language="en" fo:country="US"/>
    </style:style>
    <style:style style:name="T213" style:parent-style-name="nn" style:family="text">
      <style:text-properties style:font-name="Consolas" fo:font-weight="bold" style:font-weight-asian="bold" style:font-weight-complex="bold" fo:color="#0E84B5" fo:font-size="9pt" style:font-size-asian="9pt" style:font-size-complex="9pt" fo:language="en" fo:country="US"/>
    </style:style>
    <style:style style:name="T214" style:parent-style-name="Domyślnaczcionkaakapitu" style:family="text">
      <style:text-properties style:font-name="Consolas" fo:color="#404040" fo:font-size="9pt" style:font-size-asian="9pt" style:font-size-complex="9pt" fo:language="en" fo:country="US"/>
    </style:style>
    <style:style style:name="T215" style:parent-style-name="kn" style:family="text">
      <style:text-properties style:font-name="Consolas" fo:font-weight="bold" style:font-weight-asian="bold" style:font-weight-complex="bold" fo:color="#007020" fo:font-size="9pt" style:font-size-asian="9pt" style:font-size-complex="9pt" fo:language="en" fo:country="US"/>
    </style:style>
    <style:style style:name="T216" style:parent-style-name="Domyślnaczcionkaakapitu" style:family="text">
      <style:text-properties style:font-name="Consolas" fo:color="#404040" fo:font-size="9pt" style:font-size-asian="9pt" style:font-size-complex="9pt" fo:language="en" fo:country="US"/>
    </style:style>
    <style:style style:name="T217" style:parent-style-name="n" style:family="text">
      <style:text-properties style:font-name="Consolas" fo:color="#404040" fo:font-size="9pt" style:font-size-asian="9pt" style:font-size-complex="9pt" fo:language="en" fo:country="US"/>
    </style:style>
    <style:style style:name="P218" style:parent-style-name="HTML-wstępniesformatowany" style:family="paragraph">
      <style:paragraph-properties fo:border="0.0069in solid #000000" fo:padding-top="0.0138in" fo:padding-left="0.0555in" fo:padding-bottom="0.0138in" fo:padding-right="0.0555in" style:shadow="none"/>
    </style:style>
    <style:style style:name="T219" style:parent-style-name="kn" style:family="text">
      <style:text-properties style:font-name="Consolas" fo:font-weight="bold" style:font-weight-asian="bold" style:font-weight-complex="bold" fo:color="#007020" fo:font-size="9pt" style:font-size-asian="9pt" style:font-size-complex="9pt" fo:language="en" fo:country="US"/>
    </style:style>
    <style:style style:name="T220" style:parent-style-name="Domyślnaczcionkaakapitu" style:family="text">
      <style:text-properties style:font-name="Consolas" fo:color="#404040" fo:font-size="9pt" style:font-size-asian="9pt" style:font-size-complex="9pt" fo:language="en" fo:country="US"/>
    </style:style>
    <style:style style:name="T221" style:parent-style-name="nn" style:family="text">
      <style:text-properties style:font-name="Consolas" fo:font-weight="bold" style:font-weight-asian="bold" style:font-weight-complex="bold" fo:color="#0E84B5" fo:font-size="9pt" style:font-size-asian="9pt" style:font-size-complex="9pt" fo:language="en" fo:country="US"/>
    </style:style>
    <style:style style:name="T222" style:parent-style-name="Domyślnaczcionkaakapitu" style:family="text">
      <style:text-properties style:font-name="Consolas" fo:color="#404040" fo:font-size="9pt" style:font-size-asian="9pt" style:font-size-complex="9pt" fo:language="en" fo:country="US"/>
    </style:style>
    <style:style style:name="T223" style:parent-style-name="kn" style:family="text">
      <style:text-properties style:font-name="Consolas" fo:font-weight="bold" style:font-weight-asian="bold" style:font-weight-complex="bold" fo:color="#007020" fo:font-size="9pt" style:font-size-asian="9pt" style:font-size-complex="9pt" fo:language="en" fo:country="US"/>
    </style:style>
    <style:style style:name="T224" style:parent-style-name="Domyślnaczcionkaakapitu" style:family="text">
      <style:text-properties style:font-name="Consolas" fo:color="#404040" fo:font-size="9pt" style:font-size-asian="9pt" style:font-size-complex="9pt" fo:language="en" fo:country="US"/>
    </style:style>
    <style:style style:name="T225" style:parent-style-name="n" style:family="text">
      <style:text-properties style:font-name="Consolas" fo:color="#404040" fo:font-size="9pt" style:font-size-asian="9pt" style:font-size-complex="9pt" fo:language="en" fo:country="US"/>
    </style:style>
    <style:style style:name="T226" style:parent-style-name="p" style:family="text">
      <style:text-properties style:font-name="Consolas" fo:color="#404040" fo:font-size="9pt" style:font-size-asian="9pt" style:font-size-complex="9pt" fo:language="en" fo:country="US"/>
    </style:style>
    <style:style style:name="T227" style:parent-style-name="Domyślnaczcionkaakapitu" style:family="text">
      <style:text-properties style:font-name="Consolas" fo:color="#404040" fo:font-size="9pt" style:font-size-asian="9pt" style:font-size-complex="9pt" fo:language="en" fo:country="US"/>
    </style:style>
    <style:style style:name="T228" style:parent-style-name="n" style:family="text">
      <style:text-properties style:font-name="Consolas" fo:color="#404040" fo:font-size="9pt" style:font-size-asian="9pt" style:font-size-complex="9pt" fo:language="en" fo:country="US"/>
    </style:style>
    <style:style style:name="P229" style:parent-style-name="HTML-wstępniesformatowany" style:family="paragraph">
      <style:paragraph-properties fo:border="0.0069in solid #000000" fo:padding-top="0.0138in" fo:padding-left="0.0555in" fo:padding-bottom="0.0138in" fo:padding-right="0.0555in" style:shadow="none"/>
      <style:text-properties style:font-name="Consolas" fo:color="#404040" fo:font-size="9pt" style:font-size-asian="9pt" style:font-size-complex="9pt" fo:language="en" fo:country="US"/>
    </style:style>
    <style:style style:name="P230" style:parent-style-name="HTML-wstępniesformatowany" style:family="paragraph">
      <style:paragraph-properties fo:border="0.0069in solid #000000" fo:padding-top="0.0138in" fo:padding-left="0.0555in" fo:padding-bottom="0.0138in" fo:padding-right="0.0555in" style:shadow="none"/>
    </style:style>
    <style:style style:name="T231" style:parent-style-name="n" style:family="text">
      <style:text-properties style:font-name="Consolas" fo:color="#404040" fo:font-size="9pt" style:font-size-asian="9pt" style:font-size-complex="9pt"/>
    </style:style>
    <style:style style:name="T232" style:parent-style-name="Domyślnaczcionkaakapitu" style:family="text">
      <style:text-properties style:font-name="Consolas" fo:color="#404040" fo:font-size="9pt" style:font-size-asian="9pt" style:font-size-complex="9pt"/>
    </style:style>
    <style:style style:name="T233" style:parent-style-name="o" style:family="text">
      <style:text-properties style:font-name="Consolas" fo:color="#666666" fo:font-size="9pt" style:font-size-asian="9pt" style:font-size-complex="9pt"/>
    </style:style>
    <style:style style:name="T234" style:parent-style-name="Domyślnaczcionkaakapitu" style:family="text">
      <style:text-properties style:font-name="Consolas" fo:color="#404040" fo:font-size="9pt" style:font-size-asian="9pt" style:font-size-complex="9pt"/>
    </style:style>
    <style:style style:name="T235" style:parent-style-name="n" style:family="text">
      <style:text-properties style:font-name="Consolas" fo:color="#404040" fo:font-size="9pt" style:font-size-asian="9pt" style:font-size-complex="9pt"/>
    </style:style>
    <style:style style:name="T236" style:parent-style-name="p" style:family="text">
      <style:text-properties style:font-name="Consolas" fo:color="#404040" fo:font-size="9pt" style:font-size-asian="9pt" style:font-size-complex="9pt"/>
    </style:style>
    <style:style style:name="T237" style:parent-style-name="o" style:family="text">
      <style:text-properties style:font-name="Consolas" fo:color="#666666" fo:font-size="9pt" style:font-size-asian="9pt" style:font-size-complex="9pt"/>
    </style:style>
    <style:style style:name="T238" style:parent-style-name="p" style:family="text">
      <style:text-properties style:font-name="Consolas" fo:color="#404040" fo:font-size="9pt" style:font-size-asian="9pt" style:font-size-complex="9pt"/>
    </style:style>
    <style:style style:name="P239" style:parent-style-name="HTML-wstępniesformatowany" style:family="paragraph">
      <style:paragraph-properties fo:border="0.0069in solid #000000" fo:padding-top="0.0138in" fo:padding-left="0.0555in" fo:padding-bottom="0.0138in" fo:padding-right="0.0555in" style:shadow="none"/>
    </style:style>
    <style:style style:name="T240" style:parent-style-name="p" style:family="text">
      <style:text-properties style:font-name="Consolas" fo:font-style="italic" style:font-style-asian="italic" style:font-style-complex="italic" fo:color="#808080" fo:font-size="9pt" style:font-size-asian="9pt" style:font-size-complex="9pt"/>
    </style:style>
    <style:style style:name="T241" style:parent-style-name="p" style:family="text">
      <style:text-properties style:font-name="Consolas" fo:font-style="italic" style:font-style-asian="italic" style:font-style-complex="italic" fo:color="#808080" fo:font-size="9pt" style:font-size-asian="9pt" style:font-size-complex="9pt"/>
    </style:style>
    <style:style style:name="T242" style:parent-style-name="p" style:family="text">
      <style:text-properties style:font-name="Consolas" fo:font-style="italic" style:font-style-asian="italic" style:font-style-complex="italic" fo:color="#808080" fo:font-size="9pt" style:font-size-asian="9pt" style:font-size-complex="9pt"/>
    </style:style>
    <style:style style:name="P243" style:parent-style-name="HTML-wstępniesformatowany" style:family="paragraph">
      <style:paragraph-properties fo:border="0.0069in solid #000000" fo:padding-top="0.0138in" fo:padding-left="0.0555in" fo:padding-bottom="0.0138in" fo:padding-right="0.0555in" style:shadow="none"/>
      <style:text-properties style:font-name="Consolas" fo:color="#404040" fo:font-size="9pt" style:font-size-asian="9pt" style:font-size-complex="9pt"/>
    </style:style>
    <style:style style:name="P244" style:parent-style-name="HTML-wstępniesformatowany" style:family="paragraph">
      <style:paragraph-properties fo:border="0.0069in solid #000000" fo:padding-top="0.0138in" fo:padding-left="0.0555in" fo:padding-bottom="0.0138in" fo:padding-right="0.0555in" style:shadow="none"/>
    </style:style>
    <style:style style:name="T245" style:parent-style-name="n" style:family="text">
      <style:text-properties style:font-name="Consolas" fo:color="#404040" fo:font-size="9pt" style:font-size-asian="9pt" style:font-size-complex="9pt"/>
    </style:style>
    <style:style style:name="T246" style:parent-style-name="Domyślnaczcionkaakapitu" style:family="text">
      <style:text-properties style:font-name="Consolas" fo:color="#404040" fo:font-size="9pt" style:font-size-asian="9pt" style:font-size-complex="9pt"/>
    </style:style>
    <style:style style:name="T247" style:parent-style-name="o" style:family="text">
      <style:text-properties style:font-name="Consolas" fo:color="#666666" fo:font-size="9pt" style:font-size-asian="9pt" style:font-size-complex="9pt"/>
    </style:style>
    <style:style style:name="T248" style:parent-style-name="Domyślnaczcionkaakapitu" style:family="text">
      <style:text-properties style:font-name="Consolas" fo:color="#404040" fo:font-size="9pt" style:font-size-asian="9pt" style:font-size-complex="9pt"/>
    </style:style>
    <style:style style:name="T249" style:parent-style-name="n" style:family="text">
      <style:text-properties style:font-name="Consolas" fo:color="#404040" fo:font-size="9pt" style:font-size-asian="9pt" style:font-size-complex="9pt"/>
    </style:style>
    <style:style style:name="T250" style:parent-style-name="p" style:family="text">
      <style:text-properties style:font-name="Consolas" fo:color="#404040" fo:font-size="9pt" style:font-size-asian="9pt" style:font-size-complex="9pt"/>
    </style:style>
    <style:style style:name="P251" style:parent-style-name="HTML-wstępniesformatowany" style:family="paragraph">
      <style:paragraph-properties fo:border="0.0069in solid #000000" fo:padding-top="0.0138in" fo:padding-left="0.0555in" fo:padding-bottom="0.0138in" fo:padding-right="0.0555in" style:shadow="none"/>
    </style:style>
    <style:style style:name="T252" style:parent-style-name="p" style:family="text">
      <style:text-properties style:font-name="Consolas" fo:font-style="italic" style:font-style-asian="italic" style:font-style-complex="italic" fo:color="#808080" fo:font-size="9pt" style:font-size-asian="9pt" style:font-size-complex="9pt"/>
    </style:style>
    <style:style style:name="P253" style:parent-style-name="HTML-wstępniesformatowany" style:family="paragraph">
      <style:paragraph-properties fo:border="0.0069in solid #000000" fo:padding-top="0.0138in" fo:padding-left="0.0555in" fo:padding-bottom="0.0138in" fo:padding-right="0.0555in" style:shadow="none"/>
      <style:text-properties style:font-name="Consolas" fo:color="#404040" fo:font-size="9pt" style:font-size-asian="9pt" style:font-size-complex="9pt"/>
    </style:style>
    <style:style style:name="P254" style:parent-style-name="HTML-wstępniesformatowany" style:family="paragraph">
      <style:paragraph-properties fo:border="0.0069in solid #000000" fo:padding-top="0.0138in" fo:padding-left="0.0555in" fo:padding-bottom="0.0138in" fo:padding-right="0.0555in" style:shadow="none"/>
    </style:style>
    <style:style style:name="T255" style:parent-style-name="n" style:family="text">
      <style:text-properties style:font-name="Consolas" fo:color="#404040" fo:font-size="9pt" style:font-size-asian="9pt" style:font-size-complex="9pt"/>
    </style:style>
    <style:style style:name="T256" style:parent-style-name="o" style:family="text">
      <style:text-properties style:font-name="Consolas" fo:color="#666666" fo:font-size="9pt" style:font-size-asian="9pt" style:font-size-complex="9pt"/>
    </style:style>
    <style:style style:name="T257" style:parent-style-name="n" style:family="text">
      <style:text-properties style:font-name="Consolas" fo:color="#404040" fo:font-size="9pt" style:font-size-asian="9pt" style:font-size-complex="9pt"/>
    </style:style>
    <style:style style:name="T258" style:parent-style-name="p" style:family="text">
      <style:text-properties style:font-name="Consolas" fo:color="#404040" fo:font-size="9pt" style:font-size-asian="9pt" style:font-size-complex="9pt"/>
    </style:style>
    <style:style style:name="T259" style:parent-style-name="n" style:family="text">
      <style:text-properties style:font-name="Consolas" fo:color="#404040" fo:font-size="9pt" style:font-size-asian="9pt" style:font-size-complex="9pt"/>
    </style:style>
    <style:style style:name="T260" style:parent-style-name="p" style:family="text">
      <style:text-properties style:font-name="Consolas" fo:color="#404040" fo:font-size="9pt" style:font-size-asian="9pt" style:font-size-complex="9pt"/>
    </style:style>
    <style:style style:name="P261" style:parent-style-name="HTML-wstępniesformatowany" style:family="paragraph">
      <style:paragraph-properties fo:border="0.0069in solid #000000" fo:padding-top="0.0138in" fo:padding-left="0.0555in" fo:padding-bottom="0.0138in" fo:padding-right="0.0555in" style:shadow="none"/>
    </style:style>
    <style:style style:name="T262" style:parent-style-name="p" style:family="text">
      <style:text-properties style:font-name="Consolas" fo:font-style="italic" style:font-style-asian="italic" style:font-style-complex="italic" fo:color="#808080" fo:font-size="9pt" style:font-size-asian="9pt" style:font-size-complex="9pt"/>
    </style:style>
    <style:style style:name="T263" style:parent-style-name="p" style:family="text">
      <style:text-properties style:font-name="Consolas" fo:font-style="italic" style:font-style-asian="italic" style:font-style-complex="italic" fo:color="#808080" fo:font-size="9pt" style:font-size-asian="9pt" style:font-size-complex="9pt"/>
    </style:style>
    <style:style style:name="T264" style:parent-style-name="p" style:family="text">
      <style:text-properties style:font-name="Consolas" fo:font-style="italic" style:font-style-asian="italic" style:font-style-complex="italic" fo:color="#808080" fo:font-size="9pt" style:font-size-asian="9pt" style:font-size-complex="9pt"/>
    </style:style>
    <style:style style:name="P265" style:parent-style-name="HTML-wstępniesformatowany" style:family="paragraph">
      <style:paragraph-properties fo:border="0.0069in solid #000000" fo:padding-top="0.0138in" fo:padding-left="0.0555in" fo:padding-bottom="0.0138in" fo:padding-right="0.0555in" style:shadow="none"/>
      <style:text-properties style:font-name="Consolas" fo:color="#404040" fo:font-size="9pt" style:font-size-asian="9pt" style:font-size-complex="9pt"/>
    </style:style>
    <style:style style:name="P266" style:parent-style-name="HTML-wstępniesformatowany" style:family="paragraph">
      <style:paragraph-properties fo:border="0.0069in solid #000000" fo:padding-top="0.0138in" fo:padding-left="0.0555in" fo:padding-bottom="0.0138in" fo:padding-right="0.0555in" style:shadow="none"/>
    </style:style>
    <style:style style:name="T267" style:parent-style-name="n" style:family="text">
      <style:text-properties style:font-name="Consolas" fo:color="#404040" fo:font-size="9pt" style:font-size-asian="9pt" style:font-size-complex="9pt" fo:language="en" fo:country="US"/>
    </style:style>
    <style:style style:name="T268" style:parent-style-name="Domyślnaczcionkaakapitu" style:family="text">
      <style:text-properties style:font-name="Consolas" fo:color="#404040" fo:font-size="9pt" style:font-size-asian="9pt" style:font-size-complex="9pt" fo:language="en" fo:country="US"/>
    </style:style>
    <style:style style:name="T269" style:parent-style-name="o" style:family="text">
      <style:text-properties style:font-name="Consolas" fo:color="#666666" fo:font-size="9pt" style:font-size-asian="9pt" style:font-size-complex="9pt" fo:language="en" fo:country="US"/>
    </style:style>
    <style:style style:name="T270" style:parent-style-name="Domyślnaczcionkaakapitu" style:family="text">
      <style:text-properties style:font-name="Consolas" fo:color="#404040" fo:font-size="9pt" style:font-size-asian="9pt" style:font-size-complex="9pt" fo:language="en" fo:country="US"/>
    </style:style>
    <style:style style:name="T271" style:parent-style-name="n" style:family="text">
      <style:text-properties style:font-name="Consolas" fo:color="#404040" fo:font-size="9pt" style:font-size-asian="9pt" style:font-size-complex="9pt" fo:language="en" fo:country="US"/>
    </style:style>
    <style:style style:name="T272" style:parent-style-name="p" style:family="text">
      <style:text-properties style:font-name="Consolas" fo:color="#404040" fo:font-size="9pt" style:font-size-asian="9pt" style:font-size-complex="9pt" fo:language="en" fo:country="US"/>
    </style:style>
    <style:style style:name="T273" style:parent-style-name="s2" style:family="text">
      <style:text-properties style:font-name="Consolas" fo:color="#4070A0" fo:font-size="9pt" style:font-size-asian="9pt" style:font-size-complex="9pt" fo:language="en" fo:country="US"/>
    </style:style>
    <style:style style:name="T274" style:parent-style-name="p" style:family="text">
      <style:text-properties style:font-name="Consolas" fo:color="#404040" fo:font-size="9pt" style:font-size-asian="9pt" style:font-size-complex="9pt" fo:language="en" fo:country="US"/>
    </style:style>
    <style:style style:name="T275" style:parent-style-name="Domyślnaczcionkaakapitu" style:family="text">
      <style:text-properties style:font-name="Consolas" fo:color="#404040" fo:font-size="9pt" style:font-size-asian="9pt" style:font-size-complex="9pt" fo:language="en" fo:country="US"/>
    </style:style>
    <style:style style:name="T276" style:parent-style-name="o" style:family="text">
      <style:text-properties style:font-name="Consolas" fo:color="#666666" fo:font-size="9pt" style:font-size-asian="9pt" style:font-size-complex="9pt" fo:language="en" fo:country="US"/>
    </style:style>
    <style:style style:name="T277" style:parent-style-name="p" style:family="text">
      <style:text-properties style:font-name="Consolas" fo:color="#404040" fo:font-size="9pt" style:font-size-asian="9pt" style:font-size-complex="9pt" fo:language="en" fo:country="US"/>
    </style:style>
    <style:style style:name="P278" style:parent-style-name="HTML-wstępniesformatowany" style:family="paragraph">
      <style:paragraph-properties fo:border="0.0069in solid #000000" fo:padding-top="0.0138in" fo:padding-left="0.0555in" fo:padding-bottom="0.0138in" fo:padding-right="0.0555in" style:shadow="none"/>
    </style:style>
    <style:style style:name="T279" style:parent-style-name="n" style:family="text">
      <style:text-properties style:font-name="Consolas" fo:color="#404040" fo:font-size="9pt" style:font-size-asian="9pt" style:font-size-complex="9pt"/>
    </style:style>
    <style:style style:name="T280" style:parent-style-name="o" style:family="text">
      <style:text-properties style:font-name="Consolas" fo:color="#666666" fo:font-size="9pt" style:font-size-asian="9pt" style:font-size-complex="9pt"/>
    </style:style>
    <style:style style:name="T281" style:parent-style-name="n" style:family="text">
      <style:text-properties style:font-name="Consolas" fo:color="#404040" fo:font-size="9pt" style:font-size-asian="9pt" style:font-size-complex="9pt"/>
    </style:style>
    <style:style style:name="T282" style:parent-style-name="p" style:family="text">
      <style:text-properties style:font-name="Consolas" fo:color="#404040" fo:font-size="9pt" style:font-size-asian="9pt" style:font-size-complex="9pt"/>
    </style:style>
    <style:style style:name="T283" style:parent-style-name="n" style:family="text">
      <style:text-properties style:font-name="Consolas" fo:color="#404040" fo:font-size="9pt" style:font-size-asian="9pt" style:font-size-complex="9pt"/>
    </style:style>
    <style:style style:name="T284" style:parent-style-name="p" style:family="text">
      <style:text-properties style:font-name="Consolas" fo:color="#404040" fo:font-size="9pt" style:font-size-asian="9pt" style:font-size-complex="9pt"/>
    </style:style>
    <style:style style:name="P285" style:parent-style-name="HTML-wstępniesformatowany" style:family="paragraph">
      <style:paragraph-properties fo:border="0.0069in solid #000000" fo:padding-top="0.0138in" fo:padding-left="0.0555in" fo:padding-bottom="0.0138in" fo:padding-right="0.0555in" style:shadow="none"/>
      <style:text-properties style:font-name="Consolas" fo:font-style="italic" style:font-style-asian="italic" style:font-style-complex="italic" fo:color="#808080" fo:font-size="9pt" style:font-size-asian="9pt" style:font-size-complex="9pt"/>
    </style:style>
    <style:style style:name="P286" style:parent-style-name="HTML-wstępniesformatowany" style:family="paragraph">
      <style:paragraph-properties fo:border="0.0069in solid #000000" fo:padding-top="0.0138in" fo:padding-left="0.0555in" fo:padding-bottom="0.0138in" fo:padding-right="0.0555in" style:shadow="none"/>
      <style:text-properties style:font-name="Consolas" fo:color="#404040" fo:font-size="9pt" style:font-size-asian="9pt" style:font-size-complex="9pt"/>
    </style:style>
    <style:style style:name="P287" style:parent-style-name="HTML-wstępniesformatowany" style:family="paragraph">
      <style:paragraph-properties fo:border="0.0069in solid #000000" fo:padding-top="0.0138in" fo:padding-left="0.0555in" fo:padding-bottom="0.0138in" fo:padding-right="0.0555in" style:shadow="none"/>
      <style:text-properties style:font-name="Consolas" fo:color="#404040" fo:font-size="9pt" style:font-size-asian="9pt" style:font-size-complex="9pt"/>
    </style:style>
    <style:style style:name="P288" style:parent-style-name="HTML-wstępniesformatowany" style:family="paragraph">
      <style:paragraph-properties fo:border="0.0069in solid #000000" fo:padding-top="0.0138in" fo:padding-left="0.0555in" fo:padding-bottom="0.0138in" fo:padding-right="0.0555in" style:shadow="none"/>
    </style:style>
    <style:style style:name="T289" style:parent-style-name="n" style:family="text">
      <style:text-properties style:font-name="Consolas" fo:color="#404040" fo:font-size="9pt" style:font-size-asian="9pt" style:font-size-complex="9pt"/>
    </style:style>
    <style:style style:name="T290" style:parent-style-name="o" style:family="text">
      <style:text-properties style:font-name="Consolas" fo:color="#666666" fo:font-size="9pt" style:font-size-asian="9pt" style:font-size-complex="9pt"/>
    </style:style>
    <style:style style:name="T291" style:parent-style-name="n" style:family="text">
      <style:text-properties style:font-name="Consolas" fo:color="#404040" fo:font-size="9pt" style:font-size-asian="9pt" style:font-size-complex="9pt"/>
    </style:style>
    <style:style style:name="T292" style:parent-style-name="p" style:family="text">
      <style:text-properties style:font-name="Consolas" fo:color="#404040" fo:font-size="9pt" style:font-size-asian="9pt" style:font-size-complex="9pt"/>
    </style:style>
    <style:style style:name="P293" style:parent-style-name="HTML-wstępniesformatowany" style:family="paragraph">
      <style:paragraph-properties fo:border="0.0069in solid #000000" fo:padding-top="0.0138in" fo:padding-left="0.0555in" fo:padding-bottom="0.0138in" fo:padding-right="0.0555in" style:shadow="none"/>
    </style:style>
    <style:style style:name="T294" style:parent-style-name="p" style:family="text">
      <style:text-properties style:font-name="Consolas" fo:font-style="italic" style:font-style-asian="italic" style:font-style-complex="italic" fo:color="#808080" fo:font-size="9pt" style:font-size-asian="9pt" style:font-size-complex="9pt"/>
    </style:style>
    <style:style style:name="P295" style:parent-style-name="HTML-wstępniesformatowany" style:family="paragraph">
      <style:paragraph-properties fo:border="0.0069in solid #000000" fo:padding-top="0.0138in" fo:padding-left="0.0555in" fo:padding-bottom="0.0138in" fo:padding-right="0.0555in" style:shadow="none"/>
    </style:style>
    <style:style style:name="T296" style:parent-style-name="n" style:family="text">
      <style:text-properties style:font-name="Consolas" fo:color="#404040" fo:font-size="9pt" style:font-size-asian="9pt" style:font-size-complex="9pt" fo:language="en" fo:country="US"/>
    </style:style>
    <style:style style:name="T297" style:parent-style-name="o" style:family="text">
      <style:text-properties style:font-name="Consolas" fo:color="#666666" fo:font-size="9pt" style:font-size-asian="9pt" style:font-size-complex="9pt" fo:language="en" fo:country="US"/>
    </style:style>
    <style:style style:name="T298" style:parent-style-name="n" style:family="text">
      <style:text-properties style:font-name="Consolas" fo:color="#404040" fo:font-size="9pt" style:font-size-asian="9pt" style:font-size-complex="9pt" fo:language="en" fo:country="US"/>
    </style:style>
    <style:style style:name="T299" style:parent-style-name="o" style:family="text">
      <style:text-properties style:font-name="Consolas" fo:color="#666666" fo:font-size="9pt" style:font-size-asian="9pt" style:font-size-complex="9pt" fo:language="en" fo:country="US"/>
    </style:style>
    <style:style style:name="T300" style:parent-style-name="n" style:family="text">
      <style:text-properties style:font-name="Consolas" fo:color="#404040" fo:font-size="9pt" style:font-size-asian="9pt" style:font-size-complex="9pt" fo:language="en" fo:country="US"/>
    </style:style>
    <style:style style:name="T301" style:parent-style-name="o" style:family="text">
      <style:text-properties style:font-name="Consolas" fo:color="#666666" fo:font-size="9pt" style:font-size-asian="9pt" style:font-size-complex="9pt" fo:language="en" fo:country="US"/>
    </style:style>
    <style:style style:name="T302" style:parent-style-name="n" style:family="text">
      <style:text-properties style:font-name="Consolas" fo:color="#404040" fo:font-size="9pt" style:font-size-asian="9pt" style:font-size-complex="9pt" fo:language="en" fo:country="US"/>
    </style:style>
    <style:style style:name="T303" style:parent-style-name="p" style:family="text">
      <style:text-properties style:font-name="Consolas" fo:color="#404040" fo:font-size="9pt" style:font-size-asian="9pt" style:font-size-complex="9pt" fo:language="en" fo:country="US"/>
    </style:style>
    <style:style style:name="T304" style:parent-style-name="s2" style:family="text">
      <style:text-properties style:font-name="Consolas" fo:color="#4070A0" fo:font-size="9pt" style:font-size-asian="9pt" style:font-size-complex="9pt" fo:language="en" fo:country="US"/>
    </style:style>
    <style:style style:name="T305" style:parent-style-name="p" style:family="text">
      <style:text-properties style:font-name="Consolas" fo:color="#404040" fo:font-size="9pt" style:font-size-asian="9pt" style:font-size-complex="9pt" fo:language="en" fo:country="US"/>
    </style:style>
    <style:style style:name="P306" style:parent-style-name="Normalny" style:family="paragraph">
      <style:paragraph-properties fo:border="0.0069in solid #000000" fo:padding-top="0.0138in" fo:padding-left="0.0555in" fo:padding-bottom="0.0138in" fo:padding-right="0.0555in" style:shadow="none"/>
      <style:text-properties fo:font-style="italic" style:font-style-asian="italic" style:font-style-complex="italic" fo:color="#808080"/>
    </style:style>
    <style:style style:name="P307" style:parent-style-name="Normalny"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weight="bold" style:font-weight-asian="bold" style:font-weight-complex="bold" fo:color="#007020" fo:font-size="9pt" style:font-size-asian="9pt" style:font-size-complex="9pt" style:language-asian="pl" style:country-asian="PL"/>
    </style:style>
    <style:style style:name="P308" style:parent-style-name="Normalny"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weight="bold" style:font-weight-asian="bold" style:font-weight-complex="bold" fo:color="#007020" fo:font-size="9pt" style:font-size-asian="9pt" style:font-size-complex="9pt" style:language-asian="pl" style:country-asian="PL"/>
    </style:style>
    <style:style style:name="P309"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weight="bold" style:font-weight-asian="bold" style:font-weight-complex="bold" fo:color="#007020" fo:font-size="9pt" style:font-size-asian="9pt" style:font-size-complex="9pt" fo:language="en" fo:country="US" style:language-asian="pl" style:country-asian="PL"/>
    </style:style>
    <style:style style:name="P310"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1" style:parent-style-name="Domyślnaczcionkaakapitu" style:family="text">
      <style:text-properties style:font-name="Consolas" style:font-name-asian="Times New Roman" style:font-name-complex="Courier New" fo:font-weight="bold" style:font-weight-asian="bold" style:font-weight-complex="bold" fo:color="#007020" fo:font-size="9pt" style:font-size-asian="9pt" style:font-size-complex="9pt" fo:language="en" fo:country="US" style:language-asian="pl" style:country-asian="PL"/>
    </style:style>
    <style:style style:name="T312"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13" style:parent-style-name="Domyślnaczcionkaakapitu" style:family="text">
      <style:text-properties style:font-name="Consolas" style:font-name-asian="Times New Roman" style:font-name-complex="Courier New" fo:font-weight="bold" style:font-weight-asian="bold" style:font-weight-complex="bold" fo:color="#0E84B5" fo:font-size="9pt" style:font-size-asian="9pt" style:font-size-complex="9pt" fo:language="en" fo:country="US" style:language-asian="pl" style:country-asian="PL"/>
    </style:style>
    <style:style style:name="T314"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15" style:parent-style-name="Domyślnaczcionkaakapitu" style:family="text">
      <style:text-properties style:font-name="Consolas" style:font-name-asian="Times New Roman" style:font-name-complex="Courier New" fo:font-weight="bold" style:font-weight-asian="bold" style:font-weight-complex="bold" fo:color="#007020" fo:font-size="9pt" style:font-size-asian="9pt" style:font-size-complex="9pt" fo:language="en" fo:country="US" style:language-asian="pl" style:country-asian="PL"/>
    </style:style>
    <style:style style:name="T31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17"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18" style:parent-style-name="Domyślnaczcionkaakapitu" style:family="text">
      <style:text-properties style:font-name="Consolas" style:font-name-asian="Times New Roman" style:font-name-complex="Courier New" fo:font-weight="bold" style:font-weight-asian="bold" style:font-weight-complex="bold" fo:color="#007020" fo:font-size="9pt" style:font-size-asian="9pt" style:font-size-complex="9pt" fo:language="en" fo:country="US" style:language-asian="pl" style:country-asian="PL"/>
    </style:style>
    <style:style style:name="T319"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20" style:parent-style-name="Domyślnaczcionkaakapitu" style:family="text">
      <style:text-properties style:font-name="Consolas" style:font-name-asian="Times New Roman" style:font-name-complex="Courier New" fo:font-weight="bold" style:font-weight-asian="bold" style:font-weight-complex="bold" fo:color="#0E84B5" fo:font-size="9pt" style:font-size-asian="9pt" style:font-size-complex="9pt" fo:language="en" fo:country="US" style:language-asian="pl" style:country-asian="PL"/>
    </style:style>
    <style:style style:name="T321"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22" style:parent-style-name="Domyślnaczcionkaakapitu" style:family="text">
      <style:text-properties style:font-name="Consolas" style:font-name-asian="Times New Roman" style:font-name-complex="Courier New" fo:font-weight="bold" style:font-weight-asian="bold" style:font-weight-complex="bold" fo:color="#007020" fo:font-size="9pt" style:font-size-asian="9pt" style:font-size-complex="9pt" fo:language="en" fo:country="US" style:language-asian="pl" style:country-asian="PL"/>
    </style:style>
    <style:style style:name="T323"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24"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25"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6" style:parent-style-name="Domyślnaczcionkaakapitu" style:family="text">
      <style:text-properties style:font-name="Consolas" style:font-name-asian="Times New Roman" style:font-name-complex="Courier New" fo:color="#404040" fo:font-size="9pt" style:font-size-asian="9pt" style:font-size-complex="9pt" style:language-asian="pl" style:country-asian="PL"/>
    </style:style>
    <style:style style:name="T327" style:parent-style-name="Domyślnaczcionkaakapitu" style:family="text">
      <style:text-properties style:font-name="Consolas" style:font-name-asian="Times New Roman" style:font-name-complex="Courier New" fo:color="#666666" fo:font-size="9pt" style:font-size-asian="9pt" style:font-size-complex="9pt" style:language-asian="pl" style:country-asian="PL"/>
    </style:style>
    <style:style style:name="T328" style:parent-style-name="Domyślnaczcionkaakapitu" style:family="text">
      <style:text-properties style:font-name="Consolas" style:font-name-asian="Times New Roman" style:font-name-complex="Courier New" fo:color="#404040" fo:font-size="9pt" style:font-size-asian="9pt" style:font-size-complex="9pt" style:language-asian="pl" style:country-asian="PL"/>
    </style:style>
    <style:style style:name="T329" style:parent-style-name="Domyślnaczcionkaakapitu" style:family="text">
      <style:text-properties style:font-name="Consolas" style:font-name-asian="Times New Roman" style:font-name-complex="Courier New" fo:color="#666666" fo:font-size="9pt" style:font-size-asian="9pt" style:font-size-complex="9pt" style:language-asian="pl" style:country-asian="PL"/>
    </style:style>
    <style:style style:name="T330" style:parent-style-name="Domyślnaczcionkaakapitu" style:family="text">
      <style:text-properties style:font-name="Consolas" style:font-name-asian="Times New Roman" style:font-name-complex="Courier New" fo:color="#404040" fo:font-size="9pt" style:font-size-asian="9pt" style:font-size-complex="9pt" style:language-asian="pl" style:country-asian="PL"/>
    </style:style>
    <style:style style:name="P331"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tyle="italic" style:font-style-asian="italic" style:font-style-complex="italic" fo:color="#808080" fo:font-size="9pt" style:font-size-asian="9pt" style:font-size-complex="9pt" style:language-asian="pl" style:country-asian="PL"/>
    </style:style>
    <style:style style:name="P332"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04040" fo:font-size="9pt" style:font-size-asian="9pt" style:font-size-complex="9pt" style:language-asian="pl" style:country-asian="PL"/>
    </style:style>
    <style:style style:name="P333"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4"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35"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3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37"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338"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39"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0"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41"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42"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43"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44"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5" style:parent-style-name="Domyślnaczcionkaakapitu" style:family="text">
      <style:text-properties style:font-name="Consolas" style:font-name-asian="Times New Roman" style:font-name-complex="Courier New" fo:color="#404040" fo:font-size="9pt" style:font-size-asian="9pt" style:font-size-complex="9pt" fo:language="it" fo:country="IT" style:language-asian="pl" style:country-asian="PL"/>
    </style:style>
    <style:style style:name="T346" style:parent-style-name="Domyślnaczcionkaakapitu" style:family="text">
      <style:text-properties style:font-name="Consolas" style:font-name-asian="Times New Roman" style:font-name-complex="Courier New" fo:color="#666666" fo:font-size="9pt" style:font-size-asian="9pt" style:font-size-complex="9pt" fo:language="it" fo:country="IT" style:language-asian="pl" style:country-asian="PL"/>
    </style:style>
    <style:style style:name="T347" style:parent-style-name="Domyślnaczcionkaakapitu" style:family="text">
      <style:text-properties style:font-name="Consolas" style:font-name-asian="Times New Roman" style:font-name-complex="Courier New" fo:color="#404040" fo:font-size="9pt" style:font-size-asian="9pt" style:font-size-complex="9pt" fo:language="it" fo:country="IT" style:language-asian="pl" style:country-asian="PL"/>
    </style:style>
    <style:style style:name="P348"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49" style:parent-style-name="Domyślnaczcionkaakapitu" style:family="text">
      <style:text-properties style:font-name="Consolas" style:font-name-asian="Times New Roman" style:font-name-complex="Courier New" fo:color="#404040" fo:font-size="9pt" style:font-size-asian="9pt" style:font-size-complex="9pt" fo:language="it" fo:country="IT" style:language-asian="pl" style:country-asian="PL"/>
    </style:style>
    <style:style style:name="T350" style:parent-style-name="Domyślnaczcionkaakapitu" style:family="text">
      <style:text-properties style:font-name="Consolas" style:font-name-asian="Times New Roman" style:font-name-complex="Courier New" fo:color="#666666" fo:font-size="9pt" style:font-size-asian="9pt" style:font-size-complex="9pt" fo:language="it" fo:country="IT" style:language-asian="pl" style:country-asian="PL"/>
    </style:style>
    <style:style style:name="T351" style:parent-style-name="Domyślnaczcionkaakapitu" style:family="text">
      <style:text-properties style:font-name="Consolas" style:font-name-asian="Times New Roman" style:font-name-complex="Courier New" fo:color="#404040" fo:font-size="9pt" style:font-size-asian="9pt" style:font-size-complex="9pt" fo:language="it" fo:country="IT" style:language-asian="pl" style:country-asian="PL"/>
    </style:style>
    <style:style style:name="P352"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04040" fo:font-size="9pt" style:font-size-asian="9pt" style:font-size-complex="9pt" fo:language="it" fo:country="IT" style:language-asian="pl" style:country-asian="PL"/>
    </style:style>
    <style:style style:name="P353"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4"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55"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5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57"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358"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59"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tyle="italic" style:font-style-asian="italic" style:font-style-complex="italic" fo:color="#808080" fo:font-size="9pt" style:font-size-asian="9pt" style:font-size-complex="9pt" style:language-asian="pl" style:country-asian="PL"/>
    </style:style>
    <style:style style:name="P360"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04040" fo:font-size="9pt" style:font-size-asian="9pt" style:font-size-complex="9pt" style:language-asian="pl" style:country-asian="PL"/>
    </style:style>
    <style:style style:name="P361"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2"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63"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64"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65"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6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67"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68"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69"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tyle="italic" style:font-style-asian="italic" style:font-style-complex="italic" fo:color="#808080" fo:font-size="9pt" style:font-size-asian="9pt" style:font-size-complex="9pt" style:language-asian="pl" style:country-asian="PL"/>
    </style:style>
    <style:style style:name="P370"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04040" fo:font-size="9pt" style:font-size-asian="9pt" style:font-size-complex="9pt" style:language-asian="pl" style:country-asian="PL"/>
    </style:style>
    <style:style style:name="P371"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2" style:parent-style-name="Domyślnaczcionkaakapitu" style:family="text">
      <style:text-properties style:font-name="Consolas" style:font-name-asian="Times New Roman" style:font-name-complex="Courier New" fo:font-style="italic" style:font-style-asian="italic" style:font-style-complex="italic" fo:color="#408090" fo:font-size="9pt" style:font-size-asian="9pt" style:font-size-complex="9pt" style:language-asian="pl" style:country-asian="PL"/>
    </style:style>
    <style:style style:name="P373"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74"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75"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7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77"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78"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79"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P380"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81"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2" style:parent-style-name="Domyślnaczcionkaakapitu" style:family="text">
      <style:text-properties style:font-name="Consolas" style:font-name-asian="Times New Roman" style:font-name-complex="Courier New" fo:color="#404040" fo:font-size="9pt" style:font-size-asian="9pt" style:font-size-complex="9pt" style:language-asian="pl" style:country-asian="PL"/>
    </style:style>
    <style:style style:name="T383" style:parent-style-name="Domyślnaczcionkaakapitu" style:family="text">
      <style:text-properties style:font-name="Consolas" style:font-name-asian="Times New Roman" style:font-name-complex="Courier New" fo:color="#666666" fo:font-size="9pt" style:font-size-asian="9pt" style:font-size-complex="9pt" style:language-asian="pl" style:country-asian="PL"/>
    </style:style>
    <style:style style:name="T384" style:parent-style-name="Domyślnaczcionkaakapitu" style:family="text">
      <style:text-properties style:font-name="Consolas" style:font-name-asian="Times New Roman" style:font-name-complex="Courier New" fo:color="#404040" fo:font-size="9pt" style:font-size-asian="9pt" style:font-size-complex="9pt" style:language-asian="pl" style:country-asian="PL"/>
    </style:style>
    <style:style style:name="P385"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tyle="italic" style:font-style-asian="italic" style:font-style-complex="italic" fo:color="#808080" fo:font-size="9pt" style:font-size-asian="9pt" style:font-size-complex="9pt" style:language-asian="pl" style:country-asian="PL"/>
    </style:style>
    <style:style style:name="P386"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7"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88"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89"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90"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91"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92"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393"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394"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395"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396" style:parent-style-name="Normalny" style:family="paragraph">
      <style:text-properties fo:language="en" fo:country="US"/>
    </style:style>
    <style:style style:name="P397"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tyle="italic" style:font-style-asian="italic" style:font-style-complex="italic" fo:font-size="9pt" style:font-size-asian="9pt" style:font-size-complex="9pt" style:language-asian="pl" style:country-asian="PL"/>
    </style:style>
    <style:style style:name="P398"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99" style:parent-style-name="Domyślnaczcionkaakapitu" style:family="text">
      <style:text-properties style:font-name="Consolas" style:font-name-asian="Times New Roman" style:font-name-complex="Courier New" fo:font-weight="bold" style:font-weight-asian="bold" style:font-weight-complex="bold" fo:color="#C65D09" fo:font-size="9pt" style:font-size-asian="9pt" style:font-size-complex="9pt" style:language-asian="pl" style:country-asian="PL"/>
    </style:style>
    <style:style style:name="T400" style:parent-style-name="Domyślnaczcionkaakapitu" style:family="text">
      <style:text-properties style:font-name="Consolas" style:font-name-asian="Times New Roman" style:font-name-complex="Courier New" fo:color="#404040" fo:font-size="9pt" style:font-size-asian="9pt" style:font-size-complex="9pt" style:language-asian="pl" style:country-asian="PL"/>
    </style:style>
    <style:style style:name="T401" style:parent-style-name="Domyślnaczcionkaakapitu" style:family="text">
      <style:text-properties style:font-name="Consolas" style:font-name-asian="Times New Roman" style:font-name-complex="Courier New" fo:color="#666666" fo:font-size="9pt" style:font-size-asian="9pt" style:font-size-complex="9pt" style:language-asian="pl" style:country-asian="PL"/>
    </style:style>
    <style:style style:name="T402" style:parent-style-name="Domyślnaczcionkaakapitu" style:family="text">
      <style:text-properties style:font-name="Consolas" style:font-name-asian="Times New Roman" style:font-name-complex="Courier New" fo:color="#404040" fo:font-size="9pt" style:font-size-asian="9pt" style:font-size-complex="9pt" style:language-asian="pl" style:country-asian="PL"/>
    </style:style>
    <style:style style:name="P403"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4" style:parent-style-name="Domyślnaczcionkaakapitu" style:family="text">
      <style:text-properties style:font-name="Consolas" style:font-name-asian="Times New Roman" style:font-name-complex="Courier New" fo:color="#333333" fo:font-size="9pt" style:font-size-asian="9pt" style:font-size-complex="9pt" style:language-asian="pl" style:country-asian="PL"/>
    </style:style>
    <style:style style:name="T405" style:parent-style-name="Domyślnaczcionkaakapitu" style:family="text">
      <style:text-properties style:font-name="Consolas" style:font-name-asian="Times New Roman" style:font-name-complex="Courier New" fo:font-style="italic" style:font-style-asian="italic" style:font-style-complex="italic" fo:color="#808080" fo:font-size="9pt" style:font-size-asian="9pt" style:font-size-complex="9pt" style:language-asian="pl" style:country-asian="PL"/>
    </style:style>
    <style:style style:name="P406"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07" style:parent-style-name="Domyślnaczcionkaakapitu" style:family="text">
      <style:text-properties style:font-name="Consolas" style:font-name-asian="Times New Roman" style:font-name-complex="Courier New" fo:font-weight="bold" style:font-weight-asian="bold" style:font-weight-complex="bold" fo:color="#C65D09" fo:font-size="9pt" style:font-size-asian="9pt" style:font-size-complex="9pt" fo:language="en" fo:country="US" style:language-asian="pl" style:country-asian="PL"/>
    </style:style>
    <style:style style:name="T408"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409"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410"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411"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412" style:parent-style-name="Domyślnaczcionkaakapitu" style:family="text">
      <style:text-properties style:font-name="Consolas" style:font-name-asian="Times New Roman" style:font-name-complex="Courier New" fo:font-weight="bold" style:font-weight-asian="bold" style:font-weight-complex="bold" fo:color="#007020" fo:font-size="9pt" style:font-size-asian="9pt" style:font-size-complex="9pt" fo:language="en" fo:country="US" style:language-asian="pl" style:country-asian="PL"/>
    </style:style>
    <style:style style:name="T413"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414"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tyle="italic" style:font-style-asian="italic" style:font-style-complex="italic" fo:color="#808080" fo:font-size="9pt" style:font-size-asian="9pt" style:font-size-complex="9pt" style:language-asian="pl" style:country-asian="PL"/>
    </style:style>
    <style:style style:name="P415"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16" style:parent-style-name="Domyślnaczcionkaakapitu" style:family="text">
      <style:text-properties style:font-name="Consolas" style:font-name-asian="Times New Roman" style:font-name-complex="Courier New" fo:font-weight="bold" style:font-weight-asian="bold" style:font-weight-complex="bold" fo:color="#C65D09" fo:font-size="9pt" style:font-size-asian="9pt" style:font-size-complex="9pt" fo:language="en" fo:country="US" style:language-asian="pl" style:country-asian="PL"/>
    </style:style>
    <style:style style:name="T417"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418"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419"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420"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1" style:parent-style-name="Domyślnaczcionkaakapitu" style:family="text">
      <style:text-properties style:font-name="Consolas" style:font-name-asian="Times New Roman" style:font-name-complex="Courier New" fo:color="#333333" fo:font-size="9pt" style:font-size-asian="9pt" style:font-size-complex="9pt" fo:language="en" fo:country="US" style:language-asian="pl" style:country-asian="PL"/>
    </style:style>
    <style:style style:name="P422"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3" style:parent-style-name="Domyślnaczcionkaakapitu" style:family="text">
      <style:text-properties style:font-name="Consolas" style:font-name-asian="Times New Roman" style:font-name-complex="Courier New" fo:color="#333333" fo:font-size="9pt" style:font-size-asian="9pt" style:font-size-complex="9pt" fo:language="en" fo:country="US" style:language-asian="pl" style:country-asian="PL"/>
    </style:style>
    <style:style style:name="P424" style:parent-style-name="Normalny" style:family="paragraph">
      <style:paragraph-properties fo:border="0.0069in solid #000000" fo:padding-top="0.0138in" fo:padding-left="0.0555in" fo:padding-bottom="0.0138in" fo:padding-right="0.0555in" style:shadow="no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5" style:parent-style-name="Domyślnaczcionkaakapitu" style:family="text">
      <style:text-properties style:font-name="Consolas" style:font-name-asian="Times New Roman" style:font-name-complex="Courier New" fo:color="#333333" fo:font-size="9pt" style:font-size-asian="9pt" style:font-size-complex="9pt" fo:language="en" fo:country="US" style:language-asian="pl" style:country-asian="PL"/>
    </style:style>
    <style:style style:name="P426" style:parent-style-name="Normalny" style:family="paragraph">
      <style:text-properties fo:language="en" fo:country="US"/>
    </style:style>
    <style:style style:name="P427" style:parent-style-name="Normalny" style:family="paragraph">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28"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429"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430"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431"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432"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433"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434"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435"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436"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437"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438"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T439" style:parent-style-name="Domyślnaczcionkaakapitu" style:family="text">
      <style:text-properties style:font-name="Consolas" style:font-name-asian="Times New Roman" style:font-name-complex="Courier New" fo:color="#666666" fo:font-size="9pt" style:font-size-asian="9pt" style:font-size-complex="9pt" fo:language="en" fo:country="US" style:language-asian="pl" style:country-asian="PL"/>
    </style:style>
    <style:style style:name="T440" style:parent-style-name="Domyślnaczcionkaakapitu" style:family="text">
      <style:text-properties style:font-name="Consolas" style:font-name-asian="Times New Roman" style:font-name-complex="Courier New" fo:color="#4070A0" fo:font-size="9pt" style:font-size-asian="9pt" style:font-size-complex="9pt" fo:language="en" fo:country="US" style:language-asian="pl" style:country-asian="PL"/>
    </style:style>
    <style:style style:name="T441" style:parent-style-name="Domyślnaczcionkaakapitu" style:family="text">
      <style:text-properties style:font-name="Consolas" style:font-name-asian="Times New Roman" style:font-name-complex="Courier New" fo:color="#404040" fo:font-size="9pt" style:font-size-asian="9pt" style:font-size-complex="9pt" fo:language="en" fo:country="US" style:language-asian="pl" style:country-asian="PL"/>
    </style:style>
    <style:style style:name="P442" style:parent-style-name="Normalny" style:family="paragraph">
      <style:text-properties fo:language="en" fo:country="US"/>
    </style:style>
    <style:style style:name="P443" style:parent-style-name="Normalny" style:family="paragraph">
      <style:text-properties fo:language="en" fo:country="US"/>
    </style:style>
    <style:style style:name="P444" style:parent-style-name="Normalny" style:family="paragraph">
      <style:paragraph-properties fo:break-before="page"/>
      <style:text-properties fo:language="en" fo:country="US"/>
    </style:style>
    <style:style style:name="P445" style:parent-style-name="Normalny" style:family="paragraph">
      <style:text-properties fo:language="en" fo:country="US"/>
    </style:style>
    <style:style style:name="P446" style:parent-style-name="Normalny" style:family="paragraph">
      <style:paragraph-properties fo:margin-bottom="0.0694in" fo:line-height="100%" fo:background-color="#FCFCFC"/>
      <style:text-properties style:font-name="Georgia" style:font-name-asian="Times New Roman" style:font-name-complex="Times New Roman" fo:font-weight="bold" style:font-weight-asian="bold" style:font-weight-complex="bold" fo:color="#404040" fo:font-size="18pt" style:font-size-asian="18pt" style:font-size-complex="18pt" fo:language="en" fo:country="US" style:language-asian="pl" style:country-asian="PL"/>
    </style:style>
    <style:style style:name="P447" style:parent-style-name="Normalny" style:family="paragraph">
      <style:paragraph-properties fo:margin-bottom="0.25in" style:line-height-at-least="0.25in" fo:background-color="#FCFCFC"/>
      <style:text-properties style:font-name="Lato" style:font-name-asian="Times New Roman" style:font-name-complex="Times New Roman" fo:color="#404040" fo:font-size="10pt" style:font-size-asian="10pt" style:font-size-complex="10pt" fo:language="en" fo:country="US" style:language-asian="pl" style:country-asian="PL"/>
    </style:style>
    <style:style style:name="P448" style:parent-style-name="Normalny" style:family="paragraph">
      <style:paragraph-properties fo:margin-top="0.0694in" fo:margin-bottom="0.0694in" style:line-height-at-least="0.25in" fo:margin-left="0.75in" fo:background-color="#FCFCFC">
        <style:tab-stops>
          <style:tab-stop style:type="left" style:position="-0.25in"/>
        </style:tab-stops>
      </style:paragraph-properties>
    </style:style>
    <style:style style:name="T449" style:parent-style-name="Domyślnaczcionkaakapitu" style:family="text">
      <style:text-properties style:font-name="Lato" style:font-name-asian="Times New Roman" style:font-name-complex="Times New Roman" fo:font-weight="bold" style:font-weight-asian="bold" style:font-weight-complex="bold" fo:color="#404040" fo:font-size="10pt" style:font-size-asian="10pt" style:font-size-complex="10pt" fo:language="en" fo:country="US" style:language-asian="pl" style:country-asian="PL"/>
    </style:style>
    <style:style style:name="T450" style:parent-style-name="Domyślnaczcionkaakapitu" style:family="text">
      <style:text-properties style:font-name="Lato" style:font-name-asian="Times New Roman" style:font-name-complex="Times New Roman" fo:color="#404040" fo:font-size="10pt" style:font-size-asian="10pt" style:font-size-complex="10pt" fo:language="en" fo:country="US" style:language-asian="pl" style:country-asian="PL"/>
    </style:style>
    <style:style style:name="P451" style:parent-style-name="Normalny" style:family="paragraph">
      <style:paragraph-properties fo:margin-top="0.0694in" fo:margin-bottom="0.0694in" style:line-height-at-least="0.25in" fo:margin-left="0.75in" fo:background-color="#FCFCFC">
        <style:tab-stops>
          <style:tab-stop style:type="left" style:position="-0.25in"/>
        </style:tab-stops>
      </style:paragraph-properties>
    </style:style>
    <style:style style:name="T452" style:parent-style-name="Domyślnaczcionkaakapitu" style:family="text">
      <style:text-properties style:font-name="Lato" style:font-name-asian="Times New Roman" style:font-name-complex="Times New Roman" fo:font-weight="bold" style:font-weight-asian="bold" style:font-weight-complex="bold" fo:color="#404040" fo:font-size="10pt" style:font-size-asian="10pt" style:font-size-complex="10pt" fo:language="en" fo:country="US" style:language-asian="pl" style:country-asian="PL"/>
    </style:style>
    <style:style style:name="T453" style:parent-style-name="Domyślnaczcionkaakapitu" style:family="text">
      <style:text-properties style:font-name="Lato" style:font-name-asian="Times New Roman" style:font-name-complex="Times New Roman" fo:color="#404040" fo:font-size="10pt" style:font-size-asian="10pt" style:font-size-complex="10pt" fo:language="en" fo:country="US" style:language-asian="pl" style:country-asian="PL"/>
    </style:style>
    <style:style style:name="P454" style:parent-style-name="Normalny" style:family="paragraph">
      <style:paragraph-properties fo:margin-top="0.0694in" fo:margin-bottom="0.0694in" style:line-height-at-least="0.25in" fo:margin-left="0.75in" fo:background-color="#FCFCFC">
        <style:tab-stops>
          <style:tab-stop style:type="left" style:position="-0.25in"/>
        </style:tab-stops>
      </style:paragraph-properties>
    </style:style>
    <style:style style:name="T455" style:parent-style-name="Domyślnaczcionkaakapitu" style:family="text">
      <style:text-properties style:font-name="Lato" style:font-name-asian="Times New Roman" style:font-name-complex="Times New Roman" fo:font-weight="bold" style:font-weight-asian="bold" style:font-weight-complex="bold" fo:color="#404040" fo:font-size="10pt" style:font-size-asian="10pt" style:font-size-complex="10pt" fo:language="en" fo:country="US" style:language-asian="pl" style:country-asian="PL"/>
    </style:style>
    <style:style style:name="T456" style:parent-style-name="Domyślnaczcionkaakapitu" style:family="text">
      <style:text-properties style:font-name="Lato" style:font-name-asian="Times New Roman" style:font-name-complex="Times New Roman" fo:color="#404040" fo:font-size="10pt" style:font-size-asian="10pt" style:font-size-complex="10pt" fo:language="en" fo:country="US" style:language-asian="pl" style:country-asian="PL"/>
    </style:style>
    <style:style style:name="P457" style:parent-style-name="Normalny" style:family="paragraph">
      <style:paragraph-properties fo:margin-top="0.0694in" fo:margin-bottom="0.0694in" style:line-height-at-least="0.25in" fo:margin-left="0.75in" fo:background-color="#FCFCFC">
        <style:tab-stops>
          <style:tab-stop style:type="left" style:position="-0.25in"/>
        </style:tab-stops>
      </style:paragraph-properties>
    </style:style>
    <style:style style:name="T458" style:parent-style-name="Domyślnaczcionkaakapitu" style:family="text">
      <style:text-properties style:font-name="Lato" style:font-name-asian="Times New Roman" style:font-name-complex="Times New Roman" fo:font-weight="bold" style:font-weight-asian="bold" style:font-weight-complex="bold" fo:color="#404040" fo:font-size="10pt" style:font-size-asian="10pt" style:font-size-complex="10pt" fo:language="en" fo:country="US" style:language-asian="pl" style:country-asian="PL"/>
    </style:style>
    <style:style style:name="T459" style:parent-style-name="Domyślnaczcionkaakapitu" style:family="text">
      <style:text-properties style:font-name="Lato" style:font-name-asian="Times New Roman" style:font-name-complex="Times New Roman" fo:color="#404040" fo:font-size="10pt" style:font-size-asian="10pt" style:font-size-complex="10pt" fo:language="en" fo:country="US" style:language-asian="pl" style:country-asian="PL"/>
    </style:style>
    <style:style style:name="TableColumn461" style:family="table-column">
      <style:table-column-properties style:column-width="1.7847in"/>
    </style:style>
    <style:style style:name="TableColumn462" style:family="table-column">
      <style:table-column-properties style:column-width="0.5243in"/>
    </style:style>
    <style:style style:name="TableColumn463" style:family="table-column">
      <style:table-column-properties style:column-width="0.5243in"/>
    </style:style>
    <style:style style:name="TableColumn464" style:family="table-column">
      <style:table-column-properties style:column-width="0.5243in"/>
    </style:style>
    <style:style style:name="TableColumn465" style:family="table-column">
      <style:table-column-properties style:column-width="0.5243in"/>
    </style:style>
    <style:style style:name="TableColumn466" style:family="table-column">
      <style:table-column-properties style:column-width="2.7409in"/>
    </style:style>
    <style:style style:name="Table460" style:family="table">
      <style:table-properties style:width="6.6229in" fo:margin-left="0in" table:align="left"/>
    </style:style>
    <style:style style:name="TableRow467" style:family="table-row">
      <style:table-row-properties/>
    </style:style>
    <style:style style:name="TableCell468" style:family="table-cell">
      <style:table-cell-properties fo:border-top="0.0104in outset #E1E4E5" fo:border-left="0.0034in outset #E1E4E5" fo:border-bottom="0.0208in solid #E1E4E5" fo:border-right="0.0104in outset #E1E4E5" style:writing-mode="lr-tb" style:vertical-align="middle" fo:padding-top="0.0833in" fo:padding-left="0.1666in" fo:padding-bottom="0.0833in" fo:padding-right="0.1666in" fo:wrap-option="no-wrap"/>
    </style:style>
    <style:style style:name="P469"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pl" style:country-asian="PL"/>
    </style:style>
    <style:style style:name="TableCell470" style:family="table-cell">
      <style:table-cell-properties fo:border-top="0.0104in outset #E1E4E5" fo:border-left="0.0104in outset #E1E4E5" fo:border-bottom="0.0208in solid #E1E4E5" fo:border-right="0.0104in outset #E1E4E5" style:writing-mode="lr-tb" style:vertical-align="middle" fo:padding-top="0.0833in" fo:padding-left="0.1666in" fo:padding-bottom="0.0833in" fo:padding-right="0.1666in" fo:wrap-option="no-wrap"/>
    </style:style>
    <style:style style:name="P471"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pl" style:country-asian="PL"/>
    </style:style>
    <style:style style:name="TableCell472" style:family="table-cell">
      <style:table-cell-properties fo:border-top="0.0104in outset #E1E4E5" fo:border-left="0.0104in outset #E1E4E5" fo:border-bottom="0.0208in solid #E1E4E5" fo:border-right="0.0104in outset #E1E4E5" style:writing-mode="lr-tb" style:vertical-align="middle" fo:padding-top="0.0833in" fo:padding-left="0.1666in" fo:padding-bottom="0.0833in" fo:padding-right="0.1666in" fo:wrap-option="no-wrap"/>
    </style:style>
    <style:style style:name="P473"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pl" style:country-asian="PL"/>
    </style:style>
    <style:style style:name="TableCell474" style:family="table-cell">
      <style:table-cell-properties fo:border-top="0.0104in outset #E1E4E5" fo:border-left="0.0104in outset #E1E4E5" fo:border-bottom="0.0208in solid #E1E4E5" fo:border-right="0.0104in outset #E1E4E5" style:writing-mode="lr-tb" style:vertical-align="middle" fo:padding-top="0.0833in" fo:padding-left="0.1666in" fo:padding-bottom="0.0833in" fo:padding-right="0.1666in" fo:wrap-option="no-wrap"/>
    </style:style>
    <style:style style:name="P475"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pl" style:country-asian="PL"/>
    </style:style>
    <style:style style:name="TableCell476" style:family="table-cell">
      <style:table-cell-properties fo:border-top="0.0104in outset #E1E4E5" fo:border-left="0.0104in outset #E1E4E5" fo:border-bottom="0.0208in solid #E1E4E5" fo:border-right="0.0104in outset #E1E4E5" style:writing-mode="lr-tb" style:vertical-align="middle" fo:padding-top="0.0833in" fo:padding-left="0.1666in" fo:padding-bottom="0.0833in" fo:padding-right="0.1666in" fo:wrap-option="no-wrap"/>
    </style:style>
    <style:style style:name="P477"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pl" style:country-asian="PL"/>
    </style:style>
    <style:style style:name="TableCell478" style:family="table-cell">
      <style:table-cell-properties fo:border-top="0.0104in outset #E1E4E5" fo:border-left="0.0104in outset #E1E4E5" fo:border-bottom="0.0208in solid #E1E4E5" fo:border-right="0.0104in outset #E1E4E5" style:writing-mode="lr-tb" style:vertical-align="middle" fo:padding-top="0.0833in" fo:padding-left="0.1666in" fo:padding-bottom="0.0833in" fo:padding-right="0.1666in" fo:wrap-option="no-wrap"/>
    </style:style>
    <style:style style:name="P479"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pl" style:country-asian="PL"/>
    </style:style>
    <style:style style:name="TableRow480" style:family="table-row">
      <style:table-row-properties/>
    </style:style>
    <style:style style:name="TableCell481"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482" style:parent-style-name="Normalny" style:family="paragraph">
      <style:paragraph-properties fo:margin-bottom="0in" fo:line-height="100%"/>
    </style:style>
    <style:style style:name="T483"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484"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485" style:parent-style-name="Normalny" style:family="paragraph">
      <style:paragraph-properties fo:margin-bottom="0in" fo:line-height="100%"/>
    </style:style>
    <style:style style:name="T486"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487"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488"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48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490"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491"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492"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493"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494"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495" style:family="table-row">
      <style:table-row-properties/>
    </style:style>
    <style:style style:name="TableCell496"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497" style:parent-style-name="Normalny" style:family="paragraph">
      <style:paragraph-properties fo:margin-bottom="0in" fo:line-height="100%"/>
    </style:style>
    <style:style style:name="T498"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499"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00" style:parent-style-name="Normalny" style:family="paragraph">
      <style:paragraph-properties fo:margin-bottom="0in" fo:line-height="100%"/>
    </style:style>
    <style:style style:name="T501"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502"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03"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04"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0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06"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07"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08"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09"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510" style:family="table-row">
      <style:table-row-properties/>
    </style:style>
    <style:style style:name="TableCell511"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12" style:parent-style-name="Normalny" style:family="paragraph">
      <style:paragraph-properties fo:margin-bottom="0in" fo:line-height="100%"/>
    </style:style>
    <style:style style:name="T513"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514"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15" style:parent-style-name="Normalny" style:family="paragraph">
      <style:paragraph-properties fo:margin-bottom="0in" fo:line-height="100%"/>
    </style:style>
    <style:style style:name="T516"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517"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18"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1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20"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21"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22"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23"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24"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525" style:family="table-row">
      <style:table-row-properties/>
    </style:style>
    <style:style style:name="TableCell526"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527" style:parent-style-name="Normalny" style:family="paragraph">
      <style:paragraph-properties fo:margin-bottom="0in" fo:line-height="100%"/>
    </style:style>
    <style:style style:name="T528"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529"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30" style:parent-style-name="Normalny" style:family="paragraph">
      <style:paragraph-properties fo:margin-bottom="0in" fo:line-height="100%"/>
    </style:style>
    <style:style style:name="T531"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532"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33"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34"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3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36"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37"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38"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39"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540" style:family="table-row">
      <style:table-row-properties/>
    </style:style>
    <style:style style:name="TableCell541"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42" style:parent-style-name="Normalny" style:family="paragraph">
      <style:paragraph-properties fo:margin-bottom="0in" fo:line-height="100%"/>
    </style:style>
    <style:style style:name="T543"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544"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45" style:parent-style-name="Normalny" style:family="paragraph">
      <style:paragraph-properties fo:margin-bottom="0in" fo:line-height="100%"/>
    </style:style>
    <style:style style:name="T546"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547"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48"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4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50"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51"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52"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53"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54"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555" style:family="table-row">
      <style:table-row-properties/>
    </style:style>
    <style:style style:name="TableCell556"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557" style:parent-style-name="Normalny" style:family="paragraph">
      <style:paragraph-properties fo:margin-bottom="0in" fo:line-height="100%"/>
    </style:style>
    <style:style style:name="T558"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559"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60" style:parent-style-name="Normalny" style:family="paragraph">
      <style:paragraph-properties fo:margin-bottom="0in" fo:line-height="100%"/>
    </style:style>
    <style:style style:name="T561"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562"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63"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64"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6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66"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67"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68"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69"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570" style:family="table-row">
      <style:table-row-properties/>
    </style:style>
    <style:style style:name="TableCell571"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72" style:parent-style-name="Normalny" style:family="paragraph">
      <style:paragraph-properties fo:margin-bottom="0in" fo:line-height="100%"/>
    </style:style>
    <style:style style:name="T573"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574"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75" style:parent-style-name="Normalny" style:family="paragraph">
      <style:paragraph-properties fo:margin-bottom="0in" fo:line-height="100%"/>
    </style:style>
    <style:style style:name="T576"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577"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78"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7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80"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81"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82"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83"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584"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585" style:family="table-row">
      <style:table-row-properties/>
    </style:style>
    <style:style style:name="TableCell586"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587" style:parent-style-name="Normalny" style:family="paragraph">
      <style:paragraph-properties fo:margin-bottom="0in" fo:line-height="100%"/>
    </style:style>
    <style:style style:name="T588"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589"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90"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91"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92" style:parent-style-name="Normalny" style:family="paragraph">
      <style:paragraph-properties fo:margin-bottom="0in" fo:line-height="100%"/>
    </style:style>
    <style:style style:name="T593"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594"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9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96"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97"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598"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599"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600" style:family="table-row">
      <style:table-row-properties/>
    </style:style>
    <style:style style:name="TableCell601"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02" style:parent-style-name="Normalny" style:family="paragraph">
      <style:paragraph-properties fo:margin-bottom="0in" fo:line-height="100%"/>
    </style:style>
    <style:style style:name="T603"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604"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0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06"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07" style:parent-style-name="Normalny" style:family="paragraph">
      <style:paragraph-properties fo:margin-bottom="0in" fo:line-height="100%"/>
    </style:style>
    <style:style style:name="T608"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0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10"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11"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12"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13"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14"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615" style:family="table-row">
      <style:table-row-properties/>
    </style:style>
    <style:style style:name="TableCell616"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617" style:parent-style-name="Normalny" style:family="paragraph">
      <style:paragraph-properties fo:margin-bottom="0in" fo:line-height="100%"/>
    </style:style>
    <style:style style:name="T618"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619"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20"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21"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22" style:parent-style-name="Normalny" style:family="paragraph">
      <style:paragraph-properties fo:margin-bottom="0in" fo:line-height="100%"/>
    </style:style>
    <style:style style:name="T623"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24"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2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26"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27"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28"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29"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630" style:family="table-row">
      <style:table-row-properties/>
    </style:style>
    <style:style style:name="TableCell631"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32" style:parent-style-name="Normalny" style:family="paragraph">
      <style:paragraph-properties fo:margin-bottom="0in" fo:line-height="100%"/>
    </style:style>
    <style:style style:name="T633"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634"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3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36"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37" style:parent-style-name="Normalny" style:family="paragraph">
      <style:paragraph-properties fo:margin-bottom="0in" fo:line-height="100%"/>
    </style:style>
    <style:style style:name="T638"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3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40" style:parent-style-name="Normalny" style:family="paragraph">
      <style:paragraph-properties fo:margin-bottom="0in" fo:line-height="100%"/>
    </style:style>
    <style:style style:name="T641"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42"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43"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44"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4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646" style:family="table-row">
      <style:table-row-properties/>
    </style:style>
    <style:style style:name="TableCell647"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648" style:parent-style-name="Normalny" style:family="paragraph">
      <style:paragraph-properties fo:margin-bottom="0in" fo:line-height="100%"/>
    </style:style>
    <style:style style:name="T649"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650"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51"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52"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53" style:parent-style-name="Normalny" style:family="paragraph">
      <style:paragraph-properties fo:margin-bottom="0in" fo:line-height="100%"/>
    </style:style>
    <style:style style:name="T654"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55"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56" style:parent-style-name="Normalny" style:family="paragraph">
      <style:paragraph-properties fo:margin-bottom="0in" fo:line-height="100%"/>
    </style:style>
    <style:style style:name="T657"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58"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59"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60"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61"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662" style:family="table-row">
      <style:table-row-properties/>
    </style:style>
    <style:style style:name="TableCell663"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64" style:parent-style-name="Normalny" style:family="paragraph">
      <style:paragraph-properties fo:margin-bottom="0in" fo:line-height="100%"/>
    </style:style>
    <style:style style:name="T665"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666"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67"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68"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69" style:parent-style-name="Normalny" style:family="paragraph">
      <style:paragraph-properties fo:margin-bottom="0in" fo:line-height="100%"/>
    </style:style>
    <style:style style:name="T670"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71"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72" style:parent-style-name="Normalny" style:family="paragraph">
      <style:paragraph-properties fo:margin-bottom="0in" fo:line-height="100%"/>
    </style:style>
    <style:style style:name="T673"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74"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7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76"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77"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678" style:family="table-row">
      <style:table-row-properties/>
    </style:style>
    <style:style style:name="TableCell679"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680" style:parent-style-name="Normalny" style:family="paragraph">
      <style:paragraph-properties fo:margin-bottom="0in" fo:line-height="100%"/>
    </style:style>
    <style:style style:name="T681"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682"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83" style:parent-style-name="Normalny" style:family="paragraph">
      <style:paragraph-properties fo:margin-bottom="0in" fo:line-height="100%"/>
    </style:style>
    <style:style style:name="T684"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85"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86" style:parent-style-name="Normalny" style:family="paragraph">
      <style:paragraph-properties fo:margin-bottom="0in" fo:line-height="100%"/>
    </style:style>
    <style:style style:name="T687"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88"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89" style:parent-style-name="Normalny" style:family="paragraph">
      <style:paragraph-properties fo:margin-bottom="0in" fo:line-height="100%"/>
    </style:style>
    <style:style style:name="T690"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691"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92"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693"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694"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695" style:family="table-row">
      <style:table-row-properties/>
    </style:style>
    <style:style style:name="TableCell696"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697" style:parent-style-name="Normalny" style:family="paragraph">
      <style:paragraph-properties fo:margin-bottom="0in" fo:line-height="100%"/>
    </style:style>
    <style:style style:name="T698"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69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00" style:parent-style-name="Normalny" style:family="paragraph">
      <style:paragraph-properties fo:margin-bottom="0in" fo:line-height="100%"/>
    </style:style>
    <style:style style:name="T701"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02"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03" style:parent-style-name="Normalny" style:family="paragraph">
      <style:paragraph-properties fo:margin-bottom="0in" fo:line-height="100%"/>
    </style:style>
    <style:style style:name="T704"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05"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06" style:parent-style-name="Normalny" style:family="paragraph">
      <style:paragraph-properties fo:margin-bottom="0in" fo:line-height="100%"/>
    </style:style>
    <style:style style:name="T707"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08"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09"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710"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11"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712" style:family="table-row">
      <style:table-row-properties/>
    </style:style>
    <style:style style:name="TableCell713"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714" style:parent-style-name="Normalny" style:family="paragraph">
      <style:paragraph-properties fo:margin-bottom="0in" fo:line-height="100%"/>
    </style:style>
    <style:style style:name="T715"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716"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17" style:parent-style-name="Normalny" style:family="paragraph">
      <style:paragraph-properties fo:margin-bottom="0in" fo:line-height="100%"/>
    </style:style>
    <style:style style:name="T718"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19"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20" style:parent-style-name="Normalny" style:family="paragraph">
      <style:paragraph-properties fo:margin-bottom="0in" fo:line-height="100%"/>
    </style:style>
    <style:style style:name="T721"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22"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23" style:parent-style-name="Normalny" style:family="paragraph">
      <style:paragraph-properties fo:margin-bottom="0in" fo:line-height="100%"/>
    </style:style>
    <style:style style:name="T724"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25"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26"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727"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28"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729" style:family="table-row">
      <style:table-row-properties/>
    </style:style>
    <style:style style:name="TableCell730"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31" style:parent-style-name="Normalny" style:family="paragraph">
      <style:paragraph-properties fo:margin-bottom="0in" fo:line-height="100%"/>
    </style:style>
    <style:style style:name="T732"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733"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34"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735"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36" style:parent-style-name="Normalny" style:family="paragraph">
      <style:paragraph-properties fo:margin-bottom="0in" fo:line-height="100%"/>
    </style:style>
    <style:style style:name="T737"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38"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39" style:parent-style-name="Normalny" style:family="paragraph">
      <style:paragraph-properties fo:margin-bottom="0in" fo:line-height="100%"/>
    </style:style>
    <style:style style:name="T740"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41"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42" style:parent-style-name="Normalny" style:family="paragraph">
      <style:paragraph-properties fo:margin-bottom="0in" fo:line-height="100%"/>
    </style:style>
    <style:style style:name="T743"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44"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745"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746" style:family="table-row">
      <style:table-row-properties/>
    </style:style>
    <style:style style:name="TableCell747"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748" style:parent-style-name="Normalny" style:family="paragraph">
      <style:paragraph-properties fo:margin-bottom="0in" fo:line-height="100%"/>
    </style:style>
    <style:style style:name="T749"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750"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51"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752"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53" style:parent-style-name="Normalny" style:family="paragraph">
      <style:paragraph-properties fo:margin-bottom="0in" fo:line-height="100%"/>
    </style:style>
    <style:style style:name="T754"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55"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56" style:parent-style-name="Normalny" style:family="paragraph">
      <style:paragraph-properties fo:margin-bottom="0in" fo:line-height="100%"/>
    </style:style>
    <style:style style:name="T757"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58"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59" style:parent-style-name="Normalny" style:family="paragraph">
      <style:paragraph-properties fo:margin-bottom="0in" fo:line-height="100%"/>
    </style:style>
    <style:style style:name="T760"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61"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762"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763" style:family="table-row">
      <style:table-row-properties/>
    </style:style>
    <style:style style:name="TableCell764" style:family="table-cell">
      <style:table-cell-properties fo:border-top="0.0104in outset #000000" fo:border-left="0.003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765" style:parent-style-name="Normalny" style:family="paragraph">
      <style:paragraph-properties fo:margin-bottom="0in" fo:line-height="100%"/>
    </style:style>
    <style:style style:name="T766"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767" style:family="table-cell">
      <style:table-cell-properties fo:border-top="0.0104in outset #000000" fo:border-left="0.010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768"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style:language-asian="pl" style:country-asian="PL"/>
    </style:style>
    <style:style style:name="TableCell769" style:family="table-cell">
      <style:table-cell-properties fo:border-top="0.0104in outset #000000" fo:border-left="0.010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770" style:parent-style-name="Normalny" style:family="paragraph">
      <style:paragraph-properties fo:margin-bottom="0in" fo:line-height="100%"/>
    </style:style>
    <style:style style:name="T771"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72" style:family="table-cell">
      <style:table-cell-properties fo:border-top="0.0104in outset #000000" fo:border-left="0.010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773" style:parent-style-name="Normalny" style:family="paragraph">
      <style:paragraph-properties fo:margin-bottom="0in" fo:line-height="100%"/>
    </style:style>
    <style:style style:name="T774"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75" style:family="table-cell">
      <style:table-cell-properties fo:border-top="0.0104in outset #000000" fo:border-left="0.010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776" style:parent-style-name="Normalny" style:family="paragraph">
      <style:paragraph-properties fo:margin-bottom="0in" fo:line-height="100%"/>
    </style:style>
    <style:style style:name="T777" style:parent-style-name="Domyślnaczcionkaakapitu" style:family="text">
      <style:text-properties style:font-name="Segoe UI Emoji" style:font-name-asian="Times New Roman" style:font-name-complex="Segoe UI Emoji" fo:font-size="10pt" style:font-size-asian="10pt" style:font-size-complex="10pt" style:language-asian="pl" style:country-asian="PL"/>
    </style:style>
    <style:style style:name="TableCell778" style:family="table-cell">
      <style:table-cell-properties fo:border-top="0.0104in outset #000000" fo:border-left="0.010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779"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P780" style:parent-style-name="Normalny" style:family="paragraph">
      <style:paragraph-properties fo:margin-top="0.0694in" fo:margin-bottom="0.0694in" style:line-height-at-least="0.25in" fo:margin-left="0.75in" fo:background-color="#FCFCFC">
        <style:tab-stops>
          <style:tab-stop style:type="left" style:position="-0.25in"/>
        </style:tab-stops>
      </style:paragraph-properties>
    </style:style>
    <style:style style:name="T781" style:parent-style-name="Domyślnaczcionkaakapitu" style:family="text">
      <style:text-properties style:font-name="Lato" style:font-name-asian="Times New Roman" style:font-name-complex="Times New Roman" fo:color="#404040" fo:font-size="12pt" style:font-size-asian="12pt" style:font-size-complex="12pt" fo:language="en" fo:country="US" style:language-asian="pl" style:country-asian="PL"/>
    </style:style>
    <style:style style:name="T782" style:parent-style-name="Domyślnaczcionkaakapitu" style:family="text">
      <style:text-properties style:font-name="Lato" style:font-name-asian="Times New Roman" style:font-name-complex="Times New Roman" fo:font-style="italic" style:font-style-asian="italic" style:font-style-complex="italic" fo:color="#404040" fo:font-size="12pt" style:font-size-asian="12pt" style:font-size-complex="12pt" fo:language="en" fo:country="US" style:language-asian="pl" style:country-asian="PL"/>
    </style:style>
    <style:style style:name="T783" style:parent-style-name="Domyślnaczcionkaakapitu" style:family="text">
      <style:text-properties style:font-name="Lato" style:font-name-asian="Times New Roman" style:font-name-complex="Times New Roman" fo:color="#404040" fo:font-size="12pt" style:font-size-asian="12pt" style:font-size-complex="12pt" fo:language="en" fo:country="US" style:language-asian="pl" style:country-asian="PL"/>
    </style:style>
    <style:style style:name="P784" style:parent-style-name="Normalny" style:family="paragraph">
      <style:paragraph-properties fo:margin-top="0.0694in" fo:margin-bottom="0.0694in" style:line-height-at-least="0.25in" fo:margin-left="0.75in" fo:background-color="#FCFCFC">
        <style:tab-stops>
          <style:tab-stop style:type="left" style:position="-0.25in"/>
        </style:tab-stops>
      </style:paragraph-properties>
    </style:style>
    <style:style style:name="T785" style:parent-style-name="Domyślnaczcionkaakapitu" style:family="text">
      <style:text-properties style:font-name="Lato" style:font-name-asian="Times New Roman" style:font-name-complex="Times New Roman" fo:color="#404040" fo:font-size="12pt" style:font-size-asian="12pt" style:font-size-complex="12pt" fo:language="en" fo:country="US" style:language-asian="pl" style:country-asian="PL"/>
    </style:style>
    <style:style style:name="T786" style:parent-style-name="Domyślnaczcionkaakapitu" style:family="text">
      <style:text-properties style:font-name="Lato" style:font-name-asian="Times New Roman" style:font-name-complex="Times New Roman" fo:font-style="italic" style:font-style-asian="italic" style:font-style-complex="italic" fo:color="#404040" fo:font-size="12pt" style:font-size-asian="12pt" style:font-size-complex="12pt" fo:language="en" fo:country="US" style:language-asian="pl" style:country-asian="PL"/>
    </style:style>
    <style:style style:name="T787" style:parent-style-name="Domyślnaczcionkaakapitu" style:family="text">
      <style:text-properties style:font-name="Lato" style:font-name-asian="Times New Roman" style:font-name-complex="Times New Roman" fo:color="#404040" fo:font-size="12pt" style:font-size-asian="12pt" style:font-size-complex="12pt" fo:language="en" fo:country="US" style:language-asian="pl" style:country-asian="PL"/>
    </style:style>
    <style:style style:name="P788" style:parent-style-name="Normalny" style:family="paragraph">
      <style:paragraph-properties fo:margin-bottom="0.0694in" fo:line-height="100%" fo:background-color="#FCFCFC"/>
      <style:text-properties style:font-name="Georgia" style:font-name-asian="Times New Roman" style:font-name-complex="Times New Roman" fo:font-weight="bold" style:font-weight-asian="bold" style:font-weight-complex="bold" fo:color="#404040" fo:font-size="18pt" style:font-size-asian="18pt" style:font-size-complex="18pt" fo:language="en" fo:country="US" style:language-asian="pl" style:country-asian="PL"/>
    </style:style>
    <style:style style:name="P789" style:parent-style-name="Normalny" style:family="paragraph">
      <style:paragraph-properties fo:margin-bottom="0.25in" style:line-height-at-least="0.25in" fo:background-color="#FCFCFC"/>
    </style:style>
    <style:style style:name="T790" style:parent-style-name="Domyślnaczcionkaakapitu" style:family="text">
      <style:text-properties style:font-name="Lato" style:font-name-asian="Times New Roman" style:font-name-complex="Times New Roman" fo:color="#404040" fo:font-size="10pt" style:font-size-asian="10pt" style:font-size-complex="10pt" fo:language="en" fo:country="US" style:language-asian="pl" style:country-asian="PL"/>
    </style:style>
    <style:style style:name="T791" style:parent-style-name="Domyślnaczcionkaakapitu" style:family="text">
      <style:text-properties style:font-name="Consolas" style:font-name-asian="Times New Roman" style:font-name-complex="Courier New" fo:color="#E74C3C" fo:font-size="10pt" style:font-size-asian="10pt" style:font-size-complex="10pt" fo:background-color="#FFFFFF" fo:language="en" fo:country="US" style:language-asian="pl" style:country-asian="PL"/>
    </style:style>
    <style:style style:name="T792" style:parent-style-name="Domyślnaczcionkaakapitu" style:family="text">
      <style:text-properties style:font-name="Lato" style:font-name-asian="Times New Roman" style:font-name-complex="Times New Roman" fo:color="#404040" fo:font-size="10pt" style:font-size-asian="10pt" style:font-size-complex="10pt" fo:language="en" fo:country="US" style:language-asian="pl" style:country-asian="PL"/>
    </style:style>
    <style:style style:name="TableColumn794" style:family="table-column">
      <style:table-column-properties style:column-width="1.8611in"/>
    </style:style>
    <style:style style:name="TableColumn795" style:family="table-column">
      <style:table-column-properties style:column-width="4.0395in"/>
    </style:style>
    <style:style style:name="Table793" style:family="table">
      <style:table-properties style:width="5.9006in" fo:margin-left="0in" table:align="left"/>
    </style:style>
    <style:style style:name="TableRow796" style:family="table-row">
      <style:table-row-properties/>
    </style:style>
    <style:style style:name="TableCell797" style:family="table-cell">
      <style:table-cell-properties fo:border-top="0.0104in outset #E1E4E5" fo:border-left="0.0034in outset #E1E4E5" fo:border-bottom="0.0208in solid #E1E4E5" fo:border-right="0.0104in outset #E1E4E5" style:writing-mode="lr-tb" style:vertical-align="middle" fo:padding-top="0.0833in" fo:padding-left="0.1666in" fo:padding-bottom="0.0833in" fo:padding-right="0.1666in" fo:wrap-option="no-wrap"/>
    </style:style>
    <style:style style:name="P798"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pl" style:country-asian="PL"/>
    </style:style>
    <style:style style:name="TableCell799" style:family="table-cell">
      <style:table-cell-properties fo:border-top="0.0104in outset #E1E4E5" fo:border-left="0.0104in outset #E1E4E5" fo:border-bottom="0.0208in solid #E1E4E5" fo:border-right="0.0104in outset #E1E4E5" style:writing-mode="lr-tb" style:vertical-align="middle" fo:padding-top="0.0833in" fo:padding-left="0.1666in" fo:padding-bottom="0.0833in" fo:padding-right="0.1666in" fo:wrap-option="no-wrap"/>
    </style:style>
    <style:style style:name="P800"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fo:font-size="10pt" style:font-size-asian="10pt" style:font-size-complex="10pt" style:language-asian="pl" style:country-asian="PL"/>
    </style:style>
    <style:style style:name="TableRow801" style:family="table-row">
      <style:table-row-properties/>
    </style:style>
    <style:style style:name="TableCell802"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03" style:parent-style-name="Normalny" style:family="paragraph">
      <style:paragraph-properties fo:margin-bottom="0in" fo:line-height="100%"/>
    </style:style>
    <style:style style:name="T804"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805"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06"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807" style:family="table-row">
      <style:table-row-properties/>
    </style:style>
    <style:style style:name="TableCell808"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809" style:parent-style-name="Normalny" style:family="paragraph">
      <style:paragraph-properties fo:margin-bottom="0in" fo:line-height="100%"/>
    </style:style>
    <style:style style:name="T810"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811"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812"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813" style:family="table-row">
      <style:table-row-properties/>
    </style:style>
    <style:style style:name="TableCell814"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15" style:parent-style-name="Normalny" style:family="paragraph">
      <style:paragraph-properties fo:margin-bottom="0in" fo:line-height="100%"/>
    </style:style>
    <style:style style:name="T816"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817"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18"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819" style:family="table-row">
      <style:table-row-properties/>
    </style:style>
    <style:style style:name="TableCell820"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821" style:parent-style-name="Normalny" style:family="paragraph">
      <style:paragraph-properties fo:margin-bottom="0in" fo:line-height="100%"/>
    </style:style>
    <style:style style:name="T822"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823"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824"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825" style:family="table-row">
      <style:table-row-properties/>
    </style:style>
    <style:style style:name="TableCell826"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27" style:parent-style-name="Normalny" style:family="paragraph">
      <style:paragraph-properties fo:margin-bottom="0in" fo:line-height="100%"/>
    </style:style>
    <style:style style:name="T828"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82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30"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831" style:family="table-row">
      <style:table-row-properties/>
    </style:style>
    <style:style style:name="TableCell832"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833" style:parent-style-name="Normalny" style:family="paragraph">
      <style:paragraph-properties fo:margin-bottom="0in" fo:line-height="100%"/>
    </style:style>
    <style:style style:name="T834"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835"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836"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837" style:family="table-row">
      <style:table-row-properties/>
    </style:style>
    <style:style style:name="TableCell838"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39" style:parent-style-name="Normalny" style:family="paragraph">
      <style:paragraph-properties fo:margin-bottom="0in" fo:line-height="100%"/>
    </style:style>
    <style:style style:name="T840"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841"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42"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843" style:family="table-row">
      <style:table-row-properties/>
    </style:style>
    <style:style style:name="TableCell844"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845" style:parent-style-name="Normalny" style:family="paragraph">
      <style:paragraph-properties fo:margin-bottom="0in" fo:line-height="100%"/>
    </style:style>
    <style:style style:name="T846"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847"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848"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TableRow849" style:family="table-row">
      <style:table-row-properties/>
    </style:style>
    <style:style style:name="TableCell850" style:family="table-cell">
      <style:table-cell-properties fo:border-top="0.0104in outset #000000" fo:border-left="0.003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851" style:parent-style-name="Normalny" style:family="paragraph">
      <style:paragraph-properties fo:margin-bottom="0in" fo:line-height="100%"/>
    </style:style>
    <style:style style:name="T852" style:parent-style-name="Domyślnaczcionkaakapitu" style:family="text">
      <style:text-properties style:font-name="Consolas" style:font-name-asian="Times New Roman" style:font-name-complex="Courier New" fo:font-weight="bold" style:font-weight-asian="bold" style:font-weight-complex="bold" fo:color="#404040" fo:font-size="10pt" style:font-size-asian="10pt" style:font-size-complex="10pt" fo:background-color="#FFFFFF" style:language-asian="pl" style:country-asian="PL"/>
    </style:style>
    <style:style style:name="TableCell853" style:family="table-cell">
      <style:table-cell-properties fo:border-top="0.0104in outset #000000" fo:border-left="0.010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854" style:parent-style-name="Normalny" style:family="paragraph">
      <style:paragraph-properties fo:margin-bottom="0in" fo:line-height="100%"/>
      <style:text-properties style:font-name="Times New Roman" style:font-name-asian="Times New Roman" style:font-name-complex="Times New Roman" fo:font-size="10pt" style:font-size-asian="10pt" style:font-size-complex="10pt" fo:language="en" fo:country="US" style:language-asian="pl" style:country-asian="PL"/>
    </style:style>
    <style:style style:name="P855" style:parent-style-name="Normalny" style:family="paragraph">
      <style:paragraph-properties fo:margin-bottom="0.0694in" fo:line-height="100%" fo:background-color="#FCFCFC"/>
      <style:text-properties style:font-name="Georgia" style:font-name-asian="Times New Roman" style:font-name-complex="Times New Roman" fo:font-weight="bold" style:font-weight-asian="bold" style:font-weight-complex="bold" fo:color="#404040" fo:font-size="18pt" style:font-size-asian="18pt" style:font-size-complex="18pt" fo:language="en" fo:country="US" style:language-asian="pl" style:country-asian="PL"/>
    </style:style>
    <style:style style:name="P856" style:parent-style-name="Normalny" style:family="paragraph">
      <style:paragraph-properties fo:margin-bottom="0.25in" style:line-height-at-least="0.25in" fo:background-color="#FCFCFC"/>
      <style:text-properties style:font-name="Lato" style:font-name-asian="Times New Roman" style:font-name-complex="Times New Roman" fo:color="#404040" fo:font-size="12pt" style:font-size-asian="12pt" style:font-size-complex="12pt" fo:language="en" fo:country="US" style:language-asian="pl" style:country-asian="PL"/>
    </style:style>
    <style:style style:name="TableColumn858" style:family="table-column">
      <style:table-column-properties style:column-width="1.3875in"/>
    </style:style>
    <style:style style:name="TableColumn859" style:family="table-column">
      <style:table-column-properties style:column-width="3.7194in"/>
    </style:style>
    <style:style style:name="Table857" style:family="table">
      <style:table-properties style:width="5.1069in" fo:margin-left="0in" table:align="left"/>
    </style:style>
    <style:style style:name="TableRow860" style:family="table-row">
      <style:table-row-properties/>
    </style:style>
    <style:style style:name="TableCell861" style:family="table-cell">
      <style:table-cell-properties fo:border-top="0.0104in outset #E1E4E5" fo:border-left="0.0034in outset #E1E4E5" fo:border-bottom="0.0208in solid #E1E4E5" fo:border-right="0.0104in outset #E1E4E5" style:writing-mode="lr-tb" style:vertical-align="middle" fo:padding-top="0.0833in" fo:padding-left="0.1666in" fo:padding-bottom="0.0833in" fo:padding-right="0.1666in" fo:wrap-option="no-wrap"/>
    </style:style>
    <style:style style:name="P862"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style:language-asian="pl" style:country-asian="PL"/>
    </style:style>
    <style:style style:name="TableCell863" style:family="table-cell">
      <style:table-cell-properties fo:border-top="0.0104in outset #E1E4E5" fo:border-left="0.0104in outset #E1E4E5" fo:border-bottom="0.0208in solid #E1E4E5" fo:border-right="0.0104in outset #E1E4E5" style:writing-mode="lr-tb" style:vertical-align="middle" fo:padding-top="0.0833in" fo:padding-left="0.1666in" fo:padding-bottom="0.0833in" fo:padding-right="0.1666in" fo:wrap-option="no-wrap"/>
    </style:style>
    <style:style style:name="P864"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style:language-asian="pl" style:country-asian="PL"/>
    </style:style>
    <style:style style:name="TableRow865" style:family="table-row">
      <style:table-row-properties/>
    </style:style>
    <style:style style:name="TableCell866"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67" style:parent-style-name="Normalny" style:family="paragraph">
      <style:paragraph-properties fo:margin-bottom="0in" fo:line-height="100%"/>
    </style:style>
    <style:style style:name="T868"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86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70"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871" style:family="table-row">
      <style:table-row-properties/>
    </style:style>
    <style:style style:name="TableCell872"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873" style:parent-style-name="Normalny" style:family="paragraph">
      <style:paragraph-properties fo:margin-bottom="0in" fo:line-height="100%"/>
    </style:style>
    <style:style style:name="T874"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875"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876"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877" style:family="table-row">
      <style:table-row-properties/>
    </style:style>
    <style:style style:name="TableCell878"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79" style:parent-style-name="Normalny" style:family="paragraph">
      <style:paragraph-properties fo:margin-bottom="0in" fo:line-height="100%"/>
    </style:style>
    <style:style style:name="T880"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881"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82"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883" style:family="table-row">
      <style:table-row-properties/>
    </style:style>
    <style:style style:name="TableCell884"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885" style:parent-style-name="Normalny" style:family="paragraph">
      <style:paragraph-properties fo:margin-bottom="0in" fo:line-height="100%"/>
    </style:style>
    <style:style style:name="T886"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887"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888"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889" style:family="table-row">
      <style:table-row-properties/>
    </style:style>
    <style:style style:name="TableCell890"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91" style:parent-style-name="Normalny" style:family="paragraph">
      <style:paragraph-properties fo:margin-bottom="0in" fo:line-height="100%"/>
    </style:style>
    <style:style style:name="T892"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893"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894"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895" style:family="table-row">
      <style:table-row-properties/>
    </style:style>
    <style:style style:name="TableCell896" style:family="table-cell">
      <style:table-cell-properties fo:border-top="0.0104in outset #000000" fo:border-left="0.0034in solid #E1E4E5" fo:border-bottom="0.0034in solid #E1E4E5" fo:border-right="0.0104in outset #000000" style:writing-mode="lr-tb" style:vertical-align="middle" fo:padding-top="0.0833in" fo:padding-left="0.1666in" fo:padding-bottom="0.0833in" fo:padding-right="0.1666in" fo:wrap-option="no-wrap"/>
    </style:style>
    <style:style style:name="P897" style:parent-style-name="Normalny" style:family="paragraph">
      <style:paragraph-properties fo:margin-bottom="0in" fo:line-height="100%"/>
    </style:style>
    <style:style style:name="T898"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899" style:family="table-cell">
      <style:table-cell-properties fo:border-top="0.0104in outset #000000" fo:border-left="0.0104in solid #E1E4E5" fo:border-bottom="0.0034in solid #E1E4E5" fo:border-right="0.0104in outset #000000" style:writing-mode="lr-tb" style:vertical-align="middle" fo:padding-top="0.0833in" fo:padding-left="0.1666in" fo:padding-bottom="0.0833in" fo:padding-right="0.1666in" fo:wrap-option="no-wrap"/>
    </style:style>
    <style:style style:name="P900"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P901" style:parent-style-name="Normalny" style:family="paragraph">
      <style:paragraph-properties fo:margin-bottom="0.0694in" fo:line-height="100%" fo:background-color="#FCFCFC"/>
      <style:text-properties style:font-name="Georgia" style:font-name-asian="Times New Roman" style:font-name-complex="Times New Roman" fo:font-weight="bold" style:font-weight-asian="bold" style:font-weight-complex="bold" fo:color="#404040" fo:font-size="18pt" style:font-size-asian="18pt" style:font-size-complex="18pt" fo:language="en" fo:country="US" style:language-asian="pl" style:country-asian="PL"/>
    </style:style>
    <style:style style:name="P902" style:parent-style-name="Normalny" style:family="paragraph">
      <style:paragraph-properties fo:margin-bottom="0.25in" style:line-height-at-least="0.25in" fo:background-color="#FCFCFC"/>
      <style:text-properties style:font-name="Lato" style:font-name-asian="Times New Roman" style:font-name-complex="Times New Roman" fo:color="#404040" fo:font-size="12pt" style:font-size-asian="12pt" style:font-size-complex="12pt" fo:language="en" fo:country="US" style:language-asian="pl" style:country-asian="PL"/>
    </style:style>
    <style:style style:name="TableColumn904" style:family="table-column">
      <style:table-column-properties style:column-width="1.693in"/>
    </style:style>
    <style:style style:name="TableColumn905" style:family="table-column">
      <style:table-column-properties style:column-width="4.059in"/>
    </style:style>
    <style:style style:name="Table903" style:family="table">
      <style:table-properties style:width="5.752in" fo:margin-left="0in" table:align="left"/>
    </style:style>
    <style:style style:name="TableRow906" style:family="table-row">
      <style:table-row-properties/>
    </style:style>
    <style:style style:name="TableCell907" style:family="table-cell">
      <style:table-cell-properties fo:border-top="0.0104in outset #E1E4E5" fo:border-left="0.0034in outset #E1E4E5" fo:border-bottom="0.0208in solid #E1E4E5" fo:border-right="0.0104in outset #E1E4E5" style:writing-mode="lr-tb" style:vertical-align="middle" fo:padding-top="0.0833in" fo:padding-left="0.1666in" fo:padding-bottom="0.0833in" fo:padding-right="0.1666in" fo:wrap-option="no-wrap"/>
    </style:style>
    <style:style style:name="P908"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style:language-asian="pl" style:country-asian="PL"/>
    </style:style>
    <style:style style:name="TableCell909" style:family="table-cell">
      <style:table-cell-properties fo:border-top="0.0104in outset #E1E4E5" fo:border-left="0.0104in outset #E1E4E5" fo:border-bottom="0.0208in solid #E1E4E5" fo:border-right="0.0104in outset #E1E4E5" style:writing-mode="lr-tb" style:vertical-align="middle" fo:padding-top="0.0833in" fo:padding-left="0.1666in" fo:padding-bottom="0.0833in" fo:padding-right="0.1666in" fo:wrap-option="no-wrap"/>
    </style:style>
    <style:style style:name="P910" style:parent-style-name="Normalny" style:family="paragraph">
      <style:paragraph-properties fo:text-align="center" fo:margin-bottom="0in" fo:line-height="100%"/>
      <style:text-properties style:font-name="Times New Roman" style:font-name-asian="Times New Roman" style:font-name-complex="Times New Roman" fo:font-weight="bold" style:font-weight-asian="bold" style:font-weight-complex="bold" fo:color="#000000" style:language-asian="pl" style:country-asian="PL"/>
    </style:style>
    <style:style style:name="TableRow911" style:family="table-row">
      <style:table-row-properties/>
    </style:style>
    <style:style style:name="TableCell912"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913" style:parent-style-name="Normalny" style:family="paragraph">
      <style:paragraph-properties fo:margin-bottom="0in" fo:line-height="100%"/>
    </style:style>
    <style:style style:name="T914"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915"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916"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917" style:family="table-row">
      <style:table-row-properties/>
    </style:style>
    <style:style style:name="TableCell918"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919" style:parent-style-name="Normalny" style:family="paragraph">
      <style:paragraph-properties fo:margin-bottom="0in" fo:line-height="100%"/>
    </style:style>
    <style:style style:name="T920"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921"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922"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923" style:family="table-row">
      <style:table-row-properties/>
    </style:style>
    <style:style style:name="TableCell924"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925" style:parent-style-name="Normalny" style:family="paragraph">
      <style:paragraph-properties fo:margin-bottom="0in" fo:line-height="100%"/>
    </style:style>
    <style:style style:name="T926"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927"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928"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929" style:family="table-row">
      <style:table-row-properties/>
    </style:style>
    <style:style style:name="TableCell930"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931" style:parent-style-name="Normalny" style:family="paragraph">
      <style:paragraph-properties fo:margin-bottom="0in" fo:line-height="100%"/>
    </style:style>
    <style:style style:name="T932"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933"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934"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935" style:family="table-row">
      <style:table-row-properties/>
    </style:style>
    <style:style style:name="TableCell936" style:family="table-cell">
      <style:table-cell-properties fo:border-top="0.0104in outset #000000" fo:border-left="0.003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937" style:parent-style-name="Normalny" style:family="paragraph">
      <style:paragraph-properties fo:margin-bottom="0in" fo:line-height="100%"/>
    </style:style>
    <style:style style:name="T938"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939" style:family="table-cell">
      <style:table-cell-properties fo:border-top="0.0104in outset #000000" fo:border-left="0.0104in solid #E1E4E5" fo:border-bottom="0.0104in solid #E1E4E5" fo:border-right="0.0104in outset #000000" fo:background-color="#F3F6F6" style:writing-mode="lr-tb" style:vertical-align="middle" fo:padding-top="0.0833in" fo:padding-left="0.1666in" fo:padding-bottom="0.0833in" fo:padding-right="0.1666in" fo:wrap-option="no-wrap"/>
    </style:style>
    <style:style style:name="P940"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TableRow941" style:family="table-row">
      <style:table-row-properties/>
    </style:style>
    <style:style style:name="TableCell942" style:family="table-cell">
      <style:table-cell-properties fo:border-top="0.0104in outset #000000" fo:border-left="0.0034in solid #E1E4E5" fo:border-bottom="0.0104in solid #E1E4E5" fo:border-right="0.0104in outset #000000" style:writing-mode="lr-tb" style:vertical-align="middle" fo:padding-top="0.0833in" fo:padding-left="0.1666in" fo:padding-bottom="0.0833in" fo:padding-right="0.1666in" fo:wrap-option="no-wrap"/>
    </style:style>
    <style:style style:name="P943" style:parent-style-name="Normalny" style:family="paragraph">
      <style:paragraph-properties fo:margin-bottom="0in" fo:line-height="100%"/>
    </style:style>
    <style:style style:name="T944"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945" style:family="table-cell">
      <style:table-cell-properties fo:border-top="0.0104in outset #000000" fo:border-left="0.0104in solid #E1E4E5" fo:border-bottom="0.0104in solid #E1E4E5" fo:border-right="0.0104in outset #000000" style:writing-mode="lr-tb" style:vertical-align="middle" fo:padding-top="0.0833in" fo:padding-left="0.1666in" fo:padding-bottom="0.0833in" fo:padding-right="0.1666in" fo:wrap-option="no-wrap"/>
    </style:style>
    <style:style style:name="P946" style:parent-style-name="Normalny" style:family="paragraph">
      <style:paragraph-properties fo:margin-bottom="0in" fo:line-height="100%"/>
      <style:text-properties style:font-name="Times New Roman" style:font-name-asian="Times New Roman" style:font-name-complex="Times New Roman" style:language-asian="pl" style:country-asian="PL"/>
    </style:style>
    <style:style style:name="TableRow947" style:family="table-row">
      <style:table-row-properties/>
    </style:style>
    <style:style style:name="TableCell948" style:family="table-cell">
      <style:table-cell-properties fo:border-top="0.0104in outset #000000" fo:border-left="0.003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949" style:parent-style-name="Normalny" style:family="paragraph">
      <style:paragraph-properties fo:margin-bottom="0in" fo:line-height="100%"/>
    </style:style>
    <style:style style:name="T950" style:parent-style-name="Domyślnaczcionkaakapitu" style:family="text">
      <style:text-properties style:font-name="Consolas" style:font-name-asian="Times New Roman" style:font-name-complex="Courier New" fo:font-weight="bold" style:font-weight-asian="bold" style:font-weight-complex="bold" fo:color="#404040" fo:font-size="8pt" style:font-size-asian="8pt" style:font-size-complex="8pt" fo:background-color="#FFFFFF" style:language-asian="pl" style:country-asian="PL"/>
    </style:style>
    <style:style style:name="TableCell951" style:family="table-cell">
      <style:table-cell-properties fo:border-top="0.0104in outset #000000" fo:border-left="0.0104in solid #E1E4E5" fo:border-bottom="0.0034in solid #E1E4E5" fo:border-right="0.0104in outset #000000" fo:background-color="#F3F6F6" style:writing-mode="lr-tb" style:vertical-align="middle" fo:padding-top="0.0833in" fo:padding-left="0.1666in" fo:padding-bottom="0.0833in" fo:padding-right="0.1666in" fo:wrap-option="no-wrap"/>
    </style:style>
    <style:style style:name="P952" style:parent-style-name="Normalny" style:family="paragraph">
      <style:paragraph-properties fo:margin-bottom="0in" fo:line-height="100%"/>
      <style:text-properties style:font-name="Times New Roman" style:font-name-asian="Times New Roman" style:font-name-complex="Times New Roman" fo:language="en" fo:country="US" style:language-asian="pl" style:country-asian="PL"/>
    </style:style>
    <style:style style:name="P953" style:parent-style-name="Normalny" style:family="paragraph">
      <style:paragraph-properties fo:margin-bottom="0.25in" style:line-height-at-least="0.25in" fo:background-color="#FCFCFC"/>
    </style:style>
    <style:style style:name="T954" style:parent-style-name="Domyślnaczcionkaakapitu" style:family="text">
      <style:text-properties style:font-name="Lato" style:font-name-asian="Times New Roman" style:font-name-complex="Times New Roman" fo:color="#404040" fo:font-size="12pt" style:font-size-asian="12pt" style:font-size-complex="12pt" fo:language="en" fo:country="US" style:language-asian="pl" style:country-asian="PL"/>
    </style:style>
    <style:style style:name="T955" style:parent-style-name="Domyślnaczcionkaakapitu" style:family="text">
      <style:text-properties style:font-name="Consolas" style:font-name-asian="Times New Roman" style:font-name-complex="Courier New" fo:font-weight="bold" style:font-weight-asian="bold" style:font-weight-complex="bold" fo:color="#404040" fo:font-size="9pt" style:font-size-asian="9pt" style:font-size-complex="9pt" fo:background-color="#FFFFFF" fo:language="en" fo:country="US" style:language-asian="pl" style:country-asian="PL"/>
    </style:style>
    <style:style style:name="T956" style:parent-style-name="Domyślnaczcionkaakapitu" style:family="text">
      <style:text-properties style:font-name="Lato" style:font-name-asian="Times New Roman" style:font-name-complex="Times New Roman" fo:color="#404040" fo:font-size="12pt" style:font-size-asian="12pt" style:font-size-complex="12pt" fo:language="en" fo:country="US" style:language-asian="pl" style:country-asian="PL"/>
    </style:style>
    <style:style style:name="P957" style:parent-style-name="Normalny" style:family="paragraph">
      <style:text-properties fo:language="en" fo:country="US"/>
    </style:style>
  </office:automatic-styles>
  <office:body>
    <office:text text:use-soft-page-breaks="true">
      <text:p text:style-name="P1">PYTHON</text:p>
      <text:list text:style-name="LFO1" text:continue-numbering="true">
        <text:list-item>
          <text:p text:style-name="P2">Linki<text:line-break/><text:a xlink:href="https://www.geeksforgeeks.org/python-programming-language/?ref=shm" office:target-frame-name="_top" xlink:show="replace"><text:span text:style-name="Hiperłącze">https://www.geeksforgeeks.org/python-programming-language/?ref=shm</text:span></text:a><text:s/></text:p>
        </text:list-item>
      </text:list>
      <text:p text:style-name="Akapitzlistą"><text:a xlink:href="https://www.geeksforgeeks.org/read-a-file-line-by-line-in-python/?ref=leftbar-rightbar" office:target-frame-name="_top" xlink:show="replace"><text:span text:style-name="Hiperłącze">https://www.geeksforgeeks.org/read-a-file-line-by-line-in-python/?ref=leftbar-rightbar</text:span></text:a><text:s/>– różne użyteczne z powyższej strony</text:p>
      <text:p text:style-name="Akapitzlistą"><text:span text:style-name="T3">Object printing -<text:s/></text:span><text:a xlink:href="https://www.geeksforgeeks.org/object-oriented-programming-in-python-set-2-data-hiding-and-object-printing/" office:target-frame-name="_top" xlink:show="replace"><text:span text:style-name="T4">https://www.geeksforgeeks.org/object-oriented-programming-in-python-set-2-data-hiding-and-object-printing/</text:span></text:a></text:p>
      <text:p text:style-name="Akapitzlistą">Organizacja modułów -<text:s/><text:a xlink:href="http://introtopython.org/classes.html#Modules-and-classes" office:target-frame-name="_top" xlink:show="replace"><text:span text:style-name="T5">http://introtopython.org/classes.html#Modules-and-classes</text:span></text:a></text:p>
      <text:p text:style-name="P6"><text:tab/><text:tab/><text:tab/>https://towardsdatascience.com/whats-init-for-me-d70a312da583</text:p>
      <text:p text:style-name="Akapitzlistą"><text:span text:style-name="T7">Environments:<text:s/></text:span><text:a xlink:href="https://www.geeksforgeeks.org/python-virtual-environment/" office:target-frame-name="_top" xlink:show="replace"><text:span text:style-name="T8">https://www.geeksforgeeks.org/python-virtual-environment/</text:span></text:a></text:p>
      <text:p text:style-name="Normalny"><text:span text:style-name="T9"><text:tab/></text:span><text:span text:style-name="T10">Tests:<text:s/></text:span><text:a xlink:href="https://realpython.com/python-testing/" office:target-frame-name="_top" xlink:show="replace"><text:span text:style-name="T11">https://realpython.com/python-testing/</text:span></text:a></text:p>
      <text:p text:style-name="P12"><text:tab/></text:p>
      <text:p text:style-name="P13"/>
      <text:list text:style-name="LFO1" text:continue-numbering="true">
        <text:list-item>
          <text:p text:style-name="P14">Ciekawe moduły<text:line-break/><text:a xlink:href="https://github.com/google/textfsm" office:target-frame-name="_top" xlink:show="replace"><text:span text:style-name="Hiperłącze">https://github.com/google/textfsm</text:span></text:a></text:p>
        </text:list-item>
      </text:list>
      <text:p text:style-name="Akapitzlistą">SysArgv<text:line-break/>Argparse</text:p>
      <text:list text:style-name="LFO1" text:continue-numbering="true">
        <text:list-item>
          <text:p text:style-name="P15">Instalacja</text:p>
        </text:list-item>
      </text:list>
      <text:p text:style-name="Akapitzlistą">Wersji<text:s/>pythona na linuxie może być wiele. Zazwyczaj jest co najmniej dwie – 2.7 i najnowsza z rodziny 3.<text:s/>Binarki znajdują się w /usr/bin/ i są to:</text:p>
      <text:p text:style-name="Akapitzlistą">/usr/bin/python2 – link, który wskazuje najczęściej na /usr/bin/python2.7</text:p>
      <text:p text:style-name="Akapitzlistą">/usr/bin/python3 – link, który wskazuje na np. /usr/bin/python3.6</text:p>
      <text:p text:style-name="Akapitzlistą">/usr/bin/python – link, który wskazuje na<text:s/>/etc/alternatives/python</text:p>
      <text:p text:style-name="Akapitzlistą"/>
      <text:p text:style-name="Akapitzlistą">Wiele skryptów/programów odwołuje się do python2 lub python3 i te linki zawsze powinny być. Ale równie wiele odwołuje się do linku python (bez numeru) i ten link również powinien być. Modyfikacja tego ostatniego jest dość ryzykowna, bo odwołują się do niego najczęściej skrypty systemowe.</text:p>
      <text:p text:style-name="Akapitzlistą">Możemy doinstalować kolejną wersję i wtedy znajdzie się ona w /usr/local/bin. Dla uporządkowania należy dodać linki w /usr/bin np.</text:p>
      <text:p text:style-name="Akapitzlistą">sudo ln -sfn /usr/local/bin/python3.9 /usr/bin/python3.9</text:p>
      <text:p text:style-name="P16">sudo ln -sfn /usr/local/bin/python3.9-config /usr/bin/python3.9-config</text:p>
      <text:p text:style-name="P17">sudo ln -sfn /usr/local/bin/pip3.9<text:s/>/usr/bin/pip3.9<text:s/></text:p>
      <text:p text:style-name="P18"/>
      <text:p text:style-name="Akapitzlistą"><text:span text:style-name="T19">Czyli nie tylko python3.9, ale też python3.9-config i pip3.9</text:span>.<text:s/></text:p>
      <text:p text:style-name="P20">Mając kilka wersji z serii 3 i chcąc z nich naprzemiennie korzystać należy te nazwy stosować tzn. /usr/bin/env python3.9 w skryptach lub pip3.9 podczas instalacji.<text:s/></text:p>
      <text:p text:style-name="Akapitzlistą"/>
      <text:p text:style-name="Akapitzlistą">Jeśli teraz chcemy, aby v 3.9 była obowiązująca<text:s/>dla rodziny 3, to należy wymienić link<text:s/></text:p>
      <text:p text:style-name="P21">/usr/bin/python3 -&gt; python3.6</text:p>
      <text:p text:style-name="P22">na</text:p>
      <text:p text:style-name="P23">/usr/bin/python3 -&gt;/usr/local/bin/python3.9</text:p>
      <text:p text:style-name="P24"/>
      <text:list text:style-name="LFO1" text:continue-numbering="true">
        <text:list-item>
          <text:p text:style-name="P25">Virtual Environment</text:p>
        </text:list-item>
      </text:list>
      <text:p text:style-name="Akapitzlistą">Celem jest to, aby instalacja modułów dotyczących danego projektu dotyczyła tylko tego projektu, a nie całego systemu operacyjnego. Tworzone są podkatalogi w katalogu projektowym, które zawierają interpreter python i prywatne moduły. Jeśli chodzi o interpreter, to jest to link do interpretera systemowego. Moduły systemowe też można zlinkować, ale domyślnie nie jest to robione.</text:p>
      <text:p text:style-name="Akapitzlistą">2.1 Tworzenie środowiska wirtualnego (z poziomu katalogu z projektem):</text:p>
      <text:p text:style-name="Akapitzlistą">python3 -m venv<text:s/><text:span text:style-name="T26">env</text:span><text:span text:style-name="T27"><text:tab/></text:span><text:span text:style-name="T28"><text:s/>(env – przykładowa nazwa podkatalogu z interpreterem i modułami)</text:span></text:p>
      <text:p text:style-name="Akapitzlistą">2.2 Uruchamianie środowiska wirtualnego</text:p>
      <text:soft-page-break/>
      <text:p text:style-name="P29">source env/bin/activate<text:tab/>(<text:s/>w rzeczywistości zmienią się domyślne ścieżki wyszukiwania)</text:p>
      <text:p text:style-name="P30">2.3 Gaszenie środowiska wirtualnego</text:p>
      <text:p text:style-name="P31">Deactivate</text:p>
      <text:p text:style-name="P32"/>
      <text:p text:style-name="P33"/>
      <text:list text:style-name="LFO1" text:continue-numbering="true">
        <text:list-item>
          <text:p text:style-name="P34">Wyjątki<text:line-break/>Najlepiej przechwytywać konkretne wyjątki.<text:s/>Unikać<text:s/>przechwytywania<text:s/>any oraz<text:s/><text:span text:style-name="T35">Exception</text:span><text:s/>(który<text:s/>też jest bardzo ogólny). Jeśli ustawiamy try, to wiemy, że tu może wystąpić jakiś konkretny błąd. I ten błąd obsługujemy w jakiś konkretny sposób. Jeśli<text:s/><text:span text:style-name="T36">try</text:span><text:s/>przechwyci wszystkie wyjątki, to może się zdarzyć, że obsłużymy go w niezamierzony sposób.<text:s/><text:line-break/>Ale<text:s/>możemy podejść do zagadnienia inaczej, jeśli zależy nam tylko na przerwaniu programu lub funkcji po pojawieniu się jakiegokolwiek wyjątku. Robimy<text:s/>to po to, żeby użytkownik nie dostał kłopotliwego w odbiorze oryginalnego komunikatu, lecz komunikat wymyślony przez nas.<text:s/>W takim przypadku możemy zastosować<text:s/><text:span text:style-name="T37">try Exception</text:span><text:s/>np.<text:line-break/><text:span text:style-name="T38">except Exception as err:</text:span></text:p>
        </text:list-item>
      </text:list>
      <text:p text:style-name="P39"><text:s text:c="4"/>logger(type(err).__name__)</text:p>
      <text:p text:style-name="Akapitzlistą"><text:span text:style-name="T40"><text:s text:c="4"/></text:span><text:span text:style-name="T41">return</text:span><text:line-break/>Jeśli wyjątek ma przerwać program, to sprawa jest bardzo uproszczona.<text:s/>Ale często zdarza się, że definiujemy wyjątek charakterystyczny dla aplikacji i chcemy go obsłużyć w jakiś sposób bez przerywania aplikacji. W dodatku mamy wielopoziomową strukturę obiektów lub funkcji. Wtedy, jeśli wyjątek zdarzy się w obiekcie lub funkcji najniższej w strukturze musimy przetransportować go na samą górę. Czyli w każdym pośrednim poziomie stosować try-except.</text:p>
      <text:p text:style-name="Akapitzlistą"/>
      <text:list text:style-name="LFO1" text:continue-numbering="true">
        <text:list-item>
          <text:p text:style-name="P42">Obiekty<text:line-break/>6.1 Linki:<text:line-break/><text:a xlink:href="https://realpython.com/python-class-constructor/" office:target-frame-name="_top" xlink:show="replace"><text:span text:style-name="Hiperłącze">https://realpython.com/python-class-constructor/</text:span></text:a><text:s/>- wnikliwe wytłumaczenie tworzenia obiektu. Z dokumentu wynika, że instancję tworzy<text:s/><text:span text:style-name="T43">__new__()</text:span><text:s/>i zwraca ją w postaci<text:s/><text:span text:style-name="T44">self</text:span><text:s/>a<text:s/><text:span text:style-name="T45">__init__()</text:span><text:s/>wypełnia tę instancję wartościami. Czyli jeśli piszemy MyObject(arg), to MyObject uruchamia __new__(), która tworzy instancję (self), następnie uruchamiany jest __init__, któremu przekazywany jest self i arg.</text:p>
          <text:list text:continue-numbering="true">
            <text:list-item>
              <text:p text:style-name="P46">Dobrym zwyczajem jest tworzenie dla obiektu metody __repr__(), która zwraca tekstową reprezentację obiektu np.<text:line-break/><text:span text:style-name="T47">def __repr__(self) -&gt; str:</text:span></text:p>
            </text:list-item>
          </text:list>
        </text:list-item>
      </text:list>
      <text:p text:style-name="P48"><text:span text:style-name="T49"><text:s text:c="8"/></text:span><text:span text:style-name="T50">return f"{type(self).__name__}(x={self.x}, y={self.y})"</text:span></text:p>
      <text:list text:style-name="LFO1" text:continue-numbering="true">
        <text:list-item>
          <text:list>
            <text:list-item>
              <text:p text:style-name="P51">Jeśli mamy np.<text:s/>r = (**rcoredata), to nie zawsze oznacza, że r będzie obiektem klasy ConnectionHandler. ConnectHandle<text:s/>może być funkcją, która zwraca obiekt. W takim przypadku należy przeanalizować moduł w poszukiwaniu jaki obiekt zwraca taka funkcja.</text:p>
            </text:list-item>
          </text:list>
        </text:list-item>
      </text:list>
      <text:list text:style-name="LFO6" text:continue-numbering="true">
        <text:list-item>
          <text:list>
            <text:list-item>
              <text:p text:style-name="P52">Obiekty – ciekawe zastosowania</text:p>
            </text:list-item>
          </text:list>
        </text:list-item>
      </text:list>
      <text:p text:style-name="P53">class Car():</text:p>
      <text:p text:style-name="P54"/>
      <text:p text:style-name="P55"><text:tab/># constructor</text:p>
      <text:p text:style-name="P56"><text:tab/>def __init__(self, company, modelName, price, seatingCapacity):</text:p>
      <text:p text:style-name="P57"><text:tab/><text:tab/>self.company = company</text:p>
      <text:p text:style-name="P58"><text:tab/><text:tab/>self.modelName = modelName</text:p>
      <text:p text:style-name="P59"><text:tab/><text:tab/>self.price = price</text:p>
      <text:p text:style-name="P60"><text:tab/><text:tab/>self.seatingCapacity = seatingCapacity</text:p>
      <text:p text:style-name="P61"/>
      <text:p text:style-name="P62"/>
      <text:p text:style-name="P63"># list of car objects</text:p>
      <text:p text:style-name="P64">carsList = [Car('Honda', 'Jazz', 900000, 5),<text:s/>Car('Suzuki', 'Alto', 450000, 4),<text:s/>Car('BMW', 'X5', 9000000, 5)]</text:p>
      <text:p text:style-name="P65"/>
      <text:p text:style-name="P66"># cars with price less than 10 Lakhs</text:p>
      <text:p text:style-name="P67">economicalCars = [car for car in carsList if car.price &lt;= 1000000]</text:p>
      <text:p text:style-name="P68"/>
      <text:p text:style-name="P69"># print those cars</text:p>
      <text:p text:style-name="P70">for car in economicalCars:</text:p>
      <text:p text:style-name="P71"><text:tab/>print(car.company+'--'+car.modelName)</text:p>
      <text:soft-page-break/>
      <text:p text:style-name="P72">TESTY</text:p>
      <text:p text:style-name="P73"><text:span text:style-name="T74">python -m unittest discover</text:span></text:p>
      <text:list text:style-name="LFO3" text:continue-numbering="true">
        <text:list-item>
          <text:p text:style-name="P75">uruchomienie testowania z użyciem narzędzia<text:s/>unittest</text:p>
        </text:list-item>
      </text:list>
      <text:p text:style-name="P76">discover – dyrektywa dla unittest, uruchamia wszystkie moduły testowe, których nazwa zaczyna się do test*</text:p>
      <text:p text:style-name="P77">- działa jeśli struktura katalogu jest następująca:</text:p>
      <text:p text:style-name="P78"><text:span text:style-name="T79">project/</text:span></text:p>
      <text:p text:style-name="P80"><text:span text:style-name="T81">│</text:span></text:p>
      <text:p text:style-name="P82"><text:span text:style-name="T83">├</text:span><text:span text:style-name="T84">──</text:span><text:span text:style-name="T85"><text:s/>src/</text:span></text:p>
      <text:p text:style-name="P86"><text:span text:style-name="T87">│ <text:s text:c="2"/></text:span><text:span text:style-name="T88">├</text:span><text:span text:style-name="T89">──</text:span><text:span text:style-name="T90"><text:s/>__init__.py</text:span></text:p>
      <text:p text:style-name="P91"><text:span text:style-name="T92">│ <text:s text:c="2"/>└── func.py</text:span></text:p>
      <text:p text:style-name="P93"><text:span text:style-name="T94">|</text:span></text:p>
      <text:p text:style-name="P95"><text:span text:style-name="T96">└── tests/</text:span></text:p>
      <text:p text:style-name="P97"><text:span text:style-name="T98"><text:s text:c="4"/></text:span><text:span text:style-name="T99">├</text:span><text:span text:style-name="T100">──</text:span><text:span text:style-name="T101"><text:s/>__init__.py</text:span></text:p>
      <text:p text:style-name="P102"><text:span text:style-name="T103"><text:s text:c="4"/>└── test.py</text:span></text:p>
      <text:p text:style-name="P104">I w test.py musi być coć podobnego do „<text:span text:style-name="T105">from src.func import funkcja_do_testowania</text:span>”</text:p>
      <text:p text:style-name="Normalny"/>
      <text:p text:style-name="P106">Palo Alto API SDK</text:p>
      <text:p text:style-name="P107">Links:</text:p>
      <text:p text:style-name="P108"><text:a xlink:href="https://github.com/PaloAltoNetworks/pan-os-python/tree/develop/examples" office:target-frame-name="_top" xlink:show="replace"><text:span text:style-name="Hiperłącze">https://github.com/PaloAltoNetworks/pan-os-python/tree/develop/examples</text:span></text:a><text:s/>-<text:s/>Kilka przykładów</text:p>
      <text:p text:style-name="P109"><text:a xlink:href="https://medium.com/palo-alto-networks-developer-blog/handling-pan-os-vsys-in-pandevice-212fe892d303" office:target-frame-name="_top" xlink:show="replace"><text:span text:style-name="Hiperłącze">https://medium.com/palo-alto-networks-developer-blog/handling-pan-os-vsys-in-pandevice-212fe892d303</text:span></text:a><text:s/>- konfiguracja z uwzględnieniem VSYS</text:p>
      <text:p text:style-name="P110"><text:a xlink:href="https://medium.com/palo-alto-networks-developer-blog" office:target-frame-name="_top" xlink:show="replace"><text:span text:style-name="Hiperłącze">Palo Alto Networks Developer Blog (medium.com)</text:span></text:a><text:s/>– kopalnia wiedzy o Palo, ale sporo o SDK dla pythona</text:p>
      <text:p text:style-name="P111"/>
      <text:p text:style-name="P112">pan-os-python – rest api, następca pandevice, zainstalowany na sk2</text:p>
      <text:p text:style-name="P113">Jeśli używamy SDK, to nie interesujemy się już szczegółami wywołań REST. Nie musimy wiedzieć nic o xpath czy elemant-value. Wszystko to jest ukryte w SDK. Należy skupić się na dokumentacji do SDK. Wyjątkiem są komendy operacyjne np. show, dla których w niektórych przypadkach musimy znaleźć reprezentację xml-ową.<text:s/>Taki przypadek jest opisany niżej.</text:p>
      <text:p text:style-name="Normalny"><text:span text:style-name="T114">Filozofia działania panos: mamy lokalny model konfiguracji złożony z obiektów PanObjects i mamy metody służące do interakcji z urządzeniem. Najpierw budujemy drzewo konfiguracyjne lokalnie (tak jak z klocków). Mogą to być nowe, albo istniejące na urządzeniu (wtedy używamy refresh()). Konfigurujemy lokalne obiekty konfiguracyjne i na końcu wysyłamy na urządzenie za pomocą create() – jeśli istnieje obiekt na urządzeniu to łączy konfiguracje lub apply() – jeśli istnieje obiekt na urządzeniu to nadpisuje. Lokalne drzewo konfiguracyjne musimy zbudować od samej góry, czyli najpierw Firewall, potem jakiś child object np. Rulebase, potem następny child object np. SecurityRule. Ale wysyłkę na urządzenie możemy wykonać tylko dla obiektu najniższego w hierarchii.</text:span></text:p>
      <text:p text:style-name="P115">Common configuration methods of PanObject:</text:p>
      <text:p text:style-name="Bezodstępów"><text:span text:style-name="T116">Build the configuration tree: </text:span><text:span text:style-name="T117">add()</text:span><text:span text:style-name="T118">, </text:span><text:span text:style-name="T119">remove()</text:span><text:span text:style-name="T120">, </text:span><text:span text:style-name="T121">find()</text:span><text:span text:style-name="T122">, and </text:span><text:span text:style-name="T123">findall()</text:span></text:p>
      <text:p text:style-name="Bezodstępów"><text:span text:style-name="T124">Push changed configuration to the live device: </text:span><text:span text:style-name="T125">apply()</text:span><text:span text:style-name="T126">, </text:span><text:span text:style-name="T127">create()</text:span><text:span text:style-name="T128">, and </text:span><text:span text:style-name="T129">delete()</text:span></text:p>
      <text:p text:style-name="Bezodstępów"><text:span text:style-name="T130">Pull configuration from the live device: </text:span><text:span text:style-name="T131">refresh()</text:span><text:span text:style-name="T132">, </text:span><text:span text:style-name="T133">refreshall()</text:span></text:p>
      <text:p text:style-name="Normalny"/>
      <text:p text:style-name="P134"><text:span text:style-name="T135">Discovering an operational command’s syntax</text:span></text:p>
      <text:p text:style-name="P136"><text:span text:style-name="T137">If you are trying to execute an operational command and the auto-formatting that pan-os-python performs doesn’t seem to be working, SSH to your PAN-OS appliance and enable debugging to see how PAN-OS is formatting the command. Let’s take the CLI command </text:span><text:span text:style-name="T138">show arp all</text:span><text:span text:style-name="T139"> as an example. Let’s SSH to PAN-OS and see what we get back:</text:span></text:p>
      <text:p text:style-name="P140"><text:span text:style-name="T141">&gt;</text:span><text:span text:style-name="T142"><text:s/>debug cli on</text:span></text:p>
      <text:soft-page-break/>
      <text:p text:style-name="P143"><text:span text:style-name="T144">&gt;</text:span><text:span text:style-name="T145"><text:s/>show arp<text:s/></text:span><text:span text:style-name="T146">all</text:span></text:p>
      <text:p text:style-name="P147"/>
      <text:p text:style-name="P148"><text:span text:style-name="T149">&lt;</text:span><text:span text:style-name="T150">request cmd</text:span><text:span text:style-name="T151">=</text:span><text:span text:style-name="T152">"op"</text:span><text:span text:style-name="T153"><text:s/>cookie</text:span><text:span text:style-name="T154">=</text:span><text:span text:style-name="T155">"2801768344648204"</text:span><text:span text:style-name="T156"><text:s/>uid</text:span><text:span text:style-name="T157">=</text:span><text:span text:style-name="T158">"1000"</text:span><text:span text:style-name="T159">&gt;&lt;</text:span><text:span text:style-name="T160">operations</text:span><text:span text:style-name="T161">&gt;&lt;</text:span><text:span text:style-name="T162">show</text:span><text:span text:style-name="T163">&gt;&lt;</text:span><text:span text:style-name="T164">arp</text:span><text:span text:style-name="T165">&gt;&lt;</text:span><text:span text:style-name="T166">entry name</text:span><text:span text:style-name="T167">=</text:span><text:span text:style-name="T168">'all'</text:span><text:span text:style-name="T169">/&gt;&lt;/</text:span><text:span text:style-name="T170">arp</text:span><text:span text:style-name="T171">&gt;&lt;/</text:span><text:span text:style-name="T172">show</text:span><text:span text:style-name="T173">&gt;&lt;/</text:span><text:span text:style-name="T174">operations</text:span><text:span text:style-name="T175">&gt;&lt;/</text:span><text:span text:style-name="T176">request</text:span><text:span text:style-name="T177">&gt;</text:span></text:p>
      <text:p text:style-name="P178"><text:span text:style-name="T179">When taking debug CLI output and turning it into an operational command string, you’ll want to take all the XML inside of the </text:span><text:span text:style-name="T180">&lt;operations&gt;</text:span><text:span text:style-name="T181"> tag.<text:s/></text:span><text:span text:style-name="T182">Thus, our command to XML conversion looks like this:</text:span></text:p>
      <text:list text:style-name="LFO2" text:continue-numbering="true">
        <text:list-item>
          <text:p text:style-name="P183"><text:span text:style-name="T184">show arp all</text:span><text:span text:style-name="T185"> -&gt; </text:span><text:span text:style-name="T186">&lt;show&gt;&lt;arp&gt;&lt;entry name='all'/&gt;&lt;/arp&gt;&lt;/show&gt;</text:span></text:p>
        </text:list-item>
      </text:list>
      <text:p text:style-name="P187"><text:span text:style-name="T188">Operational commands that have an </text:span><text:span text:style-name="T189">&lt;entry&gt;</text:span><text:span text:style-name="T190"> tag with an attribute (here, </text:span><text:span text:style-name="T191">name='all'</text:span><text:span text:style-name="T192">) is not a format that pan-os-python can convert to on your behalf. Thus, you will have to send in the XML yourself and instruct pan-os-python that the </text:span><text:span text:style-name="T193">cmd</text:span><text:span text:style-name="T194"> argument does not need to be turned into XML:</text:span></text:p>
      <text:p text:style-name="P195"><text:span text:style-name="T196">ans<text:s/></text:span><text:span text:style-name="T197">=</text:span><text:span text:style-name="T198"><text:s/>fw</text:span><text:span text:style-name="T199">.</text:span><text:span text:style-name="T200">op(</text:span><text:span text:style-name="T201">"&lt;show&gt;&lt;arp&gt;&lt;entry name='all'/&gt;&lt;/arp&gt;&lt;/show&gt;"</text:span><text:span text:style-name="T202">, cmd_xml</text:span><text:span text:style-name="T203">=</text:span><text:span text:style-name="T204">False</text:span><text:span text:style-name="T205">)</text:span></text:p>
      <text:p text:style-name="P206"/>
      <text:p text:style-name="P207">Jak to działa?</text:p>
      <text:p text:style-name="Normalny"/>
      <text:p text:style-name="P208"><text:span text:style-name="T209">Dodawaie nowej reguły</text:span></text:p>
      <text:p text:style-name="P210"><text:span text:style-name="T211">from</text:span><text:span text:style-name="T212"><text:s/></text:span><text:span text:style-name="T213">panos.firewall</text:span><text:span text:style-name="T214"><text:s/></text:span><text:span text:style-name="T215">import</text:span><text:span text:style-name="T216"><text:s/></text:span><text:span text:style-name="T217">Firewall</text:span></text:p>
      <text:p text:style-name="P218"><text:span text:style-name="T219">from</text:span><text:span text:style-name="T220"><text:s/></text:span><text:span text:style-name="T221">panos.policies</text:span><text:span text:style-name="T222"><text:s/></text:span><text:span text:style-name="T223">import</text:span><text:span text:style-name="T224"><text:s/></text:span><text:span text:style-name="T225">Rulebase</text:span><text:span text:style-name="T226">,</text:span><text:span text:style-name="T227"><text:s/></text:span><text:span text:style-name="T228">SecurityRule</text:span></text:p>
      <text:p text:style-name="P229"/>
      <text:p text:style-name="P230"><text:span text:style-name="T231">fw</text:span><text:span text:style-name="T232"><text:s/></text:span><text:span text:style-name="T233">=</text:span><text:span text:style-name="T234"><text:s/></text:span><text:span text:style-name="T235">Firewall</text:span><text:span text:style-name="T236">(</text:span><text:span text:style-name="T237">.......</text:span><text:span text:style-name="T238">)</text:span></text:p>
      <text:p text:style-name="P239"><text:span text:style-name="T240"># tworzy połączenie do urządzenia i tylko to, fw jest obiektem klasy Firewall, domyślnie nie ma żadnych atrybutów oprócz poł</text:span><text:span text:style-name="T241">ą</text:span><text:span text:style-name="T242">czenia.</text:span></text:p>
      <text:p text:style-name="P243"/>
      <text:p text:style-name="P244"><text:span text:style-name="T245">base</text:span><text:span text:style-name="T246"><text:s/></text:span><text:span text:style-name="T247">=</text:span><text:span text:style-name="T248"><text:s/></text:span><text:span text:style-name="T249">Rulebase</text:span><text:span text:style-name="T250">()</text:span></text:p>
      <text:p text:style-name="P251"><text:span text:style-name="T252"># Obiekt Rulebase zawiera atrybuty i funkcje charakterystyczne dla reguł</text:span></text:p>
      <text:p text:style-name="P253"/>
      <text:p text:style-name="P254"><text:span text:style-name="T255">fw</text:span><text:span text:style-name="T256">.</text:span><text:span text:style-name="T257">add</text:span><text:span text:style-name="T258">(</text:span><text:span text:style-name="T259">base</text:span><text:span text:style-name="T260">)</text:span></text:p>
      <text:p text:style-name="P261"><text:span text:style-name="T262"># obiekt fw zawiera teraz zarówno atrybuty poł</text:span><text:span text:style-name="T263">ą</text:span><text:span text:style-name="T264">czenia jak i reguł</text:span></text:p>
      <text:p text:style-name="P265"/>
      <text:p text:style-name="P266"><text:span text:style-name="T267">rule</text:span><text:span text:style-name="T268"><text:s/></text:span><text:span text:style-name="T269">=</text:span><text:span text:style-name="T270"><text:s/></text:span><text:span text:style-name="T271">SecurityRule</text:span><text:span text:style-name="T272">(</text:span><text:span text:style-name="T273">"Int to Ext"</text:span><text:span text:style-name="T274">,</text:span><text:span text:style-name="T275"><text:s/></text:span><text:span text:style-name="T276">.......</text:span><text:span text:style-name="T277">)</text:span></text:p>
      <text:p text:style-name="P278"><text:span text:style-name="T279">base</text:span><text:span text:style-name="T280">.</text:span><text:span text:style-name="T281">add</text:span><text:span text:style-name="T282">(</text:span><text:span text:style-name="T283">rule</text:span><text:span text:style-name="T284">)</text:span></text:p>
      <text:p text:style-name="P285"># do instancji Rulebase dodajemy obiekt z nową regułą</text:p>
      <text:p text:style-name="P286"/>
      <text:p text:style-name="P287"/>
      <text:p text:style-name="P288"><text:span text:style-name="T289">rule</text:span><text:span text:style-name="T290">.</text:span><text:span text:style-name="T291">create</text:span><text:span text:style-name="T292">()</text:span></text:p>
      <text:p text:style-name="P293"><text:span text:style-name="T294"># wrzucamy na urządzenie konfigurację nowej reguły</text:span></text:p>
      <text:p text:style-name="P295"><text:span text:style-name="T296">rule</text:span><text:span text:style-name="T297">.</text:span><text:span text:style-name="T298">opstate</text:span><text:span text:style-name="T299">.</text:span><text:span text:style-name="T300">audit_comment</text:span><text:span text:style-name="T301">.</text:span><text:span text:style-name="T302">update</text:span><text:span text:style-name="T303">(</text:span><text:span text:style-name="T304">"initial config"</text:span><text:span text:style-name="T305">)</text:span></text:p>
      <text:p text:style-name="P306"># opstate jest to namespace, który funkcjonuje obok głównego drzewa konfiguracji; zawiera parametry obiektu, #które są inne dla każdego typu obiektu; ten obiekt ma swoją własną metodę do wysyłki na urządzenie – update()</text:p>
      <text:p text:style-name="P307"/>
      <text:p text:style-name="P308"/>
      <text:p text:style-name="P309">Modyfikacja reguły</text:p>
      <text:p text:style-name="P310"><text:span text:style-name="T311">from</text:span><text:span text:style-name="T312"><text:s/></text:span><text:span text:style-name="T313">panos.panorama</text:span><text:span text:style-name="T314"><text:s/></text:span><text:span text:style-name="T315">import</text:span><text:span text:style-name="T316"><text:s/>Panorama, DeviceGroup</text:span></text:p>
      <text:p text:style-name="P317"><text:span text:style-name="T318">from</text:span><text:span text:style-name="T319"><text:s/></text:span><text:span text:style-name="T320">panos.policies</text:span><text:span text:style-name="T321"><text:s/></text:span><text:span text:style-name="T322">import</text:span><text:span text:style-name="T323"><text:s/>PreRulebase, SecurityRule</text:span></text:p>
      <text:p text:style-name="P324"/>
      <text:p text:style-name="P325"><text:span text:style-name="T326">pano<text:s/></text:span><text:span text:style-name="T327">=</text:span><text:span text:style-name="T328"><text:s/>Panorama(</text:span><text:span text:style-name="T329">.........</text:span><text:span text:style-name="T330">)</text:span></text:p>
      <text:p text:style-name="P331"># tutaj jest przykład z Panorama, ale dla Firewall jest tak samo</text:p>
      <text:p text:style-name="P332"/>
      <text:p text:style-name="P333"><text:span text:style-name="T334">dg<text:s/></text:span><text:span text:style-name="T335">=</text:span><text:span text:style-name="T336"><text:s/>DeviceGroup(</text:span><text:span text:style-name="T337">"myDg"</text:span><text:span text:style-name="T338">)</text:span></text:p>
      <text:p text:style-name="P339"><text:span text:style-name="T340">pano</text:span><text:span text:style-name="T341">.</text:span><text:span text:style-name="T342">add(dg)</text:span></text:p>
      <text:p text:style-name="P343"/>
      <text:p text:style-name="P344"><text:span text:style-name="T345">base<text:s/></text:span><text:span text:style-name="T346">=</text:span><text:span text:style-name="T347"><text:s/>PreRulebase()</text:span></text:p>
      <text:p text:style-name="P348"><text:span text:style-name="T349">dg</text:span><text:span text:style-name="T350">.</text:span><text:span text:style-name="T351">add(base)</text:span></text:p>
      <text:p text:style-name="P352"/>
      <text:p text:style-name="P353"><text:span text:style-name="T354">rule<text:s/></text:span><text:span text:style-name="T355">=</text:span><text:span text:style-name="T356"><text:s/>SecurityRule(</text:span><text:span text:style-name="T357">"Int to Ext"</text:span><text:span text:style-name="T358">)</text:span></text:p>
      <text:p text:style-name="P359"># “Int to Ext” jest istniejącą regułą</text:p>
      <text:p text:style-name="P360"/>
      <text:p text:style-name="P361"><text:span text:style-name="T362">base</text:span><text:span text:style-name="T363">.</text:span><text:span text:style-name="T364">add(rule)</text:span></text:p>
      <text:p text:style-name="P365"><text:span text:style-name="T366">rule</text:span><text:span text:style-name="T367">.</text:span><text:span text:style-name="T368">refresh()</text:span></text:p>
      <text:p text:style-name="P369"># ściągamy z urządzenia parametry reguły</text:p>
      <text:p text:style-name="P370"/>
      <text:soft-page-break/>
      <text:p text:style-name="P371"><text:span text:style-name="T372"># Update the rule description</text:span></text:p>
      <text:p text:style-name="P373"><text:span text:style-name="T374">rule</text:span><text:span text:style-name="T375">.</text:span><text:span text:style-name="T376">description<text:s/></text:span><text:span text:style-name="T377">=</text:span><text:span text:style-name="T378"><text:s/></text:span><text:span text:style-name="T379">"My new description"</text:span></text:p>
      <text:p text:style-name="P380"/>
      <text:p text:style-name="P381"><text:span text:style-name="T382">rule</text:span><text:span text:style-name="T383">.</text:span><text:span text:style-name="T384">apply()</text:span></text:p>
      <text:p text:style-name="P385"># apply() nadpisuje obiekt na urządzeniu; dlatego istotny jest refresh() wcześniej</text:p>
      <text:p text:style-name="P386"><text:span text:style-name="T387">rule</text:span><text:span text:style-name="T388">.</text:span><text:span text:style-name="T389">opstate</text:span><text:span text:style-name="T390">.</text:span><text:span text:style-name="T391">audit_comment</text:span><text:span text:style-name="T392">.</text:span><text:span text:style-name="T393">update(</text:span><text:span text:style-name="T394">"ID 12345 updating rule description"</text:span><text:span text:style-name="T395">)</text:span></text:p>
      <text:p text:style-name="P396"/>
      <text:p text:style-name="P397">Z interaktywnego pythona:</text:p>
      <text:p text:style-name="P398"><text:span text:style-name="T399">&gt;&gt;&gt;<text:s/></text:span><text:span text:style-name="T400">fw</text:span><text:span text:style-name="T401">.</text:span><text:span text:style-name="T402">children</text:span></text:p>
      <text:p text:style-name="P403"><text:span text:style-name="T404">[] –<text:s/></text:span><text:span text:style-name="T405">pusta lista =&gt; świeżo utworzony fw bez żadnych podłączonych child’s.</text:span></text:p>
      <text:p text:style-name="P406"><text:span text:style-name="T407">&gt;&gt;&gt;<text:s/></text:span><text:span text:style-name="T408">AddressObject</text:span><text:span text:style-name="T409">.</text:span><text:span text:style-name="T410">refreshall(fw, add</text:span><text:span text:style-name="T411">=</text:span><text:span text:style-name="T412">True</text:span><text:span text:style-name="T413">)</text:span></text:p>
      <text:p text:style-name="P414"># ściąga z urządzenia wszystkie AddressObject i od razu dodaje do lokalnego drzewa konfiguracyjnego</text:p>
      <text:p text:style-name="P415"><text:span text:style-name="T416">&gt;&gt;&gt;<text:s/></text:span><text:span text:style-name="T417">fw</text:span><text:span text:style-name="T418">.</text:span><text:span text:style-name="T419">children</text:span></text:p>
      <text:p text:style-name="P420"><text:span text:style-name="T421">[&lt;panos.objects.AddressObject object at 0x108080e90&gt;,</text:span></text:p>
      <text:p text:style-name="P422"><text:span text:style-name="T423"><text:s/>&lt;panos.objects.AddressObject object at 0x108080f50&gt;,</text:span></text:p>
      <text:p text:style-name="P424"><text:span text:style-name="T425"><text:s/>&lt;panos.objects.AddressObject object at 0x108080ed0&gt;]</text:span></text:p>
      <text:p text:style-name="P426"/>
      <text:p text:style-name="Normalny">Jeśli mamy zamiar konfigurować tylko obiekty, które da się skonfigurować jako shared, to możemy użyć:</text:p>
      <text:p text:style-name="P427"><text:span text:style-name="T428">fw<text:s/></text:span><text:span text:style-name="T429">=</text:span><text:span text:style-name="T430"><text:s/>firewall</text:span><text:span text:style-name="T431">.</text:span><text:span text:style-name="T432">Firewall(</text:span><text:span text:style-name="T433">"10.0.0.1"</text:span><text:span text:style-name="T434">,<text:s/></text:span><text:span text:style-name="T435">"admin"</text:span><text:span text:style-name="T436">,<text:s/></text:span><text:span text:style-name="T437">"mypassword"</text:span><text:span text:style-name="T438">, vsys</text:span><text:span text:style-name="T439">=</text:span><text:span text:style-name="T440">"shared"</text:span><text:span text:style-name="T441">)</text:span></text:p>
      <text:p text:style-name="P442"/>
      <text:p text:style-name="P443"/>
      <text:p text:style-name="P444"/>
      <text:p text:style-name="P445"/>
      <text:h text:style-name="P446" text:outline-level="2">Configuration Methods</text:h>
      <text:p text:style-name="P447">Modify the configuration tree or the live device with these methods.</text:p>
      <text:list text:style-name="LFO4" text:continue-numbering="true">
        <text:list-item>
          <text:p text:style-name="P448"><text:span text:style-name="T449">C:</text:span><text:span text:style-name="T450"> Changes the pan-os-python configuration tree</text:span></text:p>
        </text:list-item>
        <text:list-item>
          <text:p text:style-name="P451"><text:span text:style-name="T452">L:</text:span><text:span text:style-name="T453"> Connects to a live device (firewall or Panorama) via the API</text:span></text:p>
        </text:list-item>
        <text:list-item>
          <text:p text:style-name="P454"><text:span text:style-name="T455">M:</text:span><text:span text:style-name="T456"> Modifies the live device by making a change to the device’s configuration</text:span></text:p>
        </text:list-item>
        <text:list-item>
          <text:p text:style-name="P457"><text:span text:style-name="T458">B:</text:span><text:span text:style-name="T459"> Bulk operation modifies more than one object in a single API call</text:span></text:p>
        </text:list-item>
      </text:list>
      <table:table table:style-name="Table460">
        <table:table-columns>
          <table:table-column table:style-name="TableColumn461"/>
          <table:table-column table:style-name="TableColumn462"/>
          <table:table-column table:style-name="TableColumn463"/>
          <table:table-column table:style-name="TableColumn464"/>
          <table:table-column table:style-name="TableColumn465"/>
          <table:table-column table:style-name="TableColumn466"/>
        </table:table-columns>
        <table:table-header-rows>
          <table:table-row table:style-name="TableRow467">
            <table:table-cell table:style-name="TableCell468">
              <text:p text:style-name="P469">Method</text:p>
            </table:table-cell>
            <table:table-cell table:style-name="TableCell470">
              <text:p text:style-name="P471">C</text:p>
            </table:table-cell>
            <table:table-cell table:style-name="TableCell472">
              <text:p text:style-name="P473">L</text:p>
            </table:table-cell>
            <table:table-cell table:style-name="TableCell474">
              <text:p text:style-name="P475">M</text:p>
            </table:table-cell>
            <table:table-cell table:style-name="TableCell476">
              <text:p text:style-name="P477">B</text:p>
            </table:table-cell>
            <table:table-cell table:style-name="TableCell478">
              <text:p text:style-name="P479">Description</text:p>
            </table:table-cell>
          </table:table-row>
        </table:table-header-rows>
        <table:table-row table:style-name="TableRow480">
          <table:table-cell table:style-name="TableCell481">
            <text:p text:style-name="P482"><text:a office:title="panos.base.PanObject.add" xlink:href="https://pan-os-python.readthedocs.io/en/latest/module-base.html#panos.base.PanObject.add" office:target-frame-name="_top" xlink:show="replace"><text:span text:style-name="T483">add()</text:span></text:a></text:p>
          </table:table-cell>
          <table:table-cell table:style-name="TableCell484">
            <text:p text:style-name="P485"><text:span text:style-name="T486">✅</text:span></text:p>
          </table:table-cell>
          <table:table-cell table:style-name="TableCell487">
            <text:p text:style-name="P488"> </text:p>
          </table:table-cell>
          <table:table-cell table:style-name="TableCell489">
            <text:p text:style-name="P490"> </text:p>
          </table:table-cell>
          <table:table-cell table:style-name="TableCell491">
            <text:p text:style-name="P492"> </text:p>
          </table:table-cell>
          <table:table-cell table:style-name="TableCell493">
            <text:p text:style-name="P494">Add an object as a child of this object</text:p>
          </table:table-cell>
        </table:table-row>
        <table:table-row table:style-name="TableRow495">
          <table:table-cell table:style-name="TableCell496">
            <text:p text:style-name="P497"><text:a office:title="panos.base.PanObject.extend" xlink:href="https://pan-os-python.readthedocs.io/en/latest/module-base.html#panos.base.PanObject.extend" office:target-frame-name="_top" xlink:show="replace"><text:span text:style-name="T498">extend()</text:span></text:a></text:p>
          </table:table-cell>
          <table:table-cell table:style-name="TableCell499">
            <text:p text:style-name="P500"><text:span text:style-name="T501">✅</text:span></text:p>
          </table:table-cell>
          <table:table-cell table:style-name="TableCell502">
            <text:p text:style-name="P503"> </text:p>
          </table:table-cell>
          <table:table-cell table:style-name="TableCell504">
            <text:p text:style-name="P505"> </text:p>
          </table:table-cell>
          <table:table-cell table:style-name="TableCell506">
            <text:p text:style-name="P507"> </text:p>
          </table:table-cell>
          <table:table-cell table:style-name="TableCell508">
            <text:p text:style-name="P509">Add a list of objects as children</text:p>
          </table:table-cell>
        </table:table-row>
        <table:table-row table:style-name="TableRow510">
          <table:table-cell table:style-name="TableCell511">
            <text:p text:style-name="P512"><text:a office:title="panos.base.PanObject.insert" xlink:href="https://pan-os-python.readthedocs.io/en/latest/module-base.html#panos.base.PanObject.insert" office:target-frame-name="_top" xlink:show="replace"><text:span text:style-name="T513">insert()</text:span></text:a></text:p>
          </table:table-cell>
          <table:table-cell table:style-name="TableCell514">
            <text:p text:style-name="P515"><text:span text:style-name="T516">✅</text:span></text:p>
          </table:table-cell>
          <table:table-cell table:style-name="TableCell517">
            <text:p text:style-name="P518"> </text:p>
          </table:table-cell>
          <table:table-cell table:style-name="TableCell519">
            <text:p text:style-name="P520"> </text:p>
          </table:table-cell>
          <table:table-cell table:style-name="TableCell521">
            <text:p text:style-name="P522"> </text:p>
          </table:table-cell>
          <table:table-cell table:style-name="TableCell523">
            <text:p text:style-name="P524">Insert an object as a child at an index</text:p>
          </table:table-cell>
        </table:table-row>
        <table:table-row table:style-name="TableRow525">
          <table:table-cell table:style-name="TableCell526">
            <text:p text:style-name="P527"><text:a office:title="panos.base.PanObject.pop" xlink:href="https://pan-os-python.readthedocs.io/en/latest/module-base.html#panos.base.PanObject.pop" office:target-frame-name="_top" xlink:show="replace"><text:span text:style-name="T528">pop()</text:span></text:a></text:p>
          </table:table-cell>
          <table:table-cell table:style-name="TableCell529">
            <text:p text:style-name="P530"><text:span text:style-name="T531">✅</text:span></text:p>
          </table:table-cell>
          <table:table-cell table:style-name="TableCell532">
            <text:p text:style-name="P533"> </text:p>
          </table:table-cell>
          <table:table-cell table:style-name="TableCell534">
            <text:p text:style-name="P535"> </text:p>
          </table:table-cell>
          <table:table-cell table:style-name="TableCell536">
            <text:p text:style-name="P537"> </text:p>
          </table:table-cell>
          <table:table-cell table:style-name="TableCell538">
            <text:p text:style-name="P539">Remove a child object at an index</text:p>
          </table:table-cell>
        </table:table-row>
        <table:table-row table:style-name="TableRow540">
          <table:table-cell table:style-name="TableCell541">
            <text:p text:style-name="P542"><text:a office:title="panos.base.PanObject.remove" xlink:href="https://pan-os-python.readthedocs.io/en/latest/module-base.html#panos.base.PanObject.remove" office:target-frame-name="_top" xlink:show="replace"><text:span text:style-name="T543">remove()</text:span></text:a></text:p>
          </table:table-cell>
          <table:table-cell table:style-name="TableCell544">
            <text:p text:style-name="P545"><text:span text:style-name="T546">✅</text:span></text:p>
          </table:table-cell>
          <table:table-cell table:style-name="TableCell547">
            <text:p text:style-name="P548"> </text:p>
          </table:table-cell>
          <table:table-cell table:style-name="TableCell549">
            <text:p text:style-name="P550"> </text:p>
          </table:table-cell>
          <table:table-cell table:style-name="TableCell551">
            <text:p text:style-name="P552"> </text:p>
          </table:table-cell>
          <table:table-cell table:style-name="TableCell553">
            <text:p text:style-name="P554">Remove a child object from this object</text:p>
          </table:table-cell>
        </table:table-row>
        <table:table-row table:style-name="TableRow555">
          <table:table-cell table:style-name="TableCell556">
            <text:p text:style-name="P557"><text:a office:title="panos.base.PanObject.remove_by_name" xlink:href="https://pan-os-python.readthedocs.io/en/latest/module-base.html#panos.base.PanObject.remove_by_name" office:target-frame-name="_top" xlink:show="replace"><text:span text:style-name="T558">remove_by_name()</text:span></text:a></text:p>
          </table:table-cell>
          <table:table-cell table:style-name="TableCell559">
            <text:p text:style-name="P560"><text:span text:style-name="T561">✅</text:span></text:p>
          </table:table-cell>
          <table:table-cell table:style-name="TableCell562">
            <text:p text:style-name="P563"> </text:p>
          </table:table-cell>
          <table:table-cell table:style-name="TableCell564">
            <text:p text:style-name="P565"> </text:p>
          </table:table-cell>
          <table:table-cell table:style-name="TableCell566">
            <text:p text:style-name="P567"> </text:p>
          </table:table-cell>
          <table:table-cell table:style-name="TableCell568">
            <text:p text:style-name="P569">Remove a child object by its name</text:p>
          </table:table-cell>
        </table:table-row>
        <table:table-row table:style-name="TableRow570">
          <table:table-cell table:style-name="TableCell571">
            <text:p text:style-name="P572"><text:a office:title="panos.base.PanObject.removeall" xlink:href="https://pan-os-python.readthedocs.io/en/latest/module-base.html#panos.base.PanObject.removeall" office:target-frame-name="_top" xlink:show="replace"><text:span text:style-name="T573">removeall()</text:span></text:a></text:p>
          </table:table-cell>
          <table:table-cell table:style-name="TableCell574">
            <text:p text:style-name="P575"><text:span text:style-name="T576">✅</text:span></text:p>
          </table:table-cell>
          <table:table-cell table:style-name="TableCell577">
            <text:p text:style-name="P578"> </text:p>
          </table:table-cell>
          <table:table-cell table:style-name="TableCell579">
            <text:p text:style-name="P580"> </text:p>
          </table:table-cell>
          <table:table-cell table:style-name="TableCell581">
            <text:p text:style-name="P582"> </text:p>
          </table:table-cell>
          <table:table-cell table:style-name="TableCell583">
            <text:p text:style-name="P584">Remove all children of this object</text:p>
          </table:table-cell>
        </table:table-row>
        <table:table-row table:style-name="TableRow585">
          <table:table-cell table:style-name="TableCell586">
            <text:p text:style-name="P587"><text:a office:title="panos.base.PanObject.refresh" xlink:href="https://pan-os-python.readthedocs.io/en/latest/module-base.html#panos.base.PanObject.refresh" office:target-frame-name="_top" xlink:show="replace"><text:span text:style-name="T588">refresh()</text:span></text:a></text:p>
          </table:table-cell>
          <table:table-cell table:style-name="TableCell589">
            <text:p text:style-name="P590"> </text:p>
          </table:table-cell>
          <table:table-cell table:style-name="TableCell591">
            <text:p text:style-name="P592"><text:span text:style-name="T593">✅</text:span></text:p>
          </table:table-cell>
          <table:table-cell table:style-name="TableCell594">
            <text:p text:style-name="P595"> </text:p>
          </table:table-cell>
          <table:table-cell table:style-name="TableCell596">
            <text:p text:style-name="P597"> </text:p>
          </table:table-cell>
          <table:table-cell table:style-name="TableCell598">
            <text:p text:style-name="P599">Set params of object from live device</text:p>
          </table:table-cell>
        </table:table-row>
        <table:table-row table:style-name="TableRow600">
          <table:table-cell table:style-name="TableCell601">
            <text:p text:style-name="P602"><text:a office:title="panos.base.PanObject.refreshall" xlink:href="https://pan-os-python.readthedocs.io/en/latest/module-base.html#panos.base.PanObject.refreshall" office:target-frame-name="_top" xlink:show="replace"><text:span text:style-name="T603">refreshall()</text:span></text:a></text:p>
          </table:table-cell>
          <table:table-cell table:style-name="TableCell604">
            <text:p text:style-name="P605"> </text:p>
          </table:table-cell>
          <table:table-cell table:style-name="TableCell606">
            <text:p text:style-name="P607"><text:span text:style-name="T608">✅</text:span></text:p>
          </table:table-cell>
          <table:table-cell table:style-name="TableCell609">
            <text:p text:style-name="P610"> </text:p>
          </table:table-cell>
          <table:table-cell table:style-name="TableCell611">
            <text:p text:style-name="P612"> </text:p>
          </table:table-cell>
          <table:table-cell table:style-name="TableCell613">
            <text:p text:style-name="P614">Pull all children from the live device</text:p>
          </table:table-cell>
        </table:table-row>
        <table:table-row table:style-name="TableRow615">
          <table:table-cell table:style-name="TableCell616">
            <text:p text:style-name="P617"><text:a office:title="panos.base.PanObject.refresh_variable" xlink:href="https://pan-os-python.readthedocs.io/en/latest/module-base.html#panos.base.PanObject.refresh_variable" office:target-frame-name="_top" xlink:show="replace"><text:span text:style-name="T618">refresh_variable()</text:span></text:a></text:p>
          </table:table-cell>
          <table:table-cell table:style-name="TableCell619">
            <text:p text:style-name="P620"> </text:p>
          </table:table-cell>
          <table:table-cell table:style-name="TableCell621">
            <text:p text:style-name="P622"><text:span text:style-name="T623">✅</text:span></text:p>
          </table:table-cell>
          <table:table-cell table:style-name="TableCell624">
            <text:p text:style-name="P625"> </text:p>
          </table:table-cell>
          <table:table-cell table:style-name="TableCell626">
            <text:p text:style-name="P627"> </text:p>
          </table:table-cell>
          <table:table-cell table:style-name="TableCell628">
            <text:p text:style-name="P629">Set a single param from the live device</text:p>
          </table:table-cell>
        </table:table-row>
        <table:table-row table:style-name="TableRow630">
          <table:table-cell table:style-name="TableCell631">
            <text:p text:style-name="P632"><text:a office:title="panos.base.PanObject.create" xlink:href="https://pan-os-python.readthedocs.io/en/latest/module-base.html#panos.base.PanObject.create" office:target-frame-name="_top" xlink:show="replace"><text:span text:style-name="T633">create()</text:span></text:a></text:p>
          </table:table-cell>
          <table:table-cell table:style-name="TableCell634">
            <text:p text:style-name="P635"> </text:p>
          </table:table-cell>
          <table:table-cell table:style-name="TableCell636">
            <text:p text:style-name="P637"><text:span text:style-name="T638">✅</text:span></text:p>
          </table:table-cell>
          <table:table-cell table:style-name="TableCell639">
            <text:p text:style-name="P640"><text:span text:style-name="T641">✅</text:span></text:p>
          </table:table-cell>
          <table:table-cell table:style-name="TableCell642">
            <text:p text:style-name="P643"> </text:p>
          </table:table-cell>
          <table:table-cell table:style-name="TableCell644">
            <text:p text:style-name="P645">Push object to the live device (nd)</text:p>
          </table:table-cell>
        </table:table-row>
        <table:table-row table:style-name="TableRow646">
          <table:table-cell table:style-name="TableCell647">
            <text:p text:style-name="P648"><text:a office:title="panos.base.PanObject.apply" xlink:href="https://pan-os-python.readthedocs.io/en/latest/module-base.html#panos.base.PanObject.apply" office:target-frame-name="_top" xlink:show="replace"><text:span text:style-name="T649">apply()</text:span></text:a></text:p>
          </table:table-cell>
          <table:table-cell table:style-name="TableCell650">
            <text:p text:style-name="P651"> </text:p>
          </table:table-cell>
          <table:table-cell table:style-name="TableCell652">
            <text:p text:style-name="P653"><text:span text:style-name="T654">✅</text:span></text:p>
          </table:table-cell>
          <table:table-cell table:style-name="TableCell655">
            <text:p text:style-name="P656"><text:span text:style-name="T657">✅</text:span></text:p>
          </table:table-cell>
          <table:table-cell table:style-name="TableCell658">
            <text:p text:style-name="P659"> </text:p>
          </table:table-cell>
          <table:table-cell table:style-name="TableCell660">
            <text:p text:style-name="P661">Push object to the live device (d)</text:p>
          </table:table-cell>
        </table:table-row>
        <table:table-row table:style-name="TableRow662">
          <table:table-cell table:style-name="TableCell663">
            <text:p text:style-name="P664"><text:a office:title="panos.base.PanObject.update" xlink:href="https://pan-os-python.readthedocs.io/en/latest/module-base.html#panos.base.PanObject.update" office:target-frame-name="_top" xlink:show="replace"><text:span text:style-name="T665">update()</text:span></text:a></text:p>
          </table:table-cell>
          <table:table-cell table:style-name="TableCell666">
            <text:p text:style-name="P667"> </text:p>
          </table:table-cell>
          <table:table-cell table:style-name="TableCell668">
            <text:p text:style-name="P669"><text:span text:style-name="T670">✅</text:span></text:p>
          </table:table-cell>
          <table:table-cell table:style-name="TableCell671">
            <text:p text:style-name="P672"><text:span text:style-name="T673">✅</text:span></text:p>
          </table:table-cell>
          <table:table-cell table:style-name="TableCell674">
            <text:p text:style-name="P675"> </text:p>
          </table:table-cell>
          <table:table-cell table:style-name="TableCell676">
            <text:p text:style-name="P677">Push single object param to live device</text:p>
          </table:table-cell>
        </table:table-row>
        <table:table-row table:style-name="TableRow678">
          <table:table-cell table:style-name="TableCell679">
            <text:p text:style-name="P680"><text:a office:title="panos.base.PanObject.delete" xlink:href="https://pan-os-python.readthedocs.io/en/latest/module-base.html#panos.base.PanObject.delete" office:target-frame-name="_top" xlink:show="replace"><text:span text:style-name="T681">delete()</text:span></text:a></text:p>
          </table:table-cell>
          <table:table-cell table:style-name="TableCell682">
            <text:p text:style-name="P683"><text:span text:style-name="T684">✅</text:span></text:p>
          </table:table-cell>
          <table:table-cell table:style-name="TableCell685">
            <text:p text:style-name="P686"><text:span text:style-name="T687">✅</text:span></text:p>
          </table:table-cell>
          <table:table-cell table:style-name="TableCell688">
            <text:p text:style-name="P689"><text:span text:style-name="T690">✅</text:span></text:p>
          </table:table-cell>
          <table:table-cell table:style-name="TableCell691">
            <text:p text:style-name="P692"> </text:p>
          </table:table-cell>
          <table:table-cell table:style-name="TableCell693">
            <text:p text:style-name="P694">Delete from live device and config tree</text:p>
          </table:table-cell>
        </table:table-row>
        <table:table-row table:style-name="TableRow695">
          <table:table-cell table:style-name="TableCell696">
            <text:p text:style-name="P697"><text:a office:title="panos.base.PanObject.rename" xlink:href="https://pan-os-python.readthedocs.io/en/latest/module-base.html#panos.base.PanObject.rename" office:target-frame-name="_top" xlink:show="replace"><text:span text:style-name="T698">rename()</text:span></text:a></text:p>
          </table:table-cell>
          <table:table-cell table:style-name="TableCell699">
            <text:p text:style-name="P700"><text:span text:style-name="T701">✅</text:span></text:p>
          </table:table-cell>
          <table:table-cell table:style-name="TableCell702">
            <text:p text:style-name="P703"><text:span text:style-name="T704">✅</text:span></text:p>
          </table:table-cell>
          <table:table-cell table:style-name="TableCell705">
            <text:p text:style-name="P706"><text:span text:style-name="T707">✅</text:span></text:p>
          </table:table-cell>
          <table:table-cell table:style-name="TableCell708">
            <text:p text:style-name="P709"> </text:p>
          </table:table-cell>
          <table:table-cell table:style-name="TableCell710">
            <text:p text:style-name="P711">Rename on live device and config tree</text:p>
          </table:table-cell>
        </table:table-row>
        <table:table-row table:style-name="TableRow712">
          <table:table-cell table:style-name="TableCell713">
            <text:p text:style-name="P714"><text:a office:title="panos.base.PanObject.move" xlink:href="https://pan-os-python.readthedocs.io/en/latest/module-base.html#panos.base.PanObject.move" office:target-frame-name="_top" xlink:show="replace"><text:span text:style-name="T715">move()</text:span></text:a></text:p>
          </table:table-cell>
          <table:table-cell table:style-name="TableCell716">
            <text:p text:style-name="P717"><text:span text:style-name="T718">✅</text:span></text:p>
          </table:table-cell>
          <table:table-cell table:style-name="TableCell719">
            <text:p text:style-name="P720"><text:span text:style-name="T721">✅</text:span></text:p>
          </table:table-cell>
          <table:table-cell table:style-name="TableCell722">
            <text:p text:style-name="P723"><text:span text:style-name="T724">✅</text:span></text:p>
          </table:table-cell>
          <table:table-cell table:style-name="TableCell725">
            <text:p text:style-name="P726"> </text:p>
          </table:table-cell>
          <table:table-cell table:style-name="TableCell727">
            <text:p text:style-name="P728">Reorder on live device and config tree</text:p>
          </table:table-cell>
        </table:table-row>
        <table:table-row table:style-name="TableRow729">
          <table:table-cell table:style-name="TableCell730">
            <text:p text:style-name="P731"><text:a office:title="panos.base.PanObject.create_similar" xlink:href="https://pan-os-python.readthedocs.io/en/latest/module-base.html#panos.base.PanObject.create_similar" office:target-frame-name="_top" xlink:show="replace"><text:span text:style-name="T732">create_similar()</text:span></text:a></text:p>
          </table:table-cell>
          <table:table-cell table:style-name="TableCell733">
            <text:p text:style-name="P734"> </text:p>
          </table:table-cell>
          <table:table-cell table:style-name="TableCell735">
            <text:p text:style-name="P736"><text:span text:style-name="T737">✅</text:span></text:p>
          </table:table-cell>
          <table:table-cell table:style-name="TableCell738">
            <text:p text:style-name="P739"><text:span text:style-name="T740">✅</text:span></text:p>
          </table:table-cell>
          <table:table-cell table:style-name="TableCell741">
            <text:p text:style-name="P742"><text:span text:style-name="T743">✅</text:span></text:p>
          </table:table-cell>
          <table:table-cell table:style-name="TableCell744">
            <text:p text:style-name="P745">Push objects of this type to live device (nd)</text:p>
          </table:table-cell>
        </table:table-row>
        <table:table-row table:style-name="TableRow746">
          <table:table-cell table:style-name="TableCell747">
            <text:p text:style-name="P748"><text:a office:title="panos.base.PanObject.apply_similar" xlink:href="https://pan-os-python.readthedocs.io/en/latest/module-base.html#panos.base.PanObject.apply_similar" office:target-frame-name="_top" xlink:show="replace"><text:span text:style-name="T749">apply_similar()</text:span></text:a></text:p>
          </table:table-cell>
          <table:table-cell table:style-name="TableCell750">
            <text:p text:style-name="P751"> </text:p>
          </table:table-cell>
          <table:table-cell table:style-name="TableCell752">
            <text:p text:style-name="P753"><text:span text:style-name="T754">✅</text:span></text:p>
          </table:table-cell>
          <table:table-cell table:style-name="TableCell755">
            <text:p text:style-name="P756"><text:span text:style-name="T757">✅</text:span></text:p>
          </table:table-cell>
          <table:table-cell table:style-name="TableCell758">
            <text:p text:style-name="P759"><text:span text:style-name="T760">✅</text:span></text:p>
          </table:table-cell>
          <table:table-cell table:style-name="TableCell761">
            <text:p text:style-name="P762">Push objects of this type to live device (d)</text:p>
          </table:table-cell>
        </table:table-row>
        <table:table-row table:style-name="TableRow763">
          <table:table-cell table:style-name="TableCell764">
            <text:p text:style-name="P765"><text:a office:title="panos.base.PanObject.delete_similar" xlink:href="https://pan-os-python.readthedocs.io/en/latest/module-base.html#panos.base.PanObject.delete_similar" office:target-frame-name="_top" xlink:show="replace"><text:span text:style-name="T766">delete_similar()</text:span></text:a></text:p>
          </table:table-cell>
          <table:table-cell table:style-name="TableCell767">
            <text:p text:style-name="P768"> </text:p>
          </table:table-cell>
          <table:table-cell table:style-name="TableCell769">
            <text:p text:style-name="P770"><text:span text:style-name="T771">✅</text:span></text:p>
          </table:table-cell>
          <table:table-cell table:style-name="TableCell772">
            <text:p text:style-name="P773"><text:span text:style-name="T774">✅</text:span></text:p>
          </table:table-cell>
          <table:table-cell table:style-name="TableCell775">
            <text:p text:style-name="P776"><text:span text:style-name="T777">✅</text:span></text:p>
          </table:table-cell>
          <table:table-cell table:style-name="TableCell778">
            <text:p text:style-name="P779">Delete objects of this type from live device</text:p>
          </table:table-cell>
        </table:table-row>
      </table:table>
      <text:list text:style-name="LFO5" text:continue-numbering="true">
        <text:list-item>
          <text:p text:style-name="P780"><text:span text:style-name="T781">(d): Destructive - Method </text:span><text:span text:style-name="T782">overwrites</text:span><text:span text:style-name="T783"> an object on the live device with the same name</text:span></text:p>
        </text:list-item>
        <text:list-item>
          <text:p text:style-name="P784"><text:span text:style-name="T785">(nd): Non-destructive - Method </text:span><text:span text:style-name="T786">combines</text:span><text:span text:style-name="T787"> object with one on live device with the same name</text:span></text:p>
        </text:list-item>
      </text:list>
      <text:h text:style-name="P788" text:outline-level="2">Navigation Methods</text:h>
      <text:p text:style-name="P789"><text:span text:style-name="T790">These methods help you locate objects and information in an existing configuration tree. These are commonly used when you have used </text:span><text:span text:style-name="T791">refreshall</text:span><text:span text:style-name="T792"> to pull a lot of nested objects and you’re either looking for a specific object or aggregate stats on the objects.</text:span></text:p>
      <table:table table:style-name="Table793">
        <table:table-columns>
          <table:table-column table:style-name="TableColumn794"/>
          <table:table-column table:style-name="TableColumn795"/>
        </table:table-columns>
        <table:table-header-rows>
          <table:table-row table:style-name="TableRow796">
            <table:table-cell table:style-name="TableCell797">
              <text:p text:style-name="P798">Method</text:p>
            </table:table-cell>
            <table:table-cell table:style-name="TableCell799">
              <text:p text:style-name="P800">Description</text:p>
            </table:table-cell>
          </table:table-row>
        </table:table-header-rows>
        <table:table-row table:style-name="TableRow801">
          <table:table-cell table:style-name="TableCell802">
            <text:p text:style-name="P803"><text:a office:title="panos.base.PanObject.find" xlink:href="https://pan-os-python.readthedocs.io/en/latest/module-base.html#panos.base.PanObject.find" office:target-frame-name="_top" xlink:show="replace"><text:span text:style-name="T804">find()</text:span></text:a></text:p>
          </table:table-cell>
          <table:table-cell table:style-name="TableCell805">
            <text:p text:style-name="P806">Return object by name and type</text:p>
          </table:table-cell>
        </table:table-row>
        <table:table-row table:style-name="TableRow807">
          <table:table-cell table:style-name="TableCell808">
            <text:p text:style-name="P809"><text:a office:title="panos.base.PanObject.findall" xlink:href="https://pan-os-python.readthedocs.io/en/latest/module-base.html#panos.base.PanObject.findall" office:target-frame-name="_top" xlink:show="replace"><text:span text:style-name="T810">findall()</text:span></text:a></text:p>
          </table:table-cell>
          <table:table-cell table:style-name="TableCell811">
            <text:p text:style-name="P812">Return all objects of a type</text:p>
          </table:table-cell>
        </table:table-row>
        <table:table-row table:style-name="TableRow813">
          <table:table-cell table:style-name="TableCell814">
            <text:p text:style-name="P815"><text:a office:title="panos.base.PanObject.find_index" xlink:href="https://pan-os-python.readthedocs.io/en/latest/module-base.html#panos.base.PanObject.find_index" office:target-frame-name="_top" xlink:show="replace"><text:span text:style-name="T816">find_index()</text:span></text:a></text:p>
          </table:table-cell>
          <table:table-cell table:style-name="TableCell817">
            <text:p text:style-name="P818">Return the index of a child object</text:p>
          </table:table-cell>
        </table:table-row>
        <table:table-row table:style-name="TableRow819">
          <table:table-cell table:style-name="TableCell820">
            <text:p text:style-name="P821"><text:a office:title="panos.base.PanObject.find_or_create" xlink:href="https://pan-os-python.readthedocs.io/en/latest/module-base.html#panos.base.PanObject.find_or_create" office:target-frame-name="_top" xlink:show="replace"><text:span text:style-name="T822">find_or_create()</text:span></text:a></text:p>
          </table:table-cell>
          <table:table-cell table:style-name="TableCell823">
            <text:p text:style-name="P824">Return object by name and type, creates object if not in config tree</text:p>
          </table:table-cell>
        </table:table-row>
        <table:table-row table:style-name="TableRow825">
          <table:table-cell table:style-name="TableCell826">
            <text:p text:style-name="P827"><text:a office:title="panos.base.PanObject.findall_or_create" xlink:href="https://pan-os-python.readthedocs.io/en/latest/module-base.html#panos.base.PanObject.findall_or_create" office:target-frame-name="_top" xlink:show="replace"><text:span text:style-name="T828">findall_or_create()</text:span></text:a></text:p>
          </table:table-cell>
          <table:table-cell table:style-name="TableCell829">
            <text:p text:style-name="P830">Return all objects of type, creates an object if none exist</text:p>
          </table:table-cell>
        </table:table-row>
        <table:table-row table:style-name="TableRow831">
          <table:table-cell table:style-name="TableCell832">
            <text:p text:style-name="P833"><text:a office:title="panos.base.PanObject.nearest_pandevice" xlink:href="https://pan-os-python.readthedocs.io/en/latest/module-base.html#panos.base.PanObject.nearest_pandevice" office:target-frame-name="_top" xlink:show="replace"><text:span text:style-name="T834">nearest_pandevice()</text:span></text:a></text:p>
          </table:table-cell>
          <table:table-cell table:style-name="TableCell835">
            <text:p text:style-name="P836">Return the nearest parent Firewall or Panorama object in tree</text:p>
          </table:table-cell>
        </table:table-row>
        <table:table-row table:style-name="TableRow837">
          <table:table-cell table:style-name="TableCell838">
            <text:p text:style-name="P839"><text:a office:title="panos.base.PanObject.panorama" xlink:href="https://pan-os-python.readthedocs.io/en/latest/module-base.html#panos.base.PanObject.panorama" office:target-frame-name="_top" xlink:show="replace"><text:span text:style-name="T840">panorama()</text:span></text:a></text:p>
          </table:table-cell>
          <table:table-cell table:style-name="TableCell841">
            <text:p text:style-name="P842">Return the nearest parent Panorama object</text:p>
          </table:table-cell>
        </table:table-row>
        <table:table-row table:style-name="TableRow843">
          <table:table-cell table:style-name="TableCell844">
            <text:p text:style-name="P845"><text:a office:title="panos.base.PanObject.devicegroup" xlink:href="https://pan-os-python.readthedocs.io/en/latest/module-base.html#panos.base.PanObject.devicegroup" office:target-frame-name="_top" xlink:show="replace"><text:span text:style-name="T846">devicegroup()</text:span></text:a></text:p>
          </table:table-cell>
          <table:table-cell table:style-name="TableCell847">
            <text:p text:style-name="P848">Return the nearest parent DeviceGroup object</text:p>
          </table:table-cell>
        </table:table-row>
        <table:table-row table:style-name="TableRow849">
          <table:table-cell table:style-name="TableCell850">
            <text:p text:style-name="P851"><text:a office:title="panos.base.PanObject.vsys" xlink:href="https://pan-os-python.readthedocs.io/en/latest/module-base.html#panos.base.PanObject.vsys" office:target-frame-name="_top" xlink:show="replace"><text:span text:style-name="T852">vsys</text:span></text:a></text:p>
          </table:table-cell>
          <table:table-cell table:style-name="TableCell853">
            <text:p text:style-name="P854">Return the vsys that contains this object</text:p>
          </table:table-cell>
        </table:table-row>
      </table:table>
      <text:h text:style-name="P855" text:outline-level="2">Informational Methods</text:h>
      <text:p text:style-name="P856">These methods provide information about an object in the configuration tree.</text:p>
      <table:table table:style-name="Table857">
        <table:table-columns>
          <table:table-column table:style-name="TableColumn858"/>
          <table:table-column table:style-name="TableColumn859"/>
        </table:table-columns>
        <table:table-header-rows>
          <table:table-row table:style-name="TableRow860">
            <table:table-cell table:style-name="TableCell861">
              <text:p text:style-name="P862">Method</text:p>
            </table:table-cell>
            <table:table-cell table:style-name="TableCell863">
              <text:p text:style-name="P864">Description</text:p>
            </table:table-cell>
          </table:table-row>
        </table:table-header-rows>
        <table:table-row table:style-name="TableRow865">
          <table:table-cell table:style-name="TableCell866">
            <text:p text:style-name="P867"><text:a office:title="panos.base.PanObject.about" xlink:href="https://pan-os-python.readthedocs.io/en/latest/module-base.html#panos.base.PanObject.about" office:target-frame-name="_top" xlink:show="replace"><text:span text:style-name="T868">about()</text:span></text:a></text:p>
          </table:table-cell>
          <table:table-cell table:style-name="TableCell869">
            <text:p text:style-name="P870">Return all the params set on this object and their values</text:p>
          </table:table-cell>
        </table:table-row>
        <table:table-row table:style-name="TableRow871">
          <table:table-cell table:style-name="TableCell872">
            <text:p text:style-name="P873"><text:a office:title="panos.base.PanObject.equal" xlink:href="https://pan-os-python.readthedocs.io/en/latest/module-base.html#panos.base.PanObject.equal" office:target-frame-name="_top" xlink:show="replace"><text:span text:style-name="T874">equal()</text:span></text:a></text:p>
          </table:table-cell>
          <table:table-cell table:style-name="TableCell875">
            <text:p text:style-name="P876">Test if two objects are equal and return a boolean</text:p>
          </table:table-cell>
        </table:table-row>
        <table:table-row table:style-name="TableRow877">
          <table:table-cell table:style-name="TableCell878">
            <text:p text:style-name="P879"><text:a office:title="panos.base.PanObject.xpath" xlink:href="https://pan-os-python.readthedocs.io/en/latest/module-base.html#panos.base.PanObject.xpath" office:target-frame-name="_top" xlink:show="replace"><text:span text:style-name="T880">xpath()</text:span></text:a></text:p>
          </table:table-cell>
          <table:table-cell table:style-name="TableCell881">
            <text:p text:style-name="P882">Return the XPath of this object</text:p>
          </table:table-cell>
        </table:table-row>
        <table:table-row table:style-name="TableRow883">
          <table:table-cell table:style-name="TableCell884">
            <text:p text:style-name="P885"><text:a office:title="panos.base.PanObject.element" xlink:href="https://pan-os-python.readthedocs.io/en/latest/module-base.html#panos.base.PanObject.element" office:target-frame-name="_top" xlink:show="replace"><text:span text:style-name="T886">element()</text:span></text:a></text:p>
          </table:table-cell>
          <table:table-cell table:style-name="TableCell887">
            <text:p text:style-name="P888">Return the XML of this object as an ElementTree</text:p>
          </table:table-cell>
        </table:table-row>
        <table:table-row table:style-name="TableRow889">
          <table:table-cell table:style-name="TableCell890">
            <text:p text:style-name="P891"><text:a office:title="panos.base.PanObject.element_str" xlink:href="https://pan-os-python.readthedocs.io/en/latest/module-base.html#panos.base.PanObject.element_str" office:target-frame-name="_top" xlink:show="replace"><text:span text:style-name="T892">element_str()</text:span></text:a></text:p>
          </table:table-cell>
          <table:table-cell table:style-name="TableCell893">
            <text:p text:style-name="P894">Return the XML of this object as a string</text:p>
          </table:table-cell>
        </table:table-row>
        <table:table-row table:style-name="TableRow895">
          <table:table-cell table:style-name="TableCell896">
            <text:p text:style-name="P897"><text:a office:title="panos.base.PanObject.hierarchy_info" xlink:href="https://pan-os-python.readthedocs.io/en/latest/module-base.html#panos.base.PanObject.hierarchy_info" office:target-frame-name="_top" xlink:show="replace"><text:span text:style-name="T898">hierarchy_info()</text:span></text:a></text:p>
          </table:table-cell>
          <table:table-cell table:style-name="TableCell899">
            <text:p text:style-name="P900">Return hierarchical information about this object</text:p>
          </table:table-cell>
        </table:table-row>
      </table:table>
      <text:h text:style-name="P901" text:outline-level="2">Device Methods</text:h>
      <text:p text:style-name="P902">These methods can be called on a PanDevice object (a Firewall or Panorama), but not on any other PanObject.</text:p>
      <table:table table:style-name="Table903">
        <table:table-columns>
          <table:table-column table:style-name="TableColumn904"/>
          <table:table-column table:style-name="TableColumn905"/>
        </table:table-columns>
        <table:table-header-rows>
          <table:table-row table:style-name="TableRow906">
            <table:table-cell table:style-name="TableCell907">
              <text:p text:style-name="P908">Method</text:p>
            </table:table-cell>
            <table:table-cell table:style-name="TableCell909">
              <text:p text:style-name="P910">Description</text:p>
            </table:table-cell>
          </table:table-row>
        </table:table-header-rows>
        <table:table-row table:style-name="TableRow911">
          <table:table-cell table:style-name="TableCell912">
            <text:p text:style-name="P913"><text:a office:title="panos.base.PanDevice.refresh_system_info" xlink:href="https://pan-os-python.readthedocs.io/en/latest/module-base.html#panos.base.PanDevice.refresh_system_info" office:target-frame-name="_top" xlink:show="replace"><text:span text:style-name="T914">refresh_system_info()</text:span></text:a></text:p>
          </table:table-cell>
          <table:table-cell table:style-name="TableCell915">
            <text:p text:style-name="P916">Return and retain important information about the device</text:p>
          </table:table-cell>
        </table:table-row>
        <table:table-row table:style-name="TableRow917">
          <table:table-cell table:style-name="TableCell918">
            <text:p text:style-name="P919"><text:a office:title="panos.base.PanDevice.commit" xlink:href="https://pan-os-python.readthedocs.io/en/latest/module-base.html#panos.base.PanDevice.commit" office:target-frame-name="_top" xlink:show="replace"><text:span text:style-name="T920">commit()</text:span></text:a></text:p>
          </table:table-cell>
          <table:table-cell table:style-name="TableCell921">
            <text:p text:style-name="P922">Trigger a commit on a Firewall or Panorama</text:p>
          </table:table-cell>
        </table:table-row>
        <table:table-row table:style-name="TableRow923">
          <table:table-cell table:style-name="TableCell924">
            <text:p text:style-name="P925"><text:a office:title="panos.panorama.Panorama.commit_all" xlink:href="https://pan-os-python.readthedocs.io/en/latest/module-panorama.html#panos.panorama.Panorama.commit_all" office:target-frame-name="_top" xlink:show="replace"><text:span text:style-name="T926">commit_all()</text:span></text:a></text:p>
          </table:table-cell>
          <table:table-cell table:style-name="TableCell927">
            <text:p text:style-name="P928">Trigger a configuration push from Panorama to the Firewalls</text:p>
          </table:table-cell>
        </table:table-row>
        <table:table-row table:style-name="TableRow929">
          <table:table-cell table:style-name="TableCell930">
            <text:p text:style-name="P931"><text:a office:title="panos.base.PanDevice.syncjob" xlink:href="https://pan-os-python.readthedocs.io/en/latest/module-base.html#panos.base.PanDevice.syncjob" office:target-frame-name="_top" xlink:show="replace"><text:span text:style-name="T932">syncjob()</text:span></text:a></text:p>
          </table:table-cell>
          <table:table-cell table:style-name="TableCell933">
            <text:p text:style-name="P934">Wait for a job on the device to finish</text:p>
          </table:table-cell>
        </table:table-row>
        <table:table-row table:style-name="TableRow935">
          <table:table-cell table:style-name="TableCell936">
            <text:p text:style-name="P937"><text:a office:title="panos.panorama.Panorama.refresh_devices" xlink:href="https://pan-os-python.readthedocs.io/en/latest/module-panorama.html#panos.panorama.Panorama.refresh_devices" office:target-frame-name="_top" xlink:show="replace"><text:span text:style-name="T938">refresh_devices()</text:span></text:a></text:p>
          </table:table-cell>
          <table:table-cell table:style-name="TableCell939">
            <text:p text:style-name="P940">Pull all the devices attached to Panorama as Firewall objects</text:p>
          </table:table-cell>
        </table:table-row>
        <table:table-row table:style-name="TableRow941">
          <table:table-cell table:style-name="TableCell942">
            <text:p text:style-name="P943"><text:a office:title="panos.base.PanDevice.op" xlink:href="https://pan-os-python.readthedocs.io/en/latest/module-base.html#panos.base.PanDevice.op" office:target-frame-name="_top" xlink:show="replace"><text:span text:style-name="T944">op()</text:span></text:a></text:p>
          </table:table-cell>
          <table:table-cell table:style-name="TableCell945">
            <text:p text:style-name="P946">Execute an operational command</text:p>
          </table:table-cell>
        </table:table-row>
        <table:table-row table:style-name="TableRow947">
          <table:table-cell table:style-name="TableCell948">
            <text:p text:style-name="P949"><text:a office:title="panos.base.PanDevice.watch_op" xlink:href="https://pan-os-python.readthedocs.io/en/latest/module-base.html#panos.base.PanDevice.watch_op" office:target-frame-name="_top" xlink:show="replace"><text:span text:style-name="T950">watch_op()</text:span></text:a></text:p>
          </table:table-cell>
          <table:table-cell table:style-name="TableCell951">
            <text:p text:style-name="P952">Same as ‘op’, then watch for a specific result</text:p>
          </table:table-cell>
        </table:table-row>
      </table:table>
      <text:p text:style-name="P953"><text:span text:style-name="T954">There are many other convenience methods available. They’re all documented in the </text:span><text:a office:title="panos.base.PanDevice" xlink:href="https://pan-os-python.readthedocs.io/en/latest/module-base.html#panos.base.PanDevice" office:target-frame-name="_top" xlink:show="replace"><text:span text:style-name="T955">PanDevice</text:span></text:a><text:span text:style-name="T956"> class.</text:span></text:p>
      <text:p text:style-name="P9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MT" svg:font-family="ArialMT" style:font-family-generic="system" svg:panose-1="0 0 0 0 0 0 0 0 0 0"/>
    <style:font-face style:name="Consolas" svg:font-family="Consolas" style:font-family-generic="modern" style:font-pitch="fixed" svg:panose-1="2 11 6 9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ato" svg:font-family="Lato" style:font-family-generic="swiss" style:font-pitch="variable"/>
    <style:font-face style:name="Georgia" svg:font-family="Georgia" style:font-family-generic="roman" style:font-pitch="variable" svg:panose-1="2 4 5 2 5 4 5 2 3 3"/>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2" style:display-name="Nagłówek 2" style:family="paragraph" style:parent-style-name="Normalny"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pl" style:country-asian="PL" fo:hyphenate="false"/>
    </style: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style:style style:name="Hiperłącze" style:display-name="Hiperłącze" style:family="text" style:parent-style-name="Domyślnaczcionkaakapitu">
      <style:text-properties fo:color="#0563C1" style:text-underline-type="single" style:text-underline-style="solid" style:text-underline-width="auto" style:text-underline-mode="continuous"/>
    </style:style>
    <style:style style:name="UnresolvedMention" style:display-name="Unresolved Mention" style:family="text" style:parent-style-name="Domyślnaczcionkaakapitu">
      <style:text-properties fo:color="#605E5C" fo:background-color="#E1DFDD"/>
    </style:style>
    <style:style style:name="UżyteHiperłącze" style:display-name="UżyteHiperłącze" style:family="text" style:parent-style-name="Domyślnaczcionkaakapitu">
      <style:text-properties fo:color="#954F72" style:text-underline-type="single" style:text-underline-style="solid" style:text-underline-width="auto" style:text-underline-mode="continuous"/>
    </style:style>
    <style:style style:name="pre" style:display-name="pre" style:family="text" style:parent-style-name="Domyślnaczcionkaakapitu"/>
    <style:style style:name="HTML-wstępniesformatowany" style:display-name="HTML - wstępnie sformatowany" style:family="paragraph" style:parent-style-name="Normalny">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pl" style:country-asian="PL" fo:hyphenate="fals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fo:font-size="10pt" style:font-size-asian="10pt" style:font-size-complex="10pt" style:language-asian="pl" style:country-asian="PL"/>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kn" style:display-name="kn" style:family="text" style:parent-style-name="Domyślnaczcionkaakapitu"/>
    <style:style style:name="nn" style:display-name="nn" style:family="text" style:parent-style-name="Domyślnaczcionkaakapitu"/>
    <style:style style:name="n" style:display-name="n" style:family="text" style:parent-style-name="Domyślnaczcionkaakapitu"/>
    <style:style style:name="p" style:display-name="p" style:family="text" style:parent-style-name="Domyślnaczcionkaakapitu"/>
    <style:style style:name="o" style:display-name="o" style:family="text" style:parent-style-name="Domyślnaczcionkaakapitu"/>
    <style:style style:name="s2" style:display-name="s2" style:family="text" style:parent-style-name="Domyślnaczcionkaakapitu"/>
    <style:style style:name="Nagłówek2Znak" style:display-name="Nagłówek 2 Znak" style:family="text" style:parent-style-name="Domyślnaczcionkaakapitu">
      <style:text-properties style:font-name="Times New Roman" style:font-name-asian="Times New Roman" style:font-name-complex="Times New Roman" fo:font-weight="bold" style:font-weight-asian="bold" style:font-weight-complex="bold" fo:font-size="18pt" style:font-size-asian="18pt" style:font-size-complex="18pt" style:language-asian="pl" style:country-asian="PL"/>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pl" style:country-asian="PL" fo:hyphenate="false"/>
    </style:style>
    <style:style style:name="Pogrubienie" style:display-name="Pogrubienie" style:family="text" style:parent-style-name="Domyślnaczcionkaakapitu">
      <style:text-properties fo:font-weight="bold" style:font-weight-asian="bold" style:font-weight-complex="bold"/>
    </style:style>
    <style:style style:name="Uwydatnienie" style:display-name="Uwydatnienie" style:family="text" style:parent-style-name="Domyślnaczcionkaakapitu">
      <style:text-properties fo:font-style="italic" style:font-style-asian="italic" style:font-style-complex="italic"/>
    </style:style>
    <style:style style:name="c1" style:display-name="c1" style:family="text" style:parent-style-name="Domyślnaczcionkaakapitu"/>
    <style:style style:name="Bezodstępów" style:display-name="Bez odstępów" style:family="paragraph">
      <style:paragraph-properties fo:margin-bottom="0in" fo:line-height="100%"/>
      <style:text-properties fo:hyphenate="false"/>
    </style:style>
    <style:style style:name="gp" style:display-name="gp" style:family="text" style:parent-style-name="Domyślnaczcionkaakapitu"/>
    <style:style style:name="go" style:display-name="go" style:family="text" style:parent-style-name="Domyślnaczcionkaakapitu"/>
    <style:style style:name="kc" style:display-name="kc"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Calibri"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5208in" text:min-label-width="0.25in" text:list-level-position-and-space-mode="label-alignment">
          <style:list-level-label-alignment text:label-followed-by="listtab" fo:margin-left="0.7708in" fo:text-indent="-0.25in"/>
        </style:list-level-properties>
        <style:text-properties style:font-name="Calibri"/>
      </text:list-level-style-bullet>
      <text:list-level-style-bullet text:level="2" text:style-name="WW_CharLFO3LVL2" text:bullet-char="o">
        <style:list-level-properties text:space-before="1.0208in" text:min-label-width="0.25in" text:list-level-position-and-space-mode="label-alignment">
          <style:list-level-label-alignment text:label-followed-by="listtab" fo:margin-left="1.2708in" fo:text-indent="-0.25in"/>
        </style:list-level-properties>
        <style:text-properties style:font-name="Courier New"/>
      </text:list-level-style-bullet>
      <text:list-level-style-bullet text:level="3" text:style-name="WW_CharLFO3LVL3" text:bullet-char="">
        <style:list-level-properties text:space-before="1.5208in" text:min-label-width="0.25in" text:list-level-position-and-space-mode="label-alignment">
          <style:list-level-label-alignment text:label-followed-by="listtab" fo:margin-left="1.7708in" fo:text-indent="-0.25in"/>
        </style:list-level-properties>
        <style:text-properties style:font-name="Wingdings"/>
      </text:list-level-style-bullet>
      <text:list-level-style-bullet text:level="4" text:style-name="WW_CharLFO3LVL4" text:bullet-char="">
        <style:list-level-properties text:space-before="2.0208in" text:min-label-width="0.25in" text:list-level-position-and-space-mode="label-alignment">
          <style:list-level-label-alignment text:label-followed-by="listtab" fo:margin-left="2.2708in" fo:text-indent="-0.25in"/>
        </style:list-level-properties>
        <style:text-properties style:font-name="Symbol"/>
      </text:list-level-style-bullet>
      <text:list-level-style-bullet text:level="5" text:style-name="WW_CharLFO3LVL5" text:bullet-char="o">
        <style:list-level-properties text:space-before="2.5208in" text:min-label-width="0.25in" text:list-level-position-and-space-mode="label-alignment">
          <style:list-level-label-alignment text:label-followed-by="listtab" fo:margin-left="2.7708in" fo:text-indent="-0.25in"/>
        </style:list-level-properties>
        <style:text-properties style:font-name="Courier New"/>
      </text:list-level-style-bullet>
      <text:list-level-style-bullet text:level="6" text:style-name="WW_CharLFO3LVL6" text:bullet-char="">
        <style:list-level-properties text:space-before="3.0208in" text:min-label-width="0.25in" text:list-level-position-and-space-mode="label-alignment">
          <style:list-level-label-alignment text:label-followed-by="listtab" fo:margin-left="3.2708in" fo:text-indent="-0.25in"/>
        </style:list-level-properties>
        <style:text-properties style:font-name="Wingdings"/>
      </text:list-level-style-bullet>
      <text:list-level-style-bullet text:level="7" text:style-name="WW_CharLFO3LVL7" text:bullet-char="">
        <style:list-level-properties text:space-before="3.5208in" text:min-label-width="0.25in" text:list-level-position-and-space-mode="label-alignment">
          <style:list-level-label-alignment text:label-followed-by="listtab" fo:margin-left="3.7708in" fo:text-indent="-0.25in"/>
        </style:list-level-properties>
        <style:text-properties style:font-name="Symbol"/>
      </text:list-level-style-bullet>
      <text:list-level-style-bullet text:level="8" text:style-name="WW_CharLFO3LVL8" text:bullet-char="o">
        <style:list-level-properties text:space-before="4.0208in" text:min-label-width="0.25in" text:list-level-position-and-space-mode="label-alignment">
          <style:list-level-label-alignment text:label-followed-by="listtab" fo:margin-left="4.2708in" fo:text-indent="-0.25in"/>
        </style:list-level-properties>
        <style:text-properties style:font-name="Courier New"/>
      </text:list-level-style-bullet>
      <text:list-level-style-bullet text:level="9" text:style-name="WW_CharLFO3LVL9" text:bullet-char="">
        <style:list-level-properties text:space-before="4.5208in" text:min-label-width="0.25in" text:list-level-position-and-space-mode="label-alignment">
          <style:list-level-label-alignment text:label-followed-by="listtab" fo:margin-left="4.7708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owalczyk Sławomir</meta:initial-creator>
    <dc:creator>Kowalczyk Sławomir</dc:creator>
    <meta:creation-date>2023-08-17T13:08:00Z</meta:creation-date>
    <dc:date>2023-08-17T13:12:00Z</dc:date>
    <meta:print-date>2023-08-17T13:07:00Z</meta:print-date>
    <meta:template xlink:href="Normal.dotm" xlink:type="simple"/>
    <meta:editing-cycles>3</meta:editing-cycles>
    <meta:editing-duration>PT180S</meta:editing-duration>
    <meta:user-defined meta:name="MSIP_Label_e926a907-a439-4552-97d4-cf3e4f94d4c9_Enabled">true</meta:user-defined>
    <meta:user-defined meta:name="MSIP_Label_e926a907-a439-4552-97d4-cf3e4f94d4c9_SetDate">2023-08-17T13:05:55Z</meta:user-defined>
    <meta:user-defined meta:name="MSIP_Label_e926a907-a439-4552-97d4-cf3e4f94d4c9_Method">Standard</meta:user-defined>
    <meta:user-defined meta:name="MSIP_Label_e926a907-a439-4552-97d4-cf3e4f94d4c9_SiteId">72d4cc57-c098-4169-86a9-284d255e89f2</meta:user-defined>
    <meta:user-defined meta:name="MSIP_Label_e926a907-a439-4552-97d4-cf3e4f94d4c9_ActionId">50e60398-e584-4fd5-ba13-7b4f245c1df3</meta:user-defined>
    <meta:user-defined meta:name="MSIP_Label_e926a907-a439-4552-97d4-cf3e4f94d4c9_ContentBits">0</meta:user-defined>
    <meta:document-statistic meta:page-count="8" meta:paragraph-count="282" meta:word-count="1975" meta:character-count="14242" meta:row-count="425" meta:non-whitespace-character-count="12434"/>
  </office:meta>
</office:document-meta>
</file>